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2.7mm"/>
    </style:style>
    <style:style style:name="co16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32.16mm"/>
    </style:style>
    <style:style style:name="co6" style:family="table-column">
      <style:table-column-properties fo:break-before="auto" style:column-width="22.7mm"/>
    </style:style>
    <style:style style:name="co7" style:family="table-column">
      <style:table-column-properties fo:break-before="auto" style:column-width="22.9mm"/>
    </style:style>
    <style:style style:name="co8" style:family="table-column">
      <style:table-column-properties fo:break-before="auto" style:column-width="34.43mm"/>
    </style:style>
    <style:style style:name="co9" style:family="table-column">
      <style:table-column-properties fo:break-before="auto" style:column-width="23.09mm"/>
    </style:style>
    <style:style style:name="co10" style:family="table-column">
      <style:table-column-properties fo:break-before="auto" style:column-width="37.45mm"/>
    </style:style>
    <style:style style:name="co11" style:family="table-column">
      <style:table-column-properties fo:break-before="auto" style:column-width="21.52mm"/>
    </style:style>
    <style:style style:name="co12" style:family="table-column">
      <style:table-column-properties fo:break-before="auto" style:column-width="27.89mm"/>
    </style:style>
    <style:style style:name="co17" style:family="table-column">
      <style:table-column-properties fo:break-before="auto" style:column-width="39.19mm"/>
    </style:style>
    <style:style style:name="co18" style:family="table-column">
      <style:table-column-properties fo:break-before="auto" style:column-width="31.91mm"/>
    </style:style>
    <style:style style:name="co15" style:family="table-column">
      <style:table-column-properties fo:break-before="auto" style:column-width="46.8mm"/>
    </style:style>
    <style:style style:name="co19" style:family="table-column">
      <style:table-column-properties fo:break-before="auto" style:column-width="51.93mm"/>
    </style:style>
    <style:style style:name="co20" style:family="table-column">
      <style:table-column-properties fo:break-before="auto" style:column-width="20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800000" style:text-position="" fo:font-weight="bold" style:font-weight-asian="bold" style:font-weight-complex="bold"/>
    </style:style>
    <style:style style:name="ce47" style:family="table-cell" style:parent-style-name="Default">
      <style:text-properties style:text-position="" fo:font-weight="bold" style:font-weight-asian="bold" style:font-weight-complex="bold"/>
    </style:style>
    <style:style style:name="ce54" style:family="table-cell" style:parent-style-name="Default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1">
      <style:text-properties style:text-position="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9ffff" style:text-align-source="value-type" style:repeat-content="fals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 style:vertical-align="middle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9" style:family="table-cell" style:parent-style-name="Default">
      <style:table-cell-properties fo:background-color="#99ff66" style:vertical-align="middle"/>
    </style:style>
    <style:style style:name="ce30" style:family="table-cell" style:parent-style-name="Default">
      <style:table-cell-properties fo:border="none" style:vertical-align="middle"/>
    </style:style>
    <style:style style:name="ce31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Default">
      <style:table-cell-properties fo:background-color="#99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6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start" fo:margin-left="0mm"/>
    </style:style>
    <style:style style:name="ce38" style:family="table-cell" style:parent-style-name="Default">
      <style:table-cell-properties fo:background-color="#ffcc00" style:text-align-source="fix" style:repeat-content="false" fo:border="none"/>
      <style:paragraph-properties fo:text-align="start" fo:margin-left="0mm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fo:background-color="#ff9900"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ff9900" fo:border="none"/>
    </style:style>
    <style:style style:name="ce42" style:family="table-cell" style:parent-style-name="Default">
      <style:table-cell-properties fo:background-color="#ffcc00" fo:border="none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6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57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58" style:family="table-cell" style:parent-style-name="Default">
      <style:table-cell-properties fo:background-color="#ff9900"/>
    </style:style>
    <style:style style:name="ce59" style:family="table-cell" style:parent-style-name="Default">
      <style:table-cell-properties fo:border-bottom="0.06pt solid #000000" fo:background-color="#ff3333" fo:border-left="none" fo:border-right="none" fo:border-top="none"/>
      <style:text-properties style:use-window-font-color="true"/>
    </style:style>
    <style:style style:name="ce60" style:family="table-cell" style:parent-style-name="Default" style:data-style-name="N1"/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22" table:default-cell-style-name="ce48"/>
        <table:table-column table:style-name="co2" table:default-cell-style-name="ce51"/>
        <table:table-column table:style-name="co23" table:number-columns-repeated="29" table:default-cell-style-name="ce51"/>
        <table:table-column table:style-name="co2" table:number-columns-repeated="993" table:default-cell-style-name="ce51"/>
        <table:table-row table:style-name="ro1">
          <table:table-cell office:value-type="string" calcext:value-type="string">
            <text:p>Geralt</text:p>
          </table:table-cell>
          <table:table-cell table:style-name="ce48" office:value-type="string" calcext:value-type="string">
            <text:p>Initial</text:p>
          </table:table-cell>
          <table:table-cell table:style-name="ce48" office:value-type="string" calcext:value-type="string">
            <text:p>lvl 2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6</text:p>
          </table:table-cell>
          <table:table-cell table:style-name="ce48" office:value-type="string" calcext:value-type="string">
            <text:p>7</text:p>
          </table:table-cell>
          <table:table-cell table:style-name="ce48" office:value-type="string" calcext:value-type="string">
            <text:p>8</text:p>
          </table:table-cell>
          <table:table-cell table:style-name="ce48" office:value-type="string" calcext:value-type="string">
            <text:p>9</text:p>
          </table:table-cell>
          <table:table-cell table:style-name="ce48" office:value-type="string" calcext:value-type="string">
            <text:p>10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12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14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18</text:p>
          </table:table-cell>
          <table:table-cell table:style-name="ce48" office:value-type="string" calcext:value-type="string">
            <text:p>19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28</text:p>
          </table:table-cell>
          <table:table-cell table:style-name="ce48" office:value-type="string" calcext:value-type="string">
            <text:p>29</text:p>
          </table:table-cell>
          <table:table-cell table:style-name="ce48" office:value-type="string" calcext:value-type="string">
            <text:p>30</text:p>
          </table:table-cell>
          <table:table-cell table:style-name="ce48" office:value-type="string" calcext:value-type="string">
            <text:p>31-39</text:p>
          </table:table-cell>
          <table:table-cell table:style-name="ce48" office:value-type="string" calcext:value-type="string">
            <text:p>40-50</text:p>
          </table:table-cell>
          <table:table-cell table:style-name="ce48" table:number-columns-repeated="991"/>
        </table:table-row>
        <table:table-row table:style-name="ro1">
          <table:table-cell office:value-type="string" calcext:value-type="string">
            <text:p>Vitality</text:p>
          </table:table-cell>
          <table:table-cell table:style-name="ce49" office:value-type="float" office:value="3500" calcext:value-type="float">
            <text:p>3500</text:p>
          </table:table-cell>
          <table:table-cell table:number-columns-repeated="4" table:style-name="ce49" office:value-type="float" office:value="100" calcext:value-type="float">
            <text:p>100</text:p>
          </table:table-cell>
          <table:table-cell table:number-columns-repeated="5" table:style-name="ce49" office:value-type="float" office:value="80" calcext:value-type="float">
            <text:p>80</text:p>
          </table:table-cell>
          <table:table-cell table:number-columns-repeated="10" table:style-name="ce49" office:value-type="float" office:value="60" calcext:value-type="float">
            <text:p>60</text:p>
          </table:table-cell>
          <table:table-cell table:number-columns-repeated="9" table:style-name="ce49" office:value-type="float" office:value="50" calcext:value-type="float">
            <text:p>50</text:p>
          </table:table-cell>
          <table:table-cell table:number-columns-repeated="2"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ttack pow add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9" office:value-type="float" office:value="4" calcext:value-type="float">
            <text:p>4</text:p>
          </table:table-cell>
          <table:table-cell table:number-columns-repeated="6" table:style-name="ce49" office:value-type="float" office:value="3" calcext:value-type="float">
            <text:p>3</text:p>
          </table:table-cell>
          <table:table-cell table:number-columns-repeated="3" table:style-name="ce49" office:value-type="float" office:value="2" calcext:value-type="float">
            <text:p>2</text:p>
          </table:table-cell>
          <table:table-cell table:number-columns-repeated="18" table:style-name="ce49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pell pow mult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.02" calcext:value-type="float">
            <text:p>0,02</text:p>
          </table:table-cell>
          <table:table-cell table:number-columns-repeated="15" table:style-name="ce49" office:value-type="float" office:value="0.01" calcext:value-type="float">
            <text:p>0,01</text:p>
          </table:table-cell>
          <table:table-cell table:number-columns-repeated="10" table:style-name="ce49" office:value-type="float" office:value="0.005" calcext:value-type="float">
            <text:p>0,005</text:p>
          </table:table-cell>
          <table:table-cell table:number-columns-repeated="3" table:style-name="ce49" office:value-type="float" office:value="0.001" calcext:value-type="float">
            <text:p>0,0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it lvl 30</text:p>
          </table:table-cell>
          <table:table-cell table:style-name="ce49" table:formula="of:=SUM([.B2:.AE2])" office:value-type="float" office:value="5380" calcext:value-type="float">
            <text:p>5380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 office:value-type="string" calcext:value-type="string">
            <text:p>Attack pow add lvl 30</text:p>
          </table:table-cell>
          <table:table-cell table:style-name="ce49" table:formula="of:=SUM([.B3:.AE3])" office:value-type="float" office:value="56" calcext:value-type="float">
            <text:p>56</text:p>
          </table:table-cell>
          <table:table-cell table:style-name="ce49"/>
          <table:table-cell table:style-name="ce49" table:formula="of:=SUM([.C2:.AE2])+[.AF2]*10+[.AG2]*10" office:value-type="float" office:value="2430" calcext:value-type="float">
            <text:p>2430</text:p>
          </table:table-cell>
          <table:table-cell table:style-name="ce49" table:formula="of:=[.B2]+[.D6]" office:value-type="float" office:value="5930" calcext:value-type="float">
            <text:p>5930</text:p>
          </table:table-cell>
          <table:table-cell table:style-name="ce49"/>
          <table:table-cell table:style-name="ce49" table:formula="of:=[.B2]+30*50" office:value-type="float" office:value="5000" calcext:value-type="float">
            <text:p>5000</text:p>
          </table:table-cell>
          <table:table-cell table:style-name="ce49" table:formula="of:=[.B2]+50*50" office:value-type="float" office:value="6000" calcext:value-type="float">
            <text:p>6000</text:p>
          </table:table-cell>
          <table:table-cell table:style-name="ce49" table:number-columns-repeated="25"/>
          <table:table-cell table:number-columns-repeated="991"/>
        </table:table-row>
        <table:table-row table:style-name="ro1">
          <table:table-cell office:value-type="string" calcext:value-type="string">
            <text:p>Spell pow mult lvl 30</text:p>
          </table:table-cell>
          <table:table-cell table:style-name="ce49" table:formula="of:=SUM([.B4:.AE4])" office:value-type="float" office:value="1.261" calcext:value-type="float">
            <text:p>1,261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table:number-columns-repeated="32"/>
          <table:table-cell table:number-columns-repeated="991"/>
        </table:table-row>
        <table:table-row table:style-name="ro1">
          <table:table-cell/>
          <table:table-cell table:style-name="ce49" table:number-columns-repeated="4"/>
          <table:table-cell table:style-name="Default" table:number-columns-repeated="7"/>
          <table:table-cell table:style-name="ce49"/>
          <table:table-cell table:style-name="ce53" office:value-type="string" calcext:value-type="string">
            <text:p>light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/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teel</text:p>
          </table:table-cell>
          <table:table-cell table:style-name="ce49" office:value-type="float" office:value="55" calcext:value-type="float">
            <text:p>55</text:p>
          </table:table-cell>
          <table:table-cell table:style-name="ce49" table:number-columns-repeated="3"/>
          <table:table-cell table:style-name="ce50" office:value-type="string" calcext:value-type="string">
            <text:p>armor</text:p>
          </table:table-cell>
          <table:table-cell table:style-name="ce50" office:value-type="string" calcext:value-type="string">
            <text:p>per lvl</text:p>
          </table:table-cell>
          <table:table-cell table:style-name="ce49" office:value-type="float" office:value="5" calcext:value-type="float">
            <text:p>5</text:p>
          </table:table-cell>
          <table:table-cell table:style-name="ce50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armor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2-3</text:p>
          </table:table-cell>
          <table:table-cell table:number-columns-repeated="2" office:value-type="string" calcext:value-type="string">
            <text:p>0-2</text:p>
          </table:table-cell>
          <table:table-cell table:number-columns-repeated="2" office:value-type="string" calcext:value-type="string">
            <text:p>2-3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5-7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teel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table:number-columns-repeated="3"/>
          <table:table-cell table:style-name="ce50" office:value-type="string" calcext:value-type="string">
            <text:p>boot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pants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table:number-columns-repeated="2" office:value-type="string" calcext:value-type="string">
            <text:p>0-1</text:p>
          </table:table-cell>
          <table:table-cell table:number-columns-repeated="2" office:value-type="string" calcext:value-type="string">
            <text:p>1-3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28" calcext:value-type="float">
            <text:p>228</text:p>
          </table:table-cell>
          <table:table-cell table:style-name="ce49" table:number-columns-repeated="3"/>
          <table:table-cell table:style-name="ce50" office:value-type="string" calcext:value-type="string">
            <text:p>glove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boots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76" calcext:value-type="float">
            <text:p>276</text:p>
          </table:table-cell>
          <table:table-cell table:style-name="ce49" table:number-columns-repeated="3"/>
          <table:table-cell table:style-name="ce50" office:value-type="string" calcext:value-type="string">
            <text:p>pants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 table:number-columns-repeated="2"/>
          <table:table-cell table:style-name="ce49"/>
          <table:table-cell table:style-name="ce48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1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3"/>
          <table:table-cell table:style-name="ce52" table:number-columns-repeated="2"/>
          <table:table-cell table:style-name="ce52" table:formula="of:=SUM([.H10:.H13])" office:value-type="float" office:value="11" calcext:value-type="float">
            <text:p>11</text:p>
          </table:table-cell>
          <table:table-cell table:style-name="ce52"/>
          <table:table-cell table:style-name="ce52" table:formula="of:=SUM([.J10:.J13])" office:value-type="float" office:value="36" calcext:value-type="float">
            <text:p>36</text:p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48" office:value-type="string" calcext:value-type="string">
            <text:p>8-16</text:p>
          </table:table-cell>
          <table:table-cell table:style-name="ce48" office:value-type="string" calcext:value-type="string">
            <text:p>5-10</text:p>
          </table:table-cell>
          <table:table-cell table:number-columns-repeated="2" table:style-name="ce48" office:value-type="string" calcext:value-type="string">
            <text:p>0-3</text:p>
          </table:table-cell>
          <table:table-cell table:number-columns-repeated="2" table:style-name="ce48" office:value-type="string" calcext:value-type="string">
            <text:p>5-10</text:p>
          </table:table-cell>
          <table:table-cell table:style-name="ce48" office:value-type="string" calcext:value-type="string">
            <text:p>+10</text:p>
          </table:table-cell>
          <table:table-cell table:style-name="ce48" office:value-type="string" calcext:value-type="string">
            <text:p>+5</text:p>
          </table:table-cell>
          <table:table-cell table:style-name="ce48" office:value-type="string" calcext:value-type="string">
            <text:p>8-10</text:p>
          </table:table-cell>
          <table:table-cell table:number-columns-repeated="2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teel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table:number-columns-repeated="3"/>
          <table:table-cell table:style-name="ce52" table:number-columns-repeated="5"/>
          <table:table-cell table:style-name="ce49" table:number-columns-repeated="3"/>
          <table:table-cell table:number-columns-repeated="1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188" calcext:value-type="float">
            <text:p>188</text:p>
          </table:table-cell>
          <table:table-cell table:style-name="ce49" table:number-columns-repeated="3"/>
          <table:table-cell table:style-name="ce50" office:value-type="string" calcext:value-type="string">
            <text:p>silver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office:value-type="float" office:value="90" calcext:value-type="float">
            <text:p>90</text:p>
          </table:table-cell>
          <table:table-cell table:style-name="ce49" table:number-columns-repeated="3"/>
          <table:table-cell table:style-name="ce53" office:value-type="string" calcext:value-type="string">
            <text:p>med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/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52" calcext:value-type="float">
            <text:p>252</text:p>
          </table:table-cell>
          <table:table-cell table:style-name="ce49" table:number-columns-repeated="3"/>
          <table:table-cell table:style-name="ce50" office:value-type="string" calcext:value-type="string">
            <text:p>steel</text:p>
          </table:table-cell>
          <table:table-cell table:style-name="ce49"/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25" calcext:value-type="float">
            <text:p>25</text:p>
          </table:table-cell>
          <table:table-cell table:style-name="ce49" table:number-columns-repeated="3"/>
          <table:table-cell table:style-name="ce48" office:value-type="string" calcext:value-type="string">
            <text:p>armor</text:p>
          </table:table-cell>
          <table:table-cell/>
          <table:table-cell office:value-type="string" calcext:value-type="string">
            <text:p>10-17</text:p>
          </table:table-cell>
          <table:table-cell office:value-type="string" calcext:value-type="string">
            <text:p>8-12</text:p>
          </table:table-cell>
          <table:table-cell table:number-columns-repeated="2" office:value-type="string" calcext:value-type="string">
            <text:p>2-4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11"/>
          <table:table-cell table:style-name="ce48" office:value-type="string" calcext:value-type="string">
            <text:p>pants</text:p>
          </table:table-cell>
          <table:table-cell/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Bear steel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table:number-columns-repeated="11"/>
          <table:table-cell table:style-name="ce48" office:value-type="string" calcext:value-type="string">
            <text:p>boots</text:p>
          </table:table-cell>
          <table:table-cell/>
          <table:table-cell office:value-type="string" calcext:value-type="string">
            <text:p>4-5</text:p>
          </table:table-cell>
          <table:table-cell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44" calcext:value-type="float">
            <text:p>244</text:p>
          </table:table-cell>
          <table:table-cell table:style-name="ce49" table:number-columns-repeated="11"/>
          <table:table-cell table:style-name="ce48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+1</text:p>
          </table:table-cell>
          <table:table-cell table:number-columns-repeated="3"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84" calcext:value-type="float">
            <text:p>284</text:p>
          </table:table-cell>
          <table:table-cell table:style-name="ce49" table:number-columns-repeated="13"/>
          <table:table-cell table:style-name="ce50" office:value-type="string" calcext:value-type="string">
            <text:p>20-30</text:p>
          </table:table-cell>
          <table:table-cell table:style-name="ce50" office:value-type="string" calcext:value-type="string">
            <text:p>15-25</text:p>
          </table:table-cell>
          <table:table-cell table:number-columns-repeated="2" table:style-name="ce50" office:value-type="string" calcext:value-type="string">
            <text:p>5-10</text:p>
          </table:table-cell>
          <table:table-cell table:number-columns-repeated="2" table:style-name="ce50" office:value-type="string" calcext:value-type="string">
            <text:p>15-25</text:p>
          </table:table-cell>
          <table:table-cell table:style-name="ce48" office:value-type="string" calcext:value-type="string">
            <text:p>+10</text:p>
          </table:table-cell>
          <table:table-cell table:style-name="ce48" office:value-type="string" calcext:value-type="string">
            <text:p>+5</text:p>
          </table:table-cell>
          <table:table-cell table:style-name="ce48"/>
          <table:table-cell table:style-name="ce49"/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16" calcext:value-type="float">
            <text:p>316</text:p>
          </table:table-cell>
          <table:table-cell table:style-name="ce49" table:number-columns-repeated="21"/>
          <table:table-cell/>
          <table:table-cell table:style-name="ce49"/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ilver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table:number-columns-repeated="11"/>
          <table:table-cell table:style-name="ce53" office:value-type="string" calcext:value-type="string">
            <text:p>heavy</text:p>
          </table:table-cell>
          <table:table-cell/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slash</text:p>
          </table:table-cell>
          <table:table-cell table:style-name="ce48" office:value-type="string" calcext:value-type="string">
            <text:p>pierce</text:p>
          </table:table-cell>
          <table:table-cell table:style-name="ce48" office:value-type="string" calcext:value-type="string">
            <text:p>bludg</text:p>
          </table:table-cell>
          <table:table-cell table:style-name="ce48" office:value-type="string" calcext:value-type="string">
            <text:p>rend</text:p>
          </table:table-cell>
          <table:table-cell table:style-name="ce48" office:value-type="string" calcext:value-type="string">
            <text:p>elem</text:p>
          </table:table-cell>
          <table:table-cell table:style-name="ce48" office:value-type="string" calcext:value-type="string">
            <text:p>relic</text:p>
          </table:table-cell>
          <table:table-cell table:style-name="ce48" office:value-type="string" calcext:value-type="string">
            <text:p>craft</text:p>
          </table:table-cell>
          <table:table-cell table:style-name="ce48" office:value-type="string" calcext:value-type="string">
            <text:p>stmn</text:p>
          </table:table-cell>
          <table:table-cell table:style-name="ce48" office:value-type="string" calcext:value-type="string">
            <text:p>relic</text:p>
          </table:table-cell>
          <table:table-cell table:style-name="ce48"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ilver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table:number-columns-repeated="11"/>
          <table:table-cell table:style-name="ce48" office:value-type="string" calcext:value-type="string">
            <text:p>armor</text:p>
          </table:table-cell>
          <table:table-cell table:style-name="ce49"/>
          <table:table-cell table:number-columns-repeated="6" table:style-name="ce49" office:value-type="string" calcext:value-type="string">
            <text:p>15-20</text:p>
          </table:table-cell>
          <table:table-cell table:number-columns-repeated="2" office:value-type="string" calcext:value-type="string">
            <text:p>+2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344" calcext:value-type="float">
            <text:p>344</text:p>
          </table:table-cell>
          <table:table-cell table:style-name="ce49" table:number-columns-repeated="11"/>
          <table:table-cell table:style-name="ce48" office:value-type="string" calcext:value-type="string">
            <text:p>pants</text:p>
          </table:table-cell>
          <table:table-cell table:style-name="ce49"/>
          <table:table-cell table:number-columns-repeated="6" table:style-name="ce49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404" calcext:value-type="float">
            <text:p>404</text:p>
          </table:table-cell>
          <table:table-cell table:style-name="ce49" table:number-columns-repeated="11"/>
          <table:table-cell table:style-name="ce48" office:value-type="string" calcext:value-type="string">
            <text:p>boots</text:p>
          </table:table-cell>
          <table:table-cell table:style-name="ce49"/>
          <table:table-cell table:number-columns-repeated="6" table:style-name="ce49" office:value-type="string" calcext:value-type="string">
            <text:p>10-1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10</text:p>
          </table:table-cell>
          <table:table-cell office:value-type="string" calcext:value-type="string">
            <text:p>-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11"/>
          <table:table-cell table:style-name="ce48" office:value-type="string" calcext:value-type="string">
            <text:p>gloves</text:p>
          </table:table-cell>
          <table:table-cell table:style-name="ce49"/>
          <table:table-cell table:number-columns-repeated="6" table:style-name="ce49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ilver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table:number-columns-repeated="13"/>
          <table:table-cell table:number-columns-repeated="6" table:style-name="ce50" office:value-type="string" calcext:value-type="string">
            <text:p>35-45</text:p>
          </table:table-cell>
          <table:table-cell table:number-columns-repeated="2" table:style-name="ce48" office:value-type="string" calcext:value-type="string">
            <text:p>+5</text:p>
          </table:table-cell>
          <table:table-cell table:style-name="ce48" office:value-type="string" calcext:value-type="string">
            <text:p>-50</text:p>
          </table:table-cell>
          <table:table-cell table:style-name="ce48" office:value-type="string" calcext:value-type="string">
            <text:p>-30</text:p>
          </table:table-cell>
          <table:table-cell/>
          <table:table-cell table:style-name="ce49" table:number-columns-repeated="7"/>
          <table:table-cell table:number-columns-repeated="991"/>
        </table:table-row>
        <table:table-row table:style-name="ro1">
          <table:table-cell/>
          <table:table-cell table:style-name="ce49" office:value-type="float" office:value="294" calcext:value-type="float">
            <text:p>29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office:value-type="float" office:value="374" calcext:value-type="float">
            <text:p>374</text:p>
          </table:table-cell>
          <table:table-cell table:style-name="ce49" table:number-columns-repeated="11"/>
          <table:table-cell table:style-name="ce49" office:value-type="string" calcext:value-type="string">
            <text:p>starting witcher gear is medium, but has light armor params (except stamina regen)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11"/>
          <table:table-cell table:style-name="ce49" office:value-type="string" calcext:value-type="string">
            <text:p>witcher gear has less weight, average resistances and bigger school-related bonuses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 office:value-type="string" calcext:value-type="string">
            <text:p>Bear silver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table:number-columns-repeated="11"/>
          <table:table-cell table:style-name="ce49" office:value-type="string" calcext:value-type="string">
            <text:p>heavy witcher gear has less stamina regen penalty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364" calcext:value-type="float">
            <text:p>364</text:p>
          </table:table-cell>
          <table:table-cell table:style-name="ce49" table:number-columns-repeated="11"/>
          <table:table-cell table:style-name="ce49" office:value-type="string" calcext:value-type="string">
            <text:p>prices are x10 weight +1 per 1% of resistance, <text:s/>+25 per quality &gt;1, +50 per enhancement slot, +25 per add ability</text:p>
          </table:table-cell>
          <table:table-cell table:style-name="ce49" table:number-columns-repeated="19"/>
          <table:table-cell table:number-columns-repeated="991"/>
        </table:table-row>
        <table:table-row table:style-name="ro1">
          <table:table-cell/>
          <table:table-cell table:style-name="ce49" office:value-type="float" office:value="414" calcext:value-type="float">
            <text:p>41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office:value-type="float" office:value="454" calcext:value-type="float">
            <text:p>454</text:p>
          </table:table-cell>
          <table:table-cell table:style-name="ce49" table:number-columns-repeated="31"/>
          <table:table-cell table:number-columns-repeated="991"/>
        </table:table-row>
        <table:table-row table:style-name="ro1">
          <table:table-cell/>
          <table:table-cell table:style-name="ce49" table:number-columns-repeated="32"/>
          <table:table-cell table:number-columns-repeated="991"/>
        </table:table-row>
        <table:table-row table:style-name="ro1">
          <table:table-cell/>
          <table:table-cell table:style-name="ce50" office:value-type="string" calcext:value-type="string">
            <text:p>base</text:p>
          </table:table-cell>
          <table:table-cell table:style-name="ce50" office:value-type="string" calcext:value-type="string">
            <text:p>lvl</text:p>
          </table:table-cell>
          <table:table-cell table:style-name="ce50" office:value-type="string" calcext:value-type="string">
            <text:p>hp</text:p>
          </table:table-cell>
          <table:table-cell table:style-name="ce50" office:value-type="string" calcext:value-type="string">
            <text:p>dm hp</text:p>
          </table:table-cell>
          <table:table-cell table:style-name="ce49" table:number-columns-repeated="28"/>
          <table:table-cell table:number-columns-repeated="991"/>
        </table:table-row>
        <table:table-row table:style-name="ro1">
          <table:table-cell office:value-type="string" calcext:value-type="string">
            <text:p>Drowner hp: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49" calcext:value-type="float">
            <text:p>49</text:p>
          </table:table-cell>
          <table:table-cell table:style-name="ce49" table:formula="of:=([.B38]+10*[.C38])*(1+0.1*[.C38])" office:value-type="float" office:value="4661" calcext:value-type="float">
            <text:p>4661</text:p>
          </table:table-cell>
          <table:table-cell table:style-name="ce49" table:formula="of:=[.D38]*2" office:value-type="float" office:value="9322" calcext:value-type="float">
            <text:p>9322</text:p>
          </table:table-cell>
          <table:table-cell table:style-name="ce49" table:number-columns-repeated="28"/>
          <table:table-cell table:number-columns-repeated="991"/>
        </table:table-row>
        <table:table-row table:style-name="ro1" table:number-rows-repeated="6">
          <table:table-cell/>
          <table:table-cell table:style-name="ce49" table:number-columns-repeated="32"/>
          <table:table-cell table:number-columns-repeated="99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office:forms form:automatic-focus="false" form:apply-design-mode="false"/>
        <table:table-column table:style-name="co16" table:default-cell-style-name="Default"/>
        <table:table-column table:style-name="co2" table:number-columns-repeated="13" table:default-cell-style-name="Default"/>
        <table:table-column table:style-name="co2" table:default-cell-style-name="ce54"/>
        <table:table-column table:style-name="co2" table:number-columns-repeated="4" table:default-cell-style-name="Default"/>
        <table:table-row table:style-name="ro1">
          <table:table-cell table:style-name="ce47" office:value-type="string" calcext:value-type="string">
            <text:p>starting armor</text:p>
          </table:table-cell>
          <table:table-cell table:style-name="ce47" office:value-type="string" calcext:value-type="string">
            <text:p>armor</text:p>
          </table:table-cell>
          <table:table-cell table:formula="of:=[.$A$2]" office:value-type="float" office:value="36" calcext:value-type="float">
            <text:p>36</text:p>
          </table:table-cell>
          <table:table-cell table:style-name="ce47" office:value-type="string" calcext:value-type="string">
            <text:p>steel dmg</text:p>
          </table:table-cell>
          <table:table-cell table:formula="of:=[.$A$6]" office:value-type="float" office:value="25" calcext:value-type="float">
            <text:p>25</text:p>
          </table:table-cell>
          <table:table-cell table:style-name="ce47" office:value-type="string" calcext:value-type="string">
            <text:p>silver dmg</text:p>
          </table:table-cell>
          <table:table-cell table:formula="of:=[.$A$10]" office:value-type="float" office:value="90" calcext:value-type="float">
            <text:p>90</text:p>
          </table:table-cell>
          <table:table-cell/>
          <table:table-cell table:style-name="ce47" office:value-type="string" calcext:value-type="string">
            <text:p>mon dmg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I$9]+[.J1])*[.K1]+[.L1]" office:value-type="float" office:value="150" calcext:value-type="float">
            <text:p>150</text:p>
          </table:table-cell>
          <table:table-cell table:formula="of:=([.$I$9]+[.J1]-[.C1])*[.K1]+[.L1]" office:value-type="float" office:value="114" calcext:value-type="float">
            <text:p>114</text:p>
          </table:table-cell>
          <table:table-cell table:formula="of:=([.$I$9]*1.25+[.J1]-[.C1])*[.K1]+[.L1]" office:value-type="float" office:value="151.5" calcext:value-type="float">
            <text:p>151,5</text:p>
          </table:table-cell>
          <table:table-cell table:style-name="ce47" office:value-type="string" calcext:value-type="string">
            <text:p>mon h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P$9]+[.Q1])*([.$P$12]+[.R1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1]+[.$A$4]" office:value-type="float" office:value="47" calcext:value-type="float">
            <text:p>47</text:p>
          </table:table-cell>
          <table:table-cell/>
          <table:table-cell table:formula="of:=[.E1]+[.$A$8]" office:value-type="float" office:value="33" calcext:value-type="float">
            <text:p>33</text:p>
          </table:table-cell>
          <table:table-cell/>
          <table:table-cell table:formula="of:=[.G1]+[.$A$12]" office:value-type="float" office:value="100" calcext:value-type="float">
            <text:p>100</text:p>
          </table:table-cell>
          <table:table-cell table:number-columns-repeated="2"/>
          <table:table-cell table:formula="of:=[.J1]+[.$I$4]" office:value-type="float" office:value="11" calcext:value-type="float">
            <text:p>11</text:p>
          </table:table-cell>
          <table:table-cell table:formula="of:=[.K1]+[.$I$6]" office:value-type="float" office:value="1.01" calcext:value-type="float">
            <text:p>1,01</text:p>
          </table:table-cell>
          <table:table-cell table:formula="of:=[.L1]+[.$I$12]" office:value-type="float" office:value="1" calcext:value-type="float">
            <text:p>1</text:p>
          </table:table-cell>
          <table:table-cell table:formula="of:=([.$I$9]+[.J2])*[.K2]+[.L2]" office:value-type="float" office:value="163.61" calcext:value-type="float">
            <text:p>163,61</text:p>
          </table:table-cell>
          <table:table-cell table:formula="of:=([.$I$9]+[.J2]-[.C2])*[.K2]+[.L2]" office:value-type="float" office:value="116.14" calcext:value-type="float">
            <text:p>116,14</text:p>
          </table:table-cell>
          <table:table-cell table:formula="of:=([.$I$9]*1.25+[.J2]-[.C2])*[.K2]+[.L2]" office:value-type="float" office:value="154.015" calcext:value-type="float">
            <text:p>154,015</text:p>
          </table:table-cell>
          <table:table-cell/>
          <table:table-cell table:formula="of:=[.Q1]+[.$P$4]" office:value-type="float" office:value="20" calcext:value-type="float">
            <text:p>20</text:p>
          </table:table-cell>
          <table:table-cell table:formula="of:=[.R1]+[.$P$6]" office:value-type="float" office:value="1.1" calcext:value-type="float">
            <text:p>1,1</text:p>
          </table:table-cell>
          <table:table-cell table:formula="of:=([.$P$9]+[.Q2])*([.$P$12]+[.R2])" office:value-type="float" office:value="1122" calcext:value-type="float">
            <text:p>1122</text:p>
          </table:table-cell>
        </table:table-row>
        <table:table-row table:style-name="ro1">
          <table:table-cell table:style-name="ce47" office:value-type="string" calcext:value-type="string">
            <text:p>armor per lvl</text:p>
          </table:table-cell>
          <table:table-cell/>
          <table:table-cell table:formula="of:=[.C2]+[.$A$4]" office:value-type="float" office:value="58" calcext:value-type="float">
            <text:p>58</text:p>
          </table:table-cell>
          <table:table-cell/>
          <table:table-cell table:formula="of:=[.E2]+[.$A$8]" office:value-type="float" office:value="41" calcext:value-type="float">
            <text:p>41</text:p>
          </table:table-cell>
          <table:table-cell/>
          <table:table-cell table:formula="of:=[.G2]+[.$A$12]" office:value-type="float" office:value="110" calcext:value-type="float">
            <text:p>110</text:p>
          </table:table-cell>
          <table:table-cell/>
          <table:table-cell table:style-name="ce47" office:value-type="string" calcext:value-type="string">
            <text:p>base per lvl</text:p>
          </table:table-cell>
          <table:table-cell table:formula="of:=[.J2]+[.$I$4]" office:value-type="float" office:value="22" calcext:value-type="float">
            <text:p>22</text:p>
          </table:table-cell>
          <table:table-cell table:formula="of:=[.K2]+[.$I$6]" office:value-type="float" office:value="1.02" calcext:value-type="float">
            <text:p>1,02</text:p>
          </table:table-cell>
          <table:table-cell table:formula="of:=[.L2]+[.$I$12]" office:value-type="float" office:value="2" calcext:value-type="float">
            <text:p>2</text:p>
          </table:table-cell>
          <table:table-cell table:formula="of:=([.$I$9]+[.J3])*[.K3]+[.L3]" office:value-type="float" office:value="177.44" calcext:value-type="float">
            <text:p>177,44</text:p>
          </table:table-cell>
          <table:table-cell table:formula="of:=([.$I$9]+[.J3]-[.C3])*[.K3]+[.L3]" office:value-type="float" office:value="118.28" calcext:value-type="float">
            <text:p>118,28</text:p>
          </table:table-cell>
          <table:table-cell table:formula="of:=([.$I$9]*1.25+[.J3]-[.C3])*[.K3]+[.L3]" office:value-type="float" office:value="156.53" calcext:value-type="float">
            <text:p>156,53</text:p>
          </table:table-cell>
          <table:table-cell table:style-name="ce47" office:value-type="string" calcext:value-type="string">
            <text:p>base per lvl</text:p>
          </table:table-cell>
          <table:table-cell table:formula="of:=[.Q2]+[.$P$4]" office:value-type="float" office:value="40" calcext:value-type="float">
            <text:p>40</text:p>
          </table:table-cell>
          <table:table-cell table:formula="of:=[.R2]+[.$P$6]" office:value-type="float" office:value="1.2" calcext:value-type="float">
            <text:p>1,2</text:p>
          </table:table-cell>
          <table:table-cell table:formula="of:=([.$P$9]+[.Q3])*([.$P$12]+[.R3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3]+[.$A$4]" office:value-type="float" office:value="69" calcext:value-type="float">
            <text:p>69</text:p>
          </table:table-cell>
          <table:table-cell/>
          <table:table-cell table:formula="of:=[.E3]+[.$A$8]" office:value-type="float" office:value="49" calcext:value-type="float">
            <text:p>49</text:p>
          </table:table-cell>
          <table:table-cell/>
          <table:table-cell table:formula="of:=[.G3]+[.$A$12]" office:value-type="float" office:value="120" calcext:value-type="float">
            <text:p>12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3]+[.$I$4]" office:value-type="float" office:value="33" calcext:value-type="float">
            <text:p>33</text:p>
          </table:table-cell>
          <table:table-cell table:formula="of:=[.K3]+[.$I$6]" office:value-type="float" office:value="1.03" calcext:value-type="float">
            <text:p>1,03</text:p>
          </table:table-cell>
          <table:table-cell table:formula="of:=[.L3]+[.$I$12]" office:value-type="float" office:value="3" calcext:value-type="float">
            <text:p>3</text:p>
          </table:table-cell>
          <table:table-cell table:formula="of:=([.$I$9]+[.J4])*[.K4]+[.L4]" office:value-type="float" office:value="191.49" calcext:value-type="float">
            <text:p>191,49</text:p>
          </table:table-cell>
          <table:table-cell table:formula="of:=([.$I$9]+[.J4]-[.C4])*[.K4]+[.L4]" office:value-type="float" office:value="120.42" calcext:value-type="float">
            <text:p>120,42</text:p>
          </table:table-cell>
          <table:table-cell table:formula="of:=([.$I$9]*1.25+[.J4]-[.C4])*[.K4]+[.L4]" office:value-type="float" office:value="159.045" calcext:value-type="float">
            <text:p>159,045</text:p>
          </table:table-cell>
          <table:table-cell office:value-type="float" office:value="20" calcext:value-type="float">
            <text:p>20</text:p>
          </table:table-cell>
          <table:table-cell table:formula="of:=[.Q3]+[.$P$4]" office:value-type="float" office:value="60" calcext:value-type="float">
            <text:p>60</text:p>
          </table:table-cell>
          <table:table-cell table:formula="of:=[.R3]+[.$P$6]" office:value-type="float" office:value="1.3" calcext:value-type="float">
            <text:p>1,3</text:p>
          </table:table-cell>
          <table:table-cell table:formula="of:=([.$P$9]+[.Q4])*([.$P$12]+[.R4])" office:value-type="float" office:value="1378" calcext:value-type="float">
            <text:p>1378</text:p>
          </table:table-cell>
        </table:table-row>
        <table:table-row table:style-name="ro1">
          <table:table-cell table:style-name="ce47" office:value-type="string" calcext:value-type="string">
            <text:p>starting steel dmg</text:p>
          </table:table-cell>
          <table:table-cell/>
          <table:table-cell table:formula="of:=[.C4]+[.$A$4]" office:value-type="float" office:value="80" calcext:value-type="float">
            <text:p>80</text:p>
          </table:table-cell>
          <table:table-cell/>
          <table:table-cell table:formula="of:=[.E4]+[.$A$8]" office:value-type="float" office:value="57" calcext:value-type="float">
            <text:p>57</text:p>
          </table:table-cell>
          <table:table-cell/>
          <table:table-cell table:formula="of:=[.G4]+[.$A$12]" office:value-type="float" office:value="130" calcext:value-type="float">
            <text:p>130</text:p>
          </table:table-cell>
          <table:table-cell/>
          <table:table-cell table:style-name="ce47" office:value-type="string" calcext:value-type="string">
            <text:p>mult per lvl</text:p>
          </table:table-cell>
          <table:table-cell table:formula="of:=[.J4]+[.$I$4]" office:value-type="float" office:value="44" calcext:value-type="float">
            <text:p>44</text:p>
          </table:table-cell>
          <table:table-cell table:formula="of:=[.K4]+[.$I$6]" office:value-type="float" office:value="1.04" calcext:value-type="float">
            <text:p>1,04</text:p>
          </table:table-cell>
          <table:table-cell table:formula="of:=[.L4]+[.$I$12]" office:value-type="float" office:value="4" calcext:value-type="float">
            <text:p>4</text:p>
          </table:table-cell>
          <table:table-cell table:formula="of:=([.$I$9]+[.J5])*[.K5]+[.L5]" office:value-type="float" office:value="205.76" calcext:value-type="float">
            <text:p>205,76</text:p>
          </table:table-cell>
          <table:table-cell table:formula="of:=([.$I$9]+[.J5]-[.C5])*[.K5]+[.L5]" office:value-type="float" office:value="122.56" calcext:value-type="float">
            <text:p>122,56</text:p>
          </table:table-cell>
          <table:table-cell table:formula="of:=([.$I$9]*1.25+[.J5]-[.C5])*[.K5]+[.L5]" office:value-type="float" office:value="161.56" calcext:value-type="float">
            <text:p>161,56</text:p>
          </table:table-cell>
          <table:table-cell table:style-name="ce47" office:value-type="string" calcext:value-type="string">
            <text:p>mult per lvl</text:p>
          </table:table-cell>
          <table:table-cell table:formula="of:=[.Q4]+[.$P$4]" office:value-type="float" office:value="80" calcext:value-type="float">
            <text:p>80</text:p>
          </table:table-cell>
          <table:table-cell table:formula="of:=[.R4]+[.$P$6]" office:value-type="float" office:value="1.4" calcext:value-type="float">
            <text:p>1,4</text:p>
          </table:table-cell>
          <table:table-cell table:formula="of:=([.$P$9]+[.Q5])*([.$P$12]+[.R5])"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5]+[.$A$4]" office:value-type="float" office:value="91" calcext:value-type="float">
            <text:p>91</text:p>
          </table:table-cell>
          <table:table-cell/>
          <table:table-cell table:formula="of:=[.E5]+[.$A$8]" office:value-type="float" office:value="65" calcext:value-type="float">
            <text:p>65</text:p>
          </table:table-cell>
          <table:table-cell/>
          <table:table-cell table:formula="of:=[.G5]+[.$A$12]" office:value-type="float" office:value="140" calcext:value-type="float">
            <text:p>140</text:p>
          </table:table-cell>
          <table:table-cell/>
          <table:table-cell office:value-type="float" office:value="0.01" calcext:value-type="float">
            <text:p>0,01</text:p>
          </table:table-cell>
          <table:table-cell table:formula="of:=[.J5]+[.$I$4]" office:value-type="float" office:value="55" calcext:value-type="float">
            <text:p>55</text:p>
          </table:table-cell>
          <table:table-cell table:formula="of:=[.K5]+[.$I$6]" office:value-type="float" office:value="1.05" calcext:value-type="float">
            <text:p>1,05</text:p>
          </table:table-cell>
          <table:table-cell table:formula="of:=[.L5]+[.$I$12]" office:value-type="float" office:value="5" calcext:value-type="float">
            <text:p>5</text:p>
          </table:table-cell>
          <table:table-cell table:formula="of:=([.$I$9]+[.J6])*[.K6]+[.L6]" office:value-type="float" office:value="220.25" calcext:value-type="float">
            <text:p>220,25</text:p>
          </table:table-cell>
          <table:table-cell table:formula="of:=([.$I$9]+[.J6]-[.C6])*[.K6]+[.L6]" office:value-type="float" office:value="124.7" calcext:value-type="float">
            <text:p>124,7</text:p>
          </table:table-cell>
          <table:table-cell table:formula="of:=([.$I$9]*1.25+[.J6]-[.C6])*[.K6]+[.L6]" office:value-type="float" office:value="164.075" calcext:value-type="float">
            <text:p>164,075</text:p>
          </table:table-cell>
          <table:table-cell office:value-type="float" office:value="0.1" calcext:value-type="float">
            <text:p>0,1</text:p>
          </table:table-cell>
          <table:table-cell table:formula="of:=[.Q5]+[.$P$4]" office:value-type="float" office:value="100" calcext:value-type="float">
            <text:p>100</text:p>
          </table:table-cell>
          <table:table-cell table:formula="of:=[.R5]+[.$P$6]" office:value-type="float" office:value="1.5" calcext:value-type="float">
            <text:p>1,5</text:p>
          </table:table-cell>
          <table:table-cell table:formula="of:=([.$P$9]+[.Q6])*([.$P$12]+[.R6])" office:value-type="float" office:value="1650" calcext:value-type="float">
            <text:p>1650</text:p>
          </table:table-cell>
        </table:table-row>
        <table:table-row table:style-name="ro1">
          <table:table-cell table:style-name="ce47" office:value-type="string" calcext:value-type="string">
            <text:p>steel dmg per lvl</text:p>
          </table:table-cell>
          <table:table-cell/>
          <table:table-cell table:formula="of:=[.C6]+[.$A$4]" office:value-type="float" office:value="102" calcext:value-type="float">
            <text:p>102</text:p>
          </table:table-cell>
          <table:table-cell/>
          <table:table-cell table:formula="of:=[.E6]+[.$A$8]" office:value-type="float" office:value="73" calcext:value-type="float">
            <text:p>73</text:p>
          </table:table-cell>
          <table:table-cell/>
          <table:table-cell table:formula="of:=[.G6]+[.$A$12]" office:value-type="float" office:value="150" calcext:value-type="float">
            <text:p>150</text:p>
          </table:table-cell>
          <table:table-cell table:number-columns-repeated="2"/>
          <table:table-cell table:formula="of:=[.J6]+[.$I$4]" office:value-type="float" office:value="66" calcext:value-type="float">
            <text:p>66</text:p>
          </table:table-cell>
          <table:table-cell table:formula="of:=[.K6]+[.$I$6]" office:value-type="float" office:value="1.06" calcext:value-type="float">
            <text:p>1,06</text:p>
          </table:table-cell>
          <table:table-cell table:formula="of:=[.L6]+[.$I$12]" office:value-type="float" office:value="6" calcext:value-type="float">
            <text:p>6</text:p>
          </table:table-cell>
          <table:table-cell table:formula="of:=([.$I$9]+[.J7])*[.K7]+[.L7]" office:value-type="float" office:value="234.96" calcext:value-type="float">
            <text:p>234,96</text:p>
          </table:table-cell>
          <table:table-cell table:formula="of:=([.$I$9]+[.J7]-[.C7])*[.K7]+[.L7]" office:value-type="float" office:value="126.84" calcext:value-type="float">
            <text:p>126,84</text:p>
          </table:table-cell>
          <table:table-cell table:formula="of:=([.$I$9]*1.25+[.J7]-[.C7])*[.K7]+[.L7]" office:value-type="float" office:value="166.59" calcext:value-type="float">
            <text:p>166,59</text:p>
          </table:table-cell>
          <table:table-cell/>
          <table:table-cell table:formula="of:=[.Q6]+[.$P$4]" office:value-type="float" office:value="120" calcext:value-type="float">
            <text:p>120</text:p>
          </table:table-cell>
          <table:table-cell table:formula="of:=[.R6]+[.$P$6]" office:value-type="float" office:value="1.6" calcext:value-type="float">
            <text:p>1,6</text:p>
          </table:table-cell>
          <table:table-cell table:formula="of:=([.$P$9]+[.Q7])*([.$P$12]+[.R7])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7]+[.$A$4]" office:value-type="float" office:value="113" calcext:value-type="float">
            <text:p>113</text:p>
          </table:table-cell>
          <table:table-cell/>
          <table:table-cell table:formula="of:=[.E7]+[.$A$8]" office:value-type="float" office:value="81" calcext:value-type="float">
            <text:p>81</text:p>
          </table:table-cell>
          <table:table-cell/>
          <table:table-cell table:formula="of:=[.G7]+[.$A$12]" office:value-type="float" office:value="160" calcext:value-type="float">
            <text:p>160</text:p>
          </table:table-cell>
          <table:table-cell/>
          <table:table-cell table:style-name="ce47" office:value-type="string" calcext:value-type="string">
            <text:p>starting</text:p>
          </table:table-cell>
          <table:table-cell table:formula="of:=[.J7]+[.$I$4]" office:value-type="float" office:value="77" calcext:value-type="float">
            <text:p>77</text:p>
          </table:table-cell>
          <table:table-cell table:formula="of:=[.K7]+[.$I$6]" office:value-type="float" office:value="1.07" calcext:value-type="float">
            <text:p>1,07</text:p>
          </table:table-cell>
          <table:table-cell table:formula="of:=[.L7]+[.$I$12]" office:value-type="float" office:value="7" calcext:value-type="float">
            <text:p>7</text:p>
          </table:table-cell>
          <table:table-cell table:formula="of:=([.$I$9]+[.J8])*[.K8]+[.L8]" office:value-type="float" office:value="249.89" calcext:value-type="float">
            <text:p>249,89</text:p>
          </table:table-cell>
          <table:table-cell table:formula="of:=([.$I$9]+[.J8]-[.C8])*[.K8]+[.L8]" office:value-type="float" office:value="128.98" calcext:value-type="float">
            <text:p>128,98</text:p>
          </table:table-cell>
          <table:table-cell table:formula="of:=([.$I$9]*1.25+[.J8]-[.C8])*[.K8]+[.L8]" office:value-type="float" office:value="169.105" calcext:value-type="float">
            <text:p>169,105</text:p>
          </table:table-cell>
          <table:table-cell table:style-name="ce47" office:value-type="string" calcext:value-type="string">
            <text:p>starting</text:p>
          </table:table-cell>
          <table:table-cell table:formula="of:=[.Q7]+[.$P$4]" office:value-type="float" office:value="140" calcext:value-type="float">
            <text:p>140</text:p>
          </table:table-cell>
          <table:table-cell table:formula="of:=[.R7]+[.$P$6]" office:value-type="float" office:value="1.7" calcext:value-type="float">
            <text:p>1,7</text:p>
          </table:table-cell>
          <table:table-cell table:formula="of:=([.$P$9]+[.Q8])*([.$P$12]+[.R8])" office:value-type="float" office:value="1938" calcext:value-type="float">
            <text:p>1938</text:p>
          </table:table-cell>
        </table:table-row>
        <table:table-row table:style-name="ro1">
          <table:table-cell table:style-name="ce47" office:value-type="string" calcext:value-type="string">
            <text:p>starting silver dmg</text:p>
          </table:table-cell>
          <table:table-cell/>
          <table:table-cell table:formula="of:=[.C8]+[.$A$4]" office:value-type="float" office:value="124" calcext:value-type="float">
            <text:p>124</text:p>
          </table:table-cell>
          <table:table-cell/>
          <table:table-cell table:formula="of:=[.E8]+[.$A$8]" office:value-type="float" office:value="89" calcext:value-type="float">
            <text:p>89</text:p>
          </table:table-cell>
          <table:table-cell/>
          <table:table-cell table:formula="of:=[.G8]+[.$A$12]" office:value-type="float" office:value="170" calcext:value-type="float">
            <text:p>17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J8]+[.$I$4]" office:value-type="float" office:value="88" calcext:value-type="float">
            <text:p>88</text:p>
          </table:table-cell>
          <table:table-cell table:formula="of:=[.K8]+[.$I$6]" office:value-type="float" office:value="1.08" calcext:value-type="float">
            <text:p>1,08</text:p>
          </table:table-cell>
          <table:table-cell table:formula="of:=[.L8]+[.$I$12]" office:value-type="float" office:value="8" calcext:value-type="float">
            <text:p>8</text:p>
          </table:table-cell>
          <table:table-cell table:formula="of:=([.$I$9]+[.J9])*[.K9]+[.L9]" office:value-type="float" office:value="265.04" calcext:value-type="float">
            <text:p>265,04</text:p>
          </table:table-cell>
          <table:table-cell table:formula="of:=([.$I$9]+[.J9]-[.C9])*[.K9]+[.L9]" office:value-type="float" office:value="131.12" calcext:value-type="float">
            <text:p>131,12</text:p>
          </table:table-cell>
          <table:table-cell table:formula="of:=([.$I$9]*1.25+[.J9]-[.C9])*[.K9]+[.L9]" office:value-type="float" office:value="171.62" calcext:value-type="float">
            <text:p>171,62</text:p>
          </table:table-cell>
          <table:table-cell office:value-type="float" office:value="1000" calcext:value-type="float">
            <text:p>1000</text:p>
          </table:table-cell>
          <table:table-cell table:formula="of:=[.Q8]+[.$P$4]" office:value-type="float" office:value="160" calcext:value-type="float">
            <text:p>160</text:p>
          </table:table-cell>
          <table:table-cell table:formula="of:=[.R8]+[.$P$6]" office:value-type="float" office:value="1.8" calcext:value-type="float">
            <text:p>1,8</text:p>
          </table:table-cell>
          <table:table-cell table:formula="of:=([.$P$9]+[.Q9])*([.$P$12]+[.R9])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9]+[.$A$4]" office:value-type="float" office:value="135" calcext:value-type="float">
            <text:p>135</text:p>
          </table:table-cell>
          <table:table-cell/>
          <table:table-cell table:formula="of:=[.E9]+[.$A$8]" office:value-type="float" office:value="97" calcext:value-type="float">
            <text:p>97</text:p>
          </table:table-cell>
          <table:table-cell/>
          <table:table-cell table:formula="of:=[.G9]+[.$A$12]" office:value-type="float" office:value="180" calcext:value-type="float">
            <text:p>180</text:p>
          </table:table-cell>
          <table:table-cell table:number-columns-repeated="2"/>
          <table:table-cell table:formula="of:=[.J9]+[.$I$4]" office:value-type="float" office:value="99" calcext:value-type="float">
            <text:p>99</text:p>
          </table:table-cell>
          <table:table-cell table:formula="of:=[.K9]+[.$I$6]" office:value-type="float" office:value="1.09" calcext:value-type="float">
            <text:p>1,09</text:p>
          </table:table-cell>
          <table:table-cell table:formula="of:=[.L9]+[.$I$12]" office:value-type="float" office:value="9" calcext:value-type="float">
            <text:p>9</text:p>
          </table:table-cell>
          <table:table-cell table:formula="of:=([.$I$9]+[.J10])*[.K10]+[.L10]" office:value-type="float" office:value="280.41" calcext:value-type="float">
            <text:p>280,41</text:p>
          </table:table-cell>
          <table:table-cell table:formula="of:=([.$I$9]+[.J10]-[.C10])*[.K10]+[.L10]" office:value-type="float" office:value="133.26" calcext:value-type="float">
            <text:p>133,26</text:p>
          </table:table-cell>
          <table:table-cell table:formula="of:=([.$I$9]*1.25+[.J10]-[.C10])*[.K10]+[.L10]" office:value-type="float" office:value="174.135" calcext:value-type="float">
            <text:p>174,135</text:p>
          </table:table-cell>
          <table:table-cell/>
          <table:table-cell table:formula="of:=[.Q9]+[.$P$4]" office:value-type="float" office:value="180" calcext:value-type="float">
            <text:p>180</text:p>
          </table:table-cell>
          <table:table-cell table:formula="of:=[.R9]+[.$P$6]" office:value-type="float" office:value="1.9" calcext:value-type="float">
            <text:p>1,9</text:p>
          </table:table-cell>
          <table:table-cell table:formula="of:=([.$P$9]+[.Q10])*([.$P$12]+[.R10])" office:value-type="float" office:value="2242" calcext:value-type="float">
            <text:p>2242</text:p>
          </table:table-cell>
        </table:table-row>
        <table:table-row table:style-name="ro1">
          <table:table-cell table:style-name="ce47" office:value-type="string" calcext:value-type="string">
            <text:p>silver dmg per lvl</text:p>
          </table:table-cell>
          <table:table-cell/>
          <table:table-cell table:formula="of:=[.C10]+[.$A$4]" office:value-type="float" office:value="146" calcext:value-type="float">
            <text:p>146</text:p>
          </table:table-cell>
          <table:table-cell/>
          <table:table-cell table:formula="of:=[.E10]+[.$A$8]" office:value-type="float" office:value="105" calcext:value-type="float">
            <text:p>105</text:p>
          </table:table-cell>
          <table:table-cell/>
          <table:table-cell table:formula="of:=[.G10]+[.$A$12]" office:value-type="float" office:value="190" calcext:value-type="float">
            <text:p>190</text:p>
          </table:table-cell>
          <table:table-cell/>
          <table:table-cell table:style-name="ce47" office:value-type="string" calcext:value-type="string">
            <text:p>add per lvl</text:p>
          </table:table-cell>
          <table:table-cell table:formula="of:=[.J10]+[.$I$4]" office:value-type="float" office:value="110" calcext:value-type="float">
            <text:p>110</text:p>
          </table:table-cell>
          <table:table-cell table:formula="of:=[.K10]+[.$I$6]" office:value-type="float" office:value="1.1" calcext:value-type="float">
            <text:p>1,1</text:p>
          </table:table-cell>
          <table:table-cell table:formula="of:=[.L10]+[.$I$12]" office:value-type="float" office:value="10" calcext:value-type="float">
            <text:p>10</text:p>
          </table:table-cell>
          <table:table-cell table:formula="of:=([.$I$9]+[.J11])*[.K11]+[.L11]" office:value-type="float" office:value="296" calcext:value-type="float">
            <text:p>296</text:p>
          </table:table-cell>
          <table:table-cell table:formula="of:=([.$I$9]+[.J11]-[.C11])*[.K11]+[.L11]" office:value-type="float" office:value="135.4" calcext:value-type="float">
            <text:p>135,4</text:p>
          </table:table-cell>
          <table:table-cell table:formula="of:=([.$I$9]*1.25+[.J11]-[.C11])*[.K11]+[.L11]" office:value-type="float" office:value="176.65" calcext:value-type="float">
            <text:p>176,65</text:p>
          </table:table-cell>
          <table:table-cell table:style-name="ce47" office:value-type="string" calcext:value-type="string">
            <text:p>start. mult</text:p>
          </table:table-cell>
          <table:table-cell table:formula="of:=[.Q10]+[.$P$4]" office:value-type="float" office:value="200" calcext:value-type="float">
            <text:p>200</text:p>
          </table:table-cell>
          <table:table-cell table:formula="of:=[.R10]+[.$P$6]" office:value-type="float" office:value="2" calcext:value-type="float">
            <text:p>2</text:p>
          </table:table-cell>
          <table:table-cell table:formula="of:=([.$P$9]+[.Q11])*([.$P$12]+[.R11])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1]+[.$A$4]" office:value-type="float" office:value="157" calcext:value-type="float">
            <text:p>157</text:p>
          </table:table-cell>
          <table:table-cell/>
          <table:table-cell table:formula="of:=[.E11]+[.$A$8]" office:value-type="float" office:value="113" calcext:value-type="float">
            <text:p>113</text:p>
          </table:table-cell>
          <table:table-cell/>
          <table:table-cell table:formula="of:=[.G11]+[.$A$12]"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1]+[.$I$4]" office:value-type="float" office:value="121" calcext:value-type="float">
            <text:p>121</text:p>
          </table:table-cell>
          <table:table-cell table:formula="of:=[.K11]+[.$I$6]" office:value-type="float" office:value="1.11" calcext:value-type="float">
            <text:p>1,11</text:p>
          </table:table-cell>
          <table:table-cell table:formula="of:=[.L11]+[.$I$12]" office:value-type="float" office:value="11" calcext:value-type="float">
            <text:p>11</text:p>
          </table:table-cell>
          <table:table-cell table:formula="of:=([.$I$9]+[.J12])*[.K12]+[.L12]" office:value-type="float" office:value="311.81" calcext:value-type="float">
            <text:p>311,81</text:p>
          </table:table-cell>
          <table:table-cell table:formula="of:=([.$I$9]+[.J12]-[.C12])*[.K12]+[.L12]" office:value-type="float" office:value="137.54" calcext:value-type="float">
            <text:p>137,54</text:p>
          </table:table-cell>
          <table:table-cell table:formula="of:=([.$I$9]*1.25+[.J12]-[.C12])*[.K12]+[.L12]" office:value-type="float" office:value="179.165" calcext:value-type="float">
            <text:p>179,165</text:p>
          </table:table-cell>
          <table:table-cell office:value-type="float" office:value="0" calcext:value-type="float">
            <text:p>0</text:p>
          </table:table-cell>
          <table:table-cell table:formula="of:=[.Q11]+[.$P$4]" office:value-type="float" office:value="220" calcext:value-type="float">
            <text:p>220</text:p>
          </table:table-cell>
          <table:table-cell table:formula="of:=[.R11]+[.$P$6]" office:value-type="float" office:value="2.1" calcext:value-type="float">
            <text:p>2,1</text:p>
          </table:table-cell>
          <table:table-cell table:formula="of:=([.$P$9]+[.Q12])*([.$P$12]+[.R12])" office:value-type="float" office:value="2562" calcext:value-type="float">
            <text:p>2562</text:p>
          </table:table-cell>
        </table:table-row>
        <table:table-row table:style-name="ro1">
          <table:table-cell table:number-columns-repeated="2"/>
          <table:table-cell table:formula="of:=[.C12]+[.$A$4]" office:value-type="float" office:value="168" calcext:value-type="float">
            <text:p>168</text:p>
          </table:table-cell>
          <table:table-cell/>
          <table:table-cell table:formula="of:=[.E12]+[.$A$8]" office:value-type="float" office:value="121" calcext:value-type="float">
            <text:p>121</text:p>
          </table:table-cell>
          <table:table-cell/>
          <table:table-cell table:formula="of:=[.G12]+[.$A$12]" office:value-type="float" office:value="210" calcext:value-type="float">
            <text:p>210</text:p>
          </table:table-cell>
          <table:table-cell table:number-columns-repeated="2"/>
          <table:table-cell table:formula="of:=[.J12]+[.$I$4]" office:value-type="float" office:value="132" calcext:value-type="float">
            <text:p>132</text:p>
          </table:table-cell>
          <table:table-cell table:formula="of:=[.K12]+[.$I$6]" office:value-type="float" office:value="1.12" calcext:value-type="float">
            <text:p>1,12</text:p>
          </table:table-cell>
          <table:table-cell table:formula="of:=[.L12]+[.$I$12]" office:value-type="float" office:value="12" calcext:value-type="float">
            <text:p>12</text:p>
          </table:table-cell>
          <table:table-cell table:formula="of:=([.$I$9]+[.J13])*[.K13]+[.L13]" office:value-type="float" office:value="327.84" calcext:value-type="float">
            <text:p>327,84</text:p>
          </table:table-cell>
          <table:table-cell table:formula="of:=([.$I$9]+[.J13]-[.C13])*[.K13]+[.L13]" office:value-type="float" office:value="139.68" calcext:value-type="float">
            <text:p>139,68</text:p>
          </table:table-cell>
          <table:table-cell table:formula="of:=([.$I$9]*1.25+[.J13]-[.C13])*[.K13]+[.L13]" office:value-type="float" office:value="181.68" calcext:value-type="float">
            <text:p>181,68</text:p>
          </table:table-cell>
          <table:table-cell/>
          <table:table-cell table:formula="of:=[.Q12]+[.$P$4]" office:value-type="float" office:value="240" calcext:value-type="float">
            <text:p>240</text:p>
          </table:table-cell>
          <table:table-cell table:formula="of:=[.R12]+[.$P$6]" office:value-type="float" office:value="2.2" calcext:value-type="float">
            <text:p>2,2</text:p>
          </table:table-cell>
          <table:table-cell table:formula="of:=([.$P$9]+[.Q13])*([.$P$12]+[.R13])" office:value-type="float" office:value="2728" calcext:value-type="float">
            <text:p>2728</text:p>
          </table:table-cell>
        </table:table-row>
        <table:table-row table:style-name="ro1">
          <table:table-cell table:number-columns-repeated="2"/>
          <table:table-cell table:formula="of:=[.C13]+[.$A$4]" office:value-type="float" office:value="179" calcext:value-type="float">
            <text:p>179</text:p>
          </table:table-cell>
          <table:table-cell/>
          <table:table-cell table:formula="of:=[.E13]+[.$A$8]" office:value-type="float" office:value="129" calcext:value-type="float">
            <text:p>129</text:p>
          </table:table-cell>
          <table:table-cell/>
          <table:table-cell table:formula="of:=[.G13]+[.$A$12]" office:value-type="float" office:value="220" calcext:value-type="float">
            <text:p>220</text:p>
          </table:table-cell>
          <table:table-cell table:number-columns-repeated="2"/>
          <table:table-cell table:formula="of:=[.J13]+[.$I$4]" office:value-type="float" office:value="143" calcext:value-type="float">
            <text:p>143</text:p>
          </table:table-cell>
          <table:table-cell table:formula="of:=[.K13]+[.$I$6]" office:value-type="float" office:value="1.13" calcext:value-type="float">
            <text:p>1,13</text:p>
          </table:table-cell>
          <table:table-cell table:formula="of:=[.L13]+[.$I$12]" office:value-type="float" office:value="13" calcext:value-type="float">
            <text:p>13</text:p>
          </table:table-cell>
          <table:table-cell table:formula="of:=([.$I$9]+[.J14])*[.K14]+[.L14]" office:value-type="float" office:value="344.09" calcext:value-type="float">
            <text:p>344,09</text:p>
          </table:table-cell>
          <table:table-cell table:formula="of:=([.$I$9]+[.J14]-[.C14])*[.K14]+[.L14]" office:value-type="float" office:value="141.82" calcext:value-type="float">
            <text:p>141,82</text:p>
          </table:table-cell>
          <table:table-cell table:formula="of:=([.$I$9]*1.25+[.J14]-[.C14])*[.K14]+[.L14]" office:value-type="float" office:value="184.195" calcext:value-type="float">
            <text:p>184,195</text:p>
          </table:table-cell>
          <table:table-cell/>
          <table:table-cell table:formula="of:=[.Q13]+[.$P$4]" office:value-type="float" office:value="260" calcext:value-type="float">
            <text:p>260</text:p>
          </table:table-cell>
          <table:table-cell table:formula="of:=[.R13]+[.$P$6]" office:value-type="float" office:value="2.3" calcext:value-type="float">
            <text:p>2,3</text:p>
          </table:table-cell>
          <table:table-cell table:formula="of:=([.$P$9]+[.Q14])*([.$P$12]+[.R14])" office:value-type="float" office:value="2898" calcext:value-type="float">
            <text:p>2898</text:p>
          </table:table-cell>
        </table:table-row>
        <table:table-row table:style-name="ro1">
          <table:table-cell table:number-columns-repeated="2"/>
          <table:table-cell table:formula="of:=[.C14]+[.$A$4]" office:value-type="float" office:value="190" calcext:value-type="float">
            <text:p>190</text:p>
          </table:table-cell>
          <table:table-cell/>
          <table:table-cell table:formula="of:=[.E14]+[.$A$8]" office:value-type="float" office:value="137" calcext:value-type="float">
            <text:p>137</text:p>
          </table:table-cell>
          <table:table-cell/>
          <table:table-cell table:formula="of:=[.G14]+[.$A$12]" office:value-type="float" office:value="230" calcext:value-type="float">
            <text:p>230</text:p>
          </table:table-cell>
          <table:table-cell table:number-columns-repeated="2"/>
          <table:table-cell table:formula="of:=[.J14]+[.$I$4]" office:value-type="float" office:value="154" calcext:value-type="float">
            <text:p>154</text:p>
          </table:table-cell>
          <table:table-cell table:formula="of:=[.K14]+[.$I$6]" office:value-type="float" office:value="1.14" calcext:value-type="float">
            <text:p>1,14</text:p>
          </table:table-cell>
          <table:table-cell table:formula="of:=[.L14]+[.$I$12]" office:value-type="float" office:value="14" calcext:value-type="float">
            <text:p>14</text:p>
          </table:table-cell>
          <table:table-cell table:formula="of:=([.$I$9]+[.J15])*[.K15]+[.L15]" office:value-type="float" office:value="360.56" calcext:value-type="float">
            <text:p>360,56</text:p>
          </table:table-cell>
          <table:table-cell table:formula="of:=([.$I$9]+[.J15]-[.C15])*[.K15]+[.L15]" office:value-type="float" office:value="143.96" calcext:value-type="float">
            <text:p>143,96</text:p>
          </table:table-cell>
          <table:table-cell table:formula="of:=([.$I$9]*1.25+[.J15]-[.C15])*[.K15]+[.L15]" office:value-type="float" office:value="186.71" calcext:value-type="float">
            <text:p>186,71</text:p>
          </table:table-cell>
          <table:table-cell/>
          <table:table-cell table:formula="of:=[.Q14]+[.$P$4]" office:value-type="float" office:value="280" calcext:value-type="float">
            <text:p>280</text:p>
          </table:table-cell>
          <table:table-cell table:formula="of:=[.R14]+[.$P$6]" office:value-type="float" office:value="2.4" calcext:value-type="float">
            <text:p>2,4</text:p>
          </table:table-cell>
          <table:table-cell table:formula="of:=([.$P$9]+[.Q15])*([.$P$12]+[.R15])" office:value-type="float" office:value="3072" calcext:value-type="float">
            <text:p>3072</text:p>
          </table:table-cell>
        </table:table-row>
        <table:table-row table:style-name="ro1">
          <table:table-cell table:number-columns-repeated="2"/>
          <table:table-cell table:formula="of:=[.C15]+[.$A$4]" office:value-type="float" office:value="201" calcext:value-type="float">
            <text:p>201</text:p>
          </table:table-cell>
          <table:table-cell/>
          <table:table-cell table:formula="of:=[.E15]+[.$A$8]" office:value-type="float" office:value="145" calcext:value-type="float">
            <text:p>145</text:p>
          </table:table-cell>
          <table:table-cell/>
          <table:table-cell table:formula="of:=[.G15]+[.$A$12]" office:value-type="float" office:value="240" calcext:value-type="float">
            <text:p>240</text:p>
          </table:table-cell>
          <table:table-cell table:number-columns-repeated="2"/>
          <table:table-cell table:formula="of:=[.J15]+[.$I$4]" office:value-type="float" office:value="165" calcext:value-type="float">
            <text:p>165</text:p>
          </table:table-cell>
          <table:table-cell table:formula="of:=[.K15]+[.$I$6]" office:value-type="float" office:value="1.15" calcext:value-type="float">
            <text:p>1,15</text:p>
          </table:table-cell>
          <table:table-cell table:formula="of:=[.L15]+[.$I$12]" office:value-type="float" office:value="15" calcext:value-type="float">
            <text:p>15</text:p>
          </table:table-cell>
          <table:table-cell table:formula="of:=([.$I$9]+[.J16])*[.K16]+[.L16]" office:value-type="float" office:value="377.25" calcext:value-type="float">
            <text:p>377,25</text:p>
          </table:table-cell>
          <table:table-cell table:formula="of:=([.$I$9]+[.J16]-[.C16])*[.K16]+[.L16]" office:value-type="float" office:value="146.1" calcext:value-type="float">
            <text:p>146,1</text:p>
          </table:table-cell>
          <table:table-cell table:formula="of:=([.$I$9]*1.25+[.J16]-[.C16])*[.K16]+[.L16]" office:value-type="float" office:value="189.225" calcext:value-type="float">
            <text:p>189,225</text:p>
          </table:table-cell>
          <table:table-cell/>
          <table:table-cell table:formula="of:=[.Q15]+[.$P$4]" office:value-type="float" office:value="300" calcext:value-type="float">
            <text:p>300</text:p>
          </table:table-cell>
          <table:table-cell table:formula="of:=[.R15]+[.$P$6]" office:value-type="float" office:value="2.5" calcext:value-type="float">
            <text:p>2,5</text:p>
          </table:table-cell>
          <table:table-cell table:formula="of:=([.$P$9]+[.Q16])*([.$P$12]+[.R16])" office:value-type="float" office:value="3250" calcext:value-type="float">
            <text:p>3250</text:p>
          </table:table-cell>
        </table:table-row>
        <table:table-row table:style-name="ro1">
          <table:table-cell table:number-columns-repeated="2"/>
          <table:table-cell table:formula="of:=[.C16]+[.$A$4]" office:value-type="float" office:value="212" calcext:value-type="float">
            <text:p>212</text:p>
          </table:table-cell>
          <table:table-cell/>
          <table:table-cell table:formula="of:=[.E16]+[.$A$8]" office:value-type="float" office:value="153" calcext:value-type="float">
            <text:p>153</text:p>
          </table:table-cell>
          <table:table-cell/>
          <table:table-cell table:formula="of:=[.G16]+[.$A$12]" office:value-type="float" office:value="250" calcext:value-type="float">
            <text:p>250</text:p>
          </table:table-cell>
          <table:table-cell table:number-columns-repeated="2"/>
          <table:table-cell table:formula="of:=[.J16]+[.$I$4]" office:value-type="float" office:value="176" calcext:value-type="float">
            <text:p>176</text:p>
          </table:table-cell>
          <table:table-cell table:formula="of:=[.K16]+[.$I$6]" office:value-type="float" office:value="1.16" calcext:value-type="float">
            <text:p>1,16</text:p>
          </table:table-cell>
          <table:table-cell table:formula="of:=[.L16]+[.$I$12]" office:value-type="float" office:value="16" calcext:value-type="float">
            <text:p>16</text:p>
          </table:table-cell>
          <table:table-cell table:formula="of:=([.$I$9]+[.J17])*[.K17]+[.L17]" office:value-type="float" office:value="394.16" calcext:value-type="float">
            <text:p>394,16</text:p>
          </table:table-cell>
          <table:table-cell table:formula="of:=([.$I$9]+[.J17]-[.C17])*[.K17]+[.L17]" office:value-type="float" office:value="148.24" calcext:value-type="float">
            <text:p>148,24</text:p>
          </table:table-cell>
          <table:table-cell table:formula="of:=([.$I$9]*1.25+[.J17]-[.C17])*[.K17]+[.L17]" office:value-type="float" office:value="191.74" calcext:value-type="float">
            <text:p>191,74</text:p>
          </table:table-cell>
          <table:table-cell/>
          <table:table-cell table:formula="of:=[.Q16]+[.$P$4]" office:value-type="float" office:value="320" calcext:value-type="float">
            <text:p>320</text:p>
          </table:table-cell>
          <table:table-cell table:formula="of:=[.R16]+[.$P$6]" office:value-type="float" office:value="2.6" calcext:value-type="float">
            <text:p>2,6</text:p>
          </table:table-cell>
          <table:table-cell table:formula="of:=([.$P$9]+[.Q17])*([.$P$12]+[.R17])" office:value-type="float" office:value="3432" calcext:value-type="float">
            <text:p>3432</text:p>
          </table:table-cell>
        </table:table-row>
        <table:table-row table:style-name="ro1">
          <table:table-cell table:number-columns-repeated="2"/>
          <table:table-cell table:formula="of:=[.C17]+[.$A$4]" office:value-type="float" office:value="223" calcext:value-type="float">
            <text:p>223</text:p>
          </table:table-cell>
          <table:table-cell/>
          <table:table-cell table:formula="of:=[.E17]+[.$A$8]" office:value-type="float" office:value="161" calcext:value-type="float">
            <text:p>161</text:p>
          </table:table-cell>
          <table:table-cell/>
          <table:table-cell table:formula="of:=[.G17]+[.$A$12]" office:value-type="float" office:value="260" calcext:value-type="float">
            <text:p>260</text:p>
          </table:table-cell>
          <table:table-cell table:number-columns-repeated="2"/>
          <table:table-cell table:formula="of:=[.J17]+[.$I$4]" office:value-type="float" office:value="187" calcext:value-type="float">
            <text:p>187</text:p>
          </table:table-cell>
          <table:table-cell table:formula="of:=[.K17]+[.$I$6]" office:value-type="float" office:value="1.17" calcext:value-type="float">
            <text:p>1,17</text:p>
          </table:table-cell>
          <table:table-cell table:formula="of:=[.L17]+[.$I$12]" office:value-type="float" office:value="17" calcext:value-type="float">
            <text:p>17</text:p>
          </table:table-cell>
          <table:table-cell table:formula="of:=([.$I$9]+[.J18])*[.K18]+[.L18]" office:value-type="float" office:value="411.29" calcext:value-type="float">
            <text:p>411,29</text:p>
          </table:table-cell>
          <table:table-cell table:formula="of:=([.$I$9]+[.J18]-[.C18])*[.K18]+[.L18]" office:value-type="float" office:value="150.38" calcext:value-type="float">
            <text:p>150,38</text:p>
          </table:table-cell>
          <table:table-cell table:formula="of:=([.$I$9]*1.25+[.J18]-[.C18])*[.K18]+[.L18]" office:value-type="float" office:value="194.255" calcext:value-type="float">
            <text:p>194,255</text:p>
          </table:table-cell>
          <table:table-cell/>
          <table:table-cell table:formula="of:=[.Q17]+[.$P$4]" office:value-type="float" office:value="340" calcext:value-type="float">
            <text:p>340</text:p>
          </table:table-cell>
          <table:table-cell table:formula="of:=[.R17]+[.$P$6]" office:value-type="float" office:value="2.7" calcext:value-type="float">
            <text:p>2,7</text:p>
          </table:table-cell>
          <table:table-cell table:formula="of:=([.$P$9]+[.Q18])*([.$P$12]+[.R18])" office:value-type="float" office:value="3618" calcext:value-type="float">
            <text:p>3618</text:p>
          </table:table-cell>
        </table:table-row>
        <table:table-row table:style-name="ro1">
          <table:table-cell table:number-columns-repeated="2"/>
          <table:table-cell table:formula="of:=[.C18]+[.$A$4]" office:value-type="float" office:value="234" calcext:value-type="float">
            <text:p>234</text:p>
          </table:table-cell>
          <table:table-cell/>
          <table:table-cell table:formula="of:=[.E18]+[.$A$8]" office:value-type="float" office:value="169" calcext:value-type="float">
            <text:p>169</text:p>
          </table:table-cell>
          <table:table-cell/>
          <table:table-cell table:formula="of:=[.G18]+[.$A$12]" office:value-type="float" office:value="270" calcext:value-type="float">
            <text:p>270</text:p>
          </table:table-cell>
          <table:table-cell table:number-columns-repeated="2"/>
          <table:table-cell table:formula="of:=[.J18]+[.$I$4]" office:value-type="float" office:value="198" calcext:value-type="float">
            <text:p>198</text:p>
          </table:table-cell>
          <table:table-cell table:formula="of:=[.K18]+[.$I$6]" office:value-type="float" office:value="1.18" calcext:value-type="float">
            <text:p>1,18</text:p>
          </table:table-cell>
          <table:table-cell table:formula="of:=[.L18]+[.$I$12]" office:value-type="float" office:value="18" calcext:value-type="float">
            <text:p>18</text:p>
          </table:table-cell>
          <table:table-cell table:formula="of:=([.$I$9]+[.J19])*[.K19]+[.L19]" office:value-type="float" office:value="428.64" calcext:value-type="float">
            <text:p>428,64</text:p>
          </table:table-cell>
          <table:table-cell table:formula="of:=([.$I$9]+[.J19]-[.C19])*[.K19]+[.L19]" office:value-type="float" office:value="152.52" calcext:value-type="float">
            <text:p>152,52</text:p>
          </table:table-cell>
          <table:table-cell table:formula="of:=([.$I$9]*1.25+[.J19]-[.C19])*[.K19]+[.L19]" office:value-type="float" office:value="196.77" calcext:value-type="float">
            <text:p>196,77</text:p>
          </table:table-cell>
          <table:table-cell/>
          <table:table-cell table:formula="of:=[.Q18]+[.$P$4]" office:value-type="float" office:value="360" calcext:value-type="float">
            <text:p>360</text:p>
          </table:table-cell>
          <table:table-cell table:formula="of:=[.R18]+[.$P$6]" office:value-type="float" office:value="2.8" calcext:value-type="float">
            <text:p>2,8</text:p>
          </table:table-cell>
          <table:table-cell table:formula="of:=([.$P$9]+[.Q19])*([.$P$12]+[.R19])" office:value-type="float" office:value="3808" calcext:value-type="float">
            <text:p>3808</text:p>
          </table:table-cell>
        </table:table-row>
        <table:table-row table:style-name="ro1">
          <table:table-cell table:number-columns-repeated="2"/>
          <table:table-cell table:formula="of:=[.C19]+[.$A$4]" office:value-type="float" office:value="245" calcext:value-type="float">
            <text:p>245</text:p>
          </table:table-cell>
          <table:table-cell/>
          <table:table-cell table:formula="of:=[.E19]+[.$A$8]" office:value-type="float" office:value="177" calcext:value-type="float">
            <text:p>177</text:p>
          </table:table-cell>
          <table:table-cell/>
          <table:table-cell table:formula="of:=[.G19]+[.$A$12]" office:value-type="float" office:value="280" calcext:value-type="float">
            <text:p>280</text:p>
          </table:table-cell>
          <table:table-cell table:number-columns-repeated="2"/>
          <table:table-cell table:formula="of:=[.J19]+[.$I$4]" office:value-type="float" office:value="209" calcext:value-type="float">
            <text:p>209</text:p>
          </table:table-cell>
          <table:table-cell table:formula="of:=[.K19]+[.$I$6]" office:value-type="float" office:value="1.19" calcext:value-type="float">
            <text:p>1,19</text:p>
          </table:table-cell>
          <table:table-cell table:formula="of:=[.L19]+[.$I$12]" office:value-type="float" office:value="19" calcext:value-type="float">
            <text:p>19</text:p>
          </table:table-cell>
          <table:table-cell table:formula="of:=([.$I$9]+[.J20])*[.K20]+[.L20]" office:value-type="float" office:value="446.21" calcext:value-type="float">
            <text:p>446,21</text:p>
          </table:table-cell>
          <table:table-cell table:formula="of:=([.$I$9]+[.J20]-[.C20])*[.K20]+[.L20]" office:value-type="float" office:value="154.66" calcext:value-type="float">
            <text:p>154,66</text:p>
          </table:table-cell>
          <table:table-cell table:formula="of:=([.$I$9]*1.25+[.J20]-[.C20])*[.K20]+[.L20]" office:value-type="float" office:value="199.285" calcext:value-type="float">
            <text:p>199,285</text:p>
          </table:table-cell>
          <table:table-cell/>
          <table:table-cell table:formula="of:=[.Q19]+[.$P$4]" office:value-type="float" office:value="380" calcext:value-type="float">
            <text:p>380</text:p>
          </table:table-cell>
          <table:table-cell table:formula="of:=[.R19]+[.$P$6]" office:value-type="float" office:value="2.9" calcext:value-type="float">
            <text:p>2,9</text:p>
          </table:table-cell>
          <table:table-cell table:formula="of:=([.$P$9]+[.Q20])*([.$P$12]+[.R20])" office:value-type="float" office:value="4002" calcext:value-type="float">
            <text:p>4002</text:p>
          </table:table-cell>
        </table:table-row>
        <table:table-row table:style-name="ro1">
          <table:table-cell table:number-columns-repeated="2"/>
          <table:table-cell table:formula="of:=[.C20]+[.$A$4]" office:value-type="float" office:value="256" calcext:value-type="float">
            <text:p>256</text:p>
          </table:table-cell>
          <table:table-cell/>
          <table:table-cell table:formula="of:=[.E20]+[.$A$8]" office:value-type="float" office:value="185" calcext:value-type="float">
            <text:p>185</text:p>
          </table:table-cell>
          <table:table-cell/>
          <table:table-cell table:formula="of:=[.G20]+[.$A$12]" office:value-type="float" office:value="290" calcext:value-type="float">
            <text:p>290</text:p>
          </table:table-cell>
          <table:table-cell table:number-columns-repeated="2"/>
          <table:table-cell table:formula="of:=[.J20]+[.$I$4]" office:value-type="float" office:value="220" calcext:value-type="float">
            <text:p>220</text:p>
          </table:table-cell>
          <table:table-cell table:formula="of:=[.K20]+[.$I$6]" office:value-type="float" office:value="1.2" calcext:value-type="float">
            <text:p>1,2</text:p>
          </table:table-cell>
          <table:table-cell table:formula="of:=[.L20]+[.$I$12]" office:value-type="float" office:value="20" calcext:value-type="float">
            <text:p>20</text:p>
          </table:table-cell>
          <table:table-cell table:formula="of:=([.$I$9]+[.J21])*[.K21]+[.L21]" office:value-type="float" office:value="464" calcext:value-type="float">
            <text:p>464</text:p>
          </table:table-cell>
          <table:table-cell table:formula="of:=([.$I$9]+[.J21]-[.C21])*[.K21]+[.L21]" office:value-type="float" office:value="156.8" calcext:value-type="float">
            <text:p>156,8</text:p>
          </table:table-cell>
          <table:table-cell table:formula="of:=([.$I$9]*1.25+[.J21]-[.C21])*[.K21]+[.L21]" office:value-type="float" office:value="201.8" calcext:value-type="float">
            <text:p>201,8</text:p>
          </table:table-cell>
          <table:table-cell/>
          <table:table-cell table:formula="of:=[.Q20]+[.$P$4]" office:value-type="float" office:value="400" calcext:value-type="float">
            <text:p>400</text:p>
          </table:table-cell>
          <table:table-cell table:formula="of:=[.R20]+[.$P$6]" office:value-type="float" office:value="3" calcext:value-type="float">
            <text:p>3</text:p>
          </table:table-cell>
          <table:table-cell table:formula="of:=([.$P$9]+[.Q21])*([.$P$12]+[.R21])" office:value-type="float" office:value="4200" calcext:value-type="float">
            <text:p>4200</text:p>
          </table:table-cell>
        </table:table-row>
        <table:table-row table:style-name="ro1">
          <table:table-cell table:number-columns-repeated="2"/>
          <table:table-cell table:formula="of:=[.C21]+[.$A$4]" office:value-type="float" office:value="267" calcext:value-type="float">
            <text:p>267</text:p>
          </table:table-cell>
          <table:table-cell/>
          <table:table-cell table:formula="of:=[.E21]+[.$A$8]" office:value-type="float" office:value="193" calcext:value-type="float">
            <text:p>193</text:p>
          </table:table-cell>
          <table:table-cell/>
          <table:table-cell table:formula="of:=[.G21]+[.$A$12]" office:value-type="float" office:value="300" calcext:value-type="float">
            <text:p>300</text:p>
          </table:table-cell>
          <table:table-cell table:number-columns-repeated="2"/>
          <table:table-cell table:formula="of:=[.J21]+[.$I$4]" office:value-type="float" office:value="231" calcext:value-type="float">
            <text:p>231</text:p>
          </table:table-cell>
          <table:table-cell table:formula="of:=[.K21]+[.$I$6]" office:value-type="float" office:value="1.21" calcext:value-type="float">
            <text:p>1,21</text:p>
          </table:table-cell>
          <table:table-cell table:formula="of:=[.L21]+[.$I$12]" office:value-type="float" office:value="21" calcext:value-type="float">
            <text:p>21</text:p>
          </table:table-cell>
          <table:table-cell table:formula="of:=([.$I$9]+[.J22])*[.K22]+[.L22]" office:value-type="float" office:value="482.01" calcext:value-type="float">
            <text:p>482,01</text:p>
          </table:table-cell>
          <table:table-cell table:formula="of:=([.$I$9]+[.J22]-[.C22])*[.K22]+[.L22]" office:value-type="float" office:value="158.94" calcext:value-type="float">
            <text:p>158,94</text:p>
          </table:table-cell>
          <table:table-cell table:formula="of:=([.$I$9]*1.25+[.J22]-[.C22])*[.K22]+[.L22]" office:value-type="float" office:value="204.315" calcext:value-type="float">
            <text:p>204,315</text:p>
          </table:table-cell>
          <table:table-cell/>
          <table:table-cell table:formula="of:=[.Q21]+[.$P$4]" office:value-type="float" office:value="420" calcext:value-type="float">
            <text:p>420</text:p>
          </table:table-cell>
          <table:table-cell table:formula="of:=[.R21]+[.$P$6]" office:value-type="float" office:value="3.1" calcext:value-type="float">
            <text:p>3,1</text:p>
          </table:table-cell>
          <table:table-cell table:formula="of:=([.$P$9]+[.Q22])*([.$P$12]+[.R22])" office:value-type="float" office:value="4402" calcext:value-type="float">
            <text:p>4402</text:p>
          </table:table-cell>
        </table:table-row>
        <table:table-row table:style-name="ro1">
          <table:table-cell table:number-columns-repeated="2"/>
          <table:table-cell table:formula="of:=[.C22]+[.$A$4]" office:value-type="float" office:value="278" calcext:value-type="float">
            <text:p>278</text:p>
          </table:table-cell>
          <table:table-cell/>
          <table:table-cell table:formula="of:=[.E22]+[.$A$8]" office:value-type="float" office:value="201" calcext:value-type="float">
            <text:p>201</text:p>
          </table:table-cell>
          <table:table-cell/>
          <table:table-cell table:formula="of:=[.G22]+[.$A$12]" office:value-type="float" office:value="310" calcext:value-type="float">
            <text:p>310</text:p>
          </table:table-cell>
          <table:table-cell table:number-columns-repeated="2"/>
          <table:table-cell table:formula="of:=[.J22]+[.$I$4]" office:value-type="float" office:value="242" calcext:value-type="float">
            <text:p>242</text:p>
          </table:table-cell>
          <table:table-cell table:formula="of:=[.K22]+[.$I$6]" office:value-type="float" office:value="1.22" calcext:value-type="float">
            <text:p>1,22</text:p>
          </table:table-cell>
          <table:table-cell table:formula="of:=[.L22]+[.$I$12]" office:value-type="float" office:value="22" calcext:value-type="float">
            <text:p>22</text:p>
          </table:table-cell>
          <table:table-cell table:formula="of:=([.$I$9]+[.J23])*[.K23]+[.L23]" office:value-type="float" office:value="500.24" calcext:value-type="float">
            <text:p>500,24</text:p>
          </table:table-cell>
          <table:table-cell table:formula="of:=([.$I$9]+[.J23]-[.C23])*[.K23]+[.L23]" office:value-type="float" office:value="161.08" calcext:value-type="float">
            <text:p>161,08</text:p>
          </table:table-cell>
          <table:table-cell table:formula="of:=([.$I$9]*1.25+[.J23]-[.C23])*[.K23]+[.L23]" office:value-type="float" office:value="206.83" calcext:value-type="float">
            <text:p>206,83</text:p>
          </table:table-cell>
          <table:table-cell/>
          <table:table-cell table:formula="of:=[.Q22]+[.$P$4]" office:value-type="float" office:value="440" calcext:value-type="float">
            <text:p>440</text:p>
          </table:table-cell>
          <table:table-cell table:formula="of:=[.R22]+[.$P$6]" office:value-type="float" office:value="3.2" calcext:value-type="float">
            <text:p>3,2</text:p>
          </table:table-cell>
          <table:table-cell table:formula="of:=([.$P$9]+[.Q23])*([.$P$12]+[.R23])" office:value-type="float" office:value="4608" calcext:value-type="float">
            <text:p>4608</text:p>
          </table:table-cell>
        </table:table-row>
        <table:table-row table:style-name="ro1">
          <table:table-cell table:number-columns-repeated="2"/>
          <table:table-cell table:formula="of:=[.C23]+[.$A$4]" office:value-type="float" office:value="289" calcext:value-type="float">
            <text:p>289</text:p>
          </table:table-cell>
          <table:table-cell/>
          <table:table-cell table:formula="of:=[.E23]+[.$A$8]" office:value-type="float" office:value="209" calcext:value-type="float">
            <text:p>209</text:p>
          </table:table-cell>
          <table:table-cell/>
          <table:table-cell table:formula="of:=[.G23]+[.$A$12]" office:value-type="float" office:value="320" calcext:value-type="float">
            <text:p>320</text:p>
          </table:table-cell>
          <table:table-cell table:number-columns-repeated="2"/>
          <table:table-cell table:formula="of:=[.J23]+[.$I$4]" office:value-type="float" office:value="253" calcext:value-type="float">
            <text:p>253</text:p>
          </table:table-cell>
          <table:table-cell table:formula="of:=[.K23]+[.$I$6]" office:value-type="float" office:value="1.23" calcext:value-type="float">
            <text:p>1,23</text:p>
          </table:table-cell>
          <table:table-cell table:formula="of:=[.L23]+[.$I$12]" office:value-type="float" office:value="23" calcext:value-type="float">
            <text:p>23</text:p>
          </table:table-cell>
          <table:table-cell table:formula="of:=([.$I$9]+[.J24])*[.K24]+[.L24]" office:value-type="float" office:value="518.69" calcext:value-type="float">
            <text:p>518,69</text:p>
          </table:table-cell>
          <table:table-cell table:formula="of:=([.$I$9]+[.J24]-[.C24])*[.K24]+[.L24]" office:value-type="float" office:value="163.22" calcext:value-type="float">
            <text:p>163,22</text:p>
          </table:table-cell>
          <table:table-cell table:formula="of:=([.$I$9]*1.25+[.J24]-[.C24])*[.K24]+[.L24]" office:value-type="float" office:value="209.345" calcext:value-type="float">
            <text:p>209,345</text:p>
          </table:table-cell>
          <table:table-cell/>
          <table:table-cell table:formula="of:=[.Q23]+[.$P$4]" office:value-type="float" office:value="460" calcext:value-type="float">
            <text:p>460</text:p>
          </table:table-cell>
          <table:table-cell table:formula="of:=[.R23]+[.$P$6]" office:value-type="float" office:value="3.3" calcext:value-type="float">
            <text:p>3,3</text:p>
          </table:table-cell>
          <table:table-cell table:formula="of:=([.$P$9]+[.Q24])*([.$P$12]+[.R24])" office:value-type="float" office:value="4818" calcext:value-type="float">
            <text:p>4818</text:p>
          </table:table-cell>
        </table:table-row>
        <table:table-row table:style-name="ro1">
          <table:table-cell table:number-columns-repeated="2"/>
          <table:table-cell table:formula="of:=[.C24]+[.$A$4]" office:value-type="float" office:value="300" calcext:value-type="float">
            <text:p>300</text:p>
          </table:table-cell>
          <table:table-cell/>
          <table:table-cell table:formula="of:=[.E24]+[.$A$8]" office:value-type="float" office:value="217" calcext:value-type="float">
            <text:p>217</text:p>
          </table:table-cell>
          <table:table-cell/>
          <table:table-cell table:formula="of:=[.G24]+[.$A$12]" office:value-type="float" office:value="330" calcext:value-type="float">
            <text:p>330</text:p>
          </table:table-cell>
          <table:table-cell table:number-columns-repeated="2"/>
          <table:table-cell table:formula="of:=[.J24]+[.$I$4]" office:value-type="float" office:value="264" calcext:value-type="float">
            <text:p>264</text:p>
          </table:table-cell>
          <table:table-cell table:formula="of:=[.K24]+[.$I$6]" office:value-type="float" office:value="1.24" calcext:value-type="float">
            <text:p>1,24</text:p>
          </table:table-cell>
          <table:table-cell table:formula="of:=[.L24]+[.$I$12]" office:value-type="float" office:value="24" calcext:value-type="float">
            <text:p>24</text:p>
          </table:table-cell>
          <table:table-cell table:formula="of:=([.$I$9]+[.J25])*[.K25]+[.L25]" office:value-type="float" office:value="537.36" calcext:value-type="float">
            <text:p>537,36</text:p>
          </table:table-cell>
          <table:table-cell table:formula="of:=([.$I$9]+[.J25]-[.C25])*[.K25]+[.L25]" office:value-type="float" office:value="165.36" calcext:value-type="float">
            <text:p>165,36</text:p>
          </table:table-cell>
          <table:table-cell table:formula="of:=([.$I$9]*1.25+[.J25]-[.C25])*[.K25]+[.L25]" office:value-type="float" office:value="211.86" calcext:value-type="float">
            <text:p>211,86</text:p>
          </table:table-cell>
          <table:table-cell/>
          <table:table-cell table:formula="of:=[.Q24]+[.$P$4]" office:value-type="float" office:value="480" calcext:value-type="float">
            <text:p>480</text:p>
          </table:table-cell>
          <table:table-cell table:formula="of:=[.R24]+[.$P$6]" office:value-type="float" office:value="3.4" calcext:value-type="float">
            <text:p>3,4</text:p>
          </table:table-cell>
          <table:table-cell table:formula="of:=([.$P$9]+[.Q25])*([.$P$12]+[.R25])" office:value-type="float" office:value="5032" calcext:value-type="float">
            <text:p>5032</text:p>
          </table:table-cell>
        </table:table-row>
        <table:table-row table:style-name="ro1">
          <table:table-cell table:number-columns-repeated="2"/>
          <table:table-cell table:formula="of:=[.C25]+[.$A$4]" office:value-type="float" office:value="311" calcext:value-type="float">
            <text:p>311</text:p>
          </table:table-cell>
          <table:table-cell/>
          <table:table-cell table:formula="of:=[.E25]+[.$A$8]" office:value-type="float" office:value="225" calcext:value-type="float">
            <text:p>225</text:p>
          </table:table-cell>
          <table:table-cell/>
          <table:table-cell table:formula="of:=[.G25]+[.$A$12]" office:value-type="float" office:value="340" calcext:value-type="float">
            <text:p>340</text:p>
          </table:table-cell>
          <table:table-cell table:number-columns-repeated="2"/>
          <table:table-cell table:formula="of:=[.J25]+[.$I$4]" office:value-type="float" office:value="275" calcext:value-type="float">
            <text:p>275</text:p>
          </table:table-cell>
          <table:table-cell table:formula="of:=[.K25]+[.$I$6]" office:value-type="float" office:value="1.25" calcext:value-type="float">
            <text:p>1,25</text:p>
          </table:table-cell>
          <table:table-cell table:formula="of:=[.L25]+[.$I$12]" office:value-type="float" office:value="25" calcext:value-type="float">
            <text:p>25</text:p>
          </table:table-cell>
          <table:table-cell table:formula="of:=([.$I$9]+[.J26])*[.K26]+[.L26]" office:value-type="float" office:value="556.25" calcext:value-type="float">
            <text:p>556,25</text:p>
          </table:table-cell>
          <table:table-cell table:formula="of:=([.$I$9]+[.J26]-[.C26])*[.K26]+[.L26]" office:value-type="float" office:value="167.5" calcext:value-type="float">
            <text:p>167,5</text:p>
          </table:table-cell>
          <table:table-cell table:formula="of:=([.$I$9]*1.25+[.J26]-[.C26])*[.K26]+[.L26]" office:value-type="float" office:value="214.375" calcext:value-type="float">
            <text:p>214,375</text:p>
          </table:table-cell>
          <table:table-cell/>
          <table:table-cell table:formula="of:=[.Q25]+[.$P$4]" office:value-type="float" office:value="500" calcext:value-type="float">
            <text:p>500</text:p>
          </table:table-cell>
          <table:table-cell table:formula="of:=[.R25]+[.$P$6]" office:value-type="float" office:value="3.5" calcext:value-type="float">
            <text:p>3,5</text:p>
          </table:table-cell>
          <table:table-cell table:formula="of:=([.$P$9]+[.Q26])*([.$P$12]+[.R26])" office:value-type="float" office:value="5250" calcext:value-type="float">
            <text:p>5250</text:p>
          </table:table-cell>
        </table:table-row>
        <table:table-row table:style-name="ro1">
          <table:table-cell table:number-columns-repeated="2"/>
          <table:table-cell table:formula="of:=[.C26]+[.$A$4]" office:value-type="float" office:value="322" calcext:value-type="float">
            <text:p>322</text:p>
          </table:table-cell>
          <table:table-cell/>
          <table:table-cell table:formula="of:=[.E26]+[.$A$8]" office:value-type="float" office:value="233" calcext:value-type="float">
            <text:p>233</text:p>
          </table:table-cell>
          <table:table-cell/>
          <table:table-cell table:formula="of:=[.G26]+[.$A$12]" office:value-type="float" office:value="350" calcext:value-type="float">
            <text:p>350</text:p>
          </table:table-cell>
          <table:table-cell table:number-columns-repeated="2"/>
          <table:table-cell table:formula="of:=[.J26]+[.$I$4]" office:value-type="float" office:value="286" calcext:value-type="float">
            <text:p>286</text:p>
          </table:table-cell>
          <table:table-cell table:formula="of:=[.K26]+[.$I$6]" office:value-type="float" office:value="1.26" calcext:value-type="float">
            <text:p>1,26</text:p>
          </table:table-cell>
          <table:table-cell table:formula="of:=[.L26]+[.$I$12]" office:value-type="float" office:value="26" calcext:value-type="float">
            <text:p>26</text:p>
          </table:table-cell>
          <table:table-cell table:formula="of:=([.$I$9]+[.J27])*[.K27]+[.L27]" office:value-type="float" office:value="575.36" calcext:value-type="float">
            <text:p>575,36</text:p>
          </table:table-cell>
          <table:table-cell table:formula="of:=([.$I$9]+[.J27]-[.C27])*[.K27]+[.L27]" office:value-type="float" office:value="169.64" calcext:value-type="float">
            <text:p>169,64</text:p>
          </table:table-cell>
          <table:table-cell table:formula="of:=([.$I$9]*1.25+[.J27]-[.C27])*[.K27]+[.L27]" office:value-type="float" office:value="216.89" calcext:value-type="float">
            <text:p>216,89</text:p>
          </table:table-cell>
          <table:table-cell/>
          <table:table-cell table:formula="of:=[.Q26]+[.$P$4]" office:value-type="float" office:value="520" calcext:value-type="float">
            <text:p>520</text:p>
          </table:table-cell>
          <table:table-cell table:formula="of:=[.R26]+[.$P$6]" office:value-type="float" office:value="3.6" calcext:value-type="float">
            <text:p>3,6</text:p>
          </table:table-cell>
          <table:table-cell table:formula="of:=([.$P$9]+[.Q27])*([.$P$12]+[.R27])" office:value-type="float" office:value="5472" calcext:value-type="float">
            <text:p>5472</text:p>
          </table:table-cell>
        </table:table-row>
        <table:table-row table:style-name="ro1">
          <table:table-cell table:number-columns-repeated="2"/>
          <table:table-cell table:formula="of:=[.C27]+[.$A$4]" office:value-type="float" office:value="333" calcext:value-type="float">
            <text:p>333</text:p>
          </table:table-cell>
          <table:table-cell/>
          <table:table-cell table:formula="of:=[.E27]+[.$A$8]" office:value-type="float" office:value="241" calcext:value-type="float">
            <text:p>241</text:p>
          </table:table-cell>
          <table:table-cell/>
          <table:table-cell table:formula="of:=[.G27]+[.$A$12]" office:value-type="float" office:value="360" calcext:value-type="float">
            <text:p>360</text:p>
          </table:table-cell>
          <table:table-cell table:number-columns-repeated="2"/>
          <table:table-cell table:formula="of:=[.J27]+[.$I$4]" office:value-type="float" office:value="297" calcext:value-type="float">
            <text:p>297</text:p>
          </table:table-cell>
          <table:table-cell table:formula="of:=[.K27]+[.$I$6]" office:value-type="float" office:value="1.27" calcext:value-type="float">
            <text:p>1,27</text:p>
          </table:table-cell>
          <table:table-cell table:formula="of:=[.L27]+[.$I$12]" office:value-type="float" office:value="27" calcext:value-type="float">
            <text:p>27</text:p>
          </table:table-cell>
          <table:table-cell table:formula="of:=([.$I$9]+[.J28])*[.K28]+[.L28]" office:value-type="float" office:value="594.69" calcext:value-type="float">
            <text:p>594,69</text:p>
          </table:table-cell>
          <table:table-cell table:formula="of:=([.$I$9]+[.J28]-[.C28])*[.K28]+[.L28]" office:value-type="float" office:value="171.78" calcext:value-type="float">
            <text:p>171,78</text:p>
          </table:table-cell>
          <table:table-cell table:formula="of:=([.$I$9]*1.25+[.J28]-[.C28])*[.K28]+[.L28]" office:value-type="float" office:value="219.405" calcext:value-type="float">
            <text:p>219,405</text:p>
          </table:table-cell>
          <table:table-cell/>
          <table:table-cell table:formula="of:=[.Q27]+[.$P$4]" office:value-type="float" office:value="540" calcext:value-type="float">
            <text:p>540</text:p>
          </table:table-cell>
          <table:table-cell table:formula="of:=[.R27]+[.$P$6]" office:value-type="float" office:value="3.7" calcext:value-type="float">
            <text:p>3,7</text:p>
          </table:table-cell>
          <table:table-cell table:formula="of:=([.$P$9]+[.Q28])*([.$P$12]+[.R28])" office:value-type="float" office:value="5698" calcext:value-type="float">
            <text:p>5698</text:p>
          </table:table-cell>
        </table:table-row>
        <table:table-row table:style-name="ro1">
          <table:table-cell table:number-columns-repeated="2"/>
          <table:table-cell table:formula="of:=[.C28]+[.$A$4]" office:value-type="float" office:value="344" calcext:value-type="float">
            <text:p>344</text:p>
          </table:table-cell>
          <table:table-cell/>
          <table:table-cell table:formula="of:=[.E28]+[.$A$8]" office:value-type="float" office:value="249" calcext:value-type="float">
            <text:p>249</text:p>
          </table:table-cell>
          <table:table-cell/>
          <table:table-cell table:formula="of:=[.G28]+[.$A$12]" office:value-type="float" office:value="370" calcext:value-type="float">
            <text:p>370</text:p>
          </table:table-cell>
          <table:table-cell table:number-columns-repeated="2"/>
          <table:table-cell table:formula="of:=[.J28]+[.$I$4]" office:value-type="float" office:value="308" calcext:value-type="float">
            <text:p>308</text:p>
          </table:table-cell>
          <table:table-cell table:formula="of:=[.K28]+[.$I$6]" office:value-type="float" office:value="1.28" calcext:value-type="float">
            <text:p>1,28</text:p>
          </table:table-cell>
          <table:table-cell table:formula="of:=[.L28]+[.$I$12]" office:value-type="float" office:value="28" calcext:value-type="float">
            <text:p>28</text:p>
          </table:table-cell>
          <table:table-cell table:formula="of:=([.$I$9]+[.J29])*[.K29]+[.L29]" office:value-type="float" office:value="614.24" calcext:value-type="float">
            <text:p>614,24</text:p>
          </table:table-cell>
          <table:table-cell table:formula="of:=([.$I$9]+[.J29]-[.C29])*[.K29]+[.L29]" office:value-type="float" office:value="173.92" calcext:value-type="float">
            <text:p>173,92</text:p>
          </table:table-cell>
          <table:table-cell table:formula="of:=([.$I$9]*1.25+[.J29]-[.C29])*[.K29]+[.L29]" office:value-type="float" office:value="221.92" calcext:value-type="float">
            <text:p>221,92</text:p>
          </table:table-cell>
          <table:table-cell/>
          <table:table-cell table:formula="of:=[.Q28]+[.$P$4]" office:value-type="float" office:value="560" calcext:value-type="float">
            <text:p>560</text:p>
          </table:table-cell>
          <table:table-cell table:formula="of:=[.R28]+[.$P$6]" office:value-type="float" office:value="3.8" calcext:value-type="float">
            <text:p>3,8</text:p>
          </table:table-cell>
          <table:table-cell table:formula="of:=([.$P$9]+[.Q29])*([.$P$12]+[.R29])" office:value-type="float" office:value="5928" calcext:value-type="float">
            <text:p>5928</text:p>
          </table:table-cell>
        </table:table-row>
        <table:table-row table:style-name="ro1">
          <table:table-cell table:number-columns-repeated="2"/>
          <table:table-cell table:formula="of:=[.C29]+[.$A$4]" office:value-type="float" office:value="355" calcext:value-type="float">
            <text:p>355</text:p>
          </table:table-cell>
          <table:table-cell/>
          <table:table-cell table:formula="of:=[.E29]+[.$A$8]" office:value-type="float" office:value="257" calcext:value-type="float">
            <text:p>257</text:p>
          </table:table-cell>
          <table:table-cell/>
          <table:table-cell table:formula="of:=[.G29]+[.$A$12]" office:value-type="float" office:value="380" calcext:value-type="float">
            <text:p>380</text:p>
          </table:table-cell>
          <table:table-cell table:number-columns-repeated="2"/>
          <table:table-cell table:formula="of:=[.J29]+[.$I$4]" office:value-type="float" office:value="319" calcext:value-type="float">
            <text:p>319</text:p>
          </table:table-cell>
          <table:table-cell table:formula="of:=[.K29]+[.$I$6]" office:value-type="float" office:value="1.29" calcext:value-type="float">
            <text:p>1,29</text:p>
          </table:table-cell>
          <table:table-cell table:formula="of:=[.L29]+[.$I$12]" office:value-type="float" office:value="29" calcext:value-type="float">
            <text:p>29</text:p>
          </table:table-cell>
          <table:table-cell table:formula="of:=([.$I$9]+[.J30])*[.K30]+[.L30]" office:value-type="float" office:value="634.01" calcext:value-type="float">
            <text:p>634,01</text:p>
          </table:table-cell>
          <table:table-cell table:formula="of:=([.$I$9]+[.J30]-[.C30])*[.K30]+[.L30]" office:value-type="float" office:value="176.06" calcext:value-type="float">
            <text:p>176,06</text:p>
          </table:table-cell>
          <table:table-cell table:formula="of:=([.$I$9]*1.25+[.J30]-[.C30])*[.K30]+[.L30]" office:value-type="float" office:value="224.435" calcext:value-type="float">
            <text:p>224,435</text:p>
          </table:table-cell>
          <table:table-cell/>
          <table:table-cell table:formula="of:=[.Q29]+[.$P$4]" office:value-type="float" office:value="580" calcext:value-type="float">
            <text:p>580</text:p>
          </table:table-cell>
          <table:table-cell table:formula="of:=[.R29]+[.$P$6]" office:value-type="float" office:value="3.9" calcext:value-type="float">
            <text:p>3,9</text:p>
          </table:table-cell>
          <table:table-cell table:formula="of:=([.$P$9]+[.Q30])*([.$P$12]+[.R30])" office:value-type="float" office:value="6162" calcext:value-type="float">
            <text:p>6162</text:p>
          </table:table-cell>
        </table:table-row>
        <table:table-row table:style-name="ro1">
          <table:table-cell table:number-columns-repeated="2"/>
          <table:table-cell table:formula="of:=[.C30]+[.$A$4]" office:value-type="float" office:value="366" calcext:value-type="float">
            <text:p>366</text:p>
          </table:table-cell>
          <table:table-cell/>
          <table:table-cell table:formula="of:=[.E30]+[.$A$8]" office:value-type="float" office:value="265" calcext:value-type="float">
            <text:p>265</text:p>
          </table:table-cell>
          <table:table-cell/>
          <table:table-cell table:formula="of:=[.G30]+[.$A$12]" office:value-type="float" office:value="390" calcext:value-type="float">
            <text:p>390</text:p>
          </table:table-cell>
          <table:table-cell table:number-columns-repeated="2"/>
          <table:table-cell table:formula="of:=[.J30]+[.$I$4]" office:value-type="float" office:value="330" calcext:value-type="float">
            <text:p>330</text:p>
          </table:table-cell>
          <table:table-cell table:formula="of:=[.K30]+[.$I$6]" office:value-type="float" office:value="1.3" calcext:value-type="float">
            <text:p>1,3</text:p>
          </table:table-cell>
          <table:table-cell table:formula="of:=[.L30]+[.$I$12]" office:value-type="float" office:value="30" calcext:value-type="float">
            <text:p>30</text:p>
          </table:table-cell>
          <table:table-cell table:formula="of:=([.$I$9]+[.J31])*[.K31]+[.L31]" office:value-type="float" office:value="654" calcext:value-type="float">
            <text:p>654</text:p>
          </table:table-cell>
          <table:table-cell table:formula="of:=([.$I$9]+[.J31]-[.C31])*[.K31]+[.L31]" office:value-type="float" office:value="178.2" calcext:value-type="float">
            <text:p>178,2</text:p>
          </table:table-cell>
          <table:table-cell table:formula="of:=([.$I$9]*1.25+[.J31]-[.C31])*[.K31]+[.L31]" office:value-type="float" office:value="226.95" calcext:value-type="float">
            <text:p>226,95</text:p>
          </table:table-cell>
          <table:table-cell/>
          <table:table-cell table:formula="of:=[.Q30]+[.$P$4]" office:value-type="float" office:value="600" calcext:value-type="float">
            <text:p>600</text:p>
          </table:table-cell>
          <table:table-cell table:formula="of:=[.R30]+[.$P$6]" office:value-type="float" office:value="4" calcext:value-type="float">
            <text:p>4</text:p>
          </table:table-cell>
          <table:table-cell table:formula="of:=([.$P$9]+[.Q31])*([.$P$12]+[.R31])" office:value-type="float" office:value="6400.00000000001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[.C31]+[.$A$4]" office:value-type="float" office:value="377" calcext:value-type="float">
            <text:p>377</text:p>
          </table:table-cell>
          <table:table-cell/>
          <table:table-cell table:formula="of:=[.E31]+[.$A$8]" office:value-type="float" office:value="273" calcext:value-type="float">
            <text:p>273</text:p>
          </table:table-cell>
          <table:table-cell/>
          <table:table-cell table:formula="of:=[.G31]+[.$A$12]" office:value-type="float" office:value="400" calcext:value-type="float">
            <text:p>400</text:p>
          </table:table-cell>
          <table:table-cell table:number-columns-repeated="2"/>
          <table:table-cell table:formula="of:=[.J31]+[.$I$4]" office:value-type="float" office:value="341" calcext:value-type="float">
            <text:p>341</text:p>
          </table:table-cell>
          <table:table-cell table:formula="of:=[.K31]+[.$I$6]" office:value-type="float" office:value="1.31" calcext:value-type="float">
            <text:p>1,31</text:p>
          </table:table-cell>
          <table:table-cell table:formula="of:=[.L31]+[.$I$12]" office:value-type="float" office:value="31" calcext:value-type="float">
            <text:p>31</text:p>
          </table:table-cell>
          <table:table-cell table:formula="of:=([.$I$9]+[.J32])*[.K32]+[.L32]" office:value-type="float" office:value="674.21" calcext:value-type="float">
            <text:p>674,21</text:p>
          </table:table-cell>
          <table:table-cell table:formula="of:=([.$I$9]+[.J32]-[.C32])*[.K32]+[.L32]" office:value-type="float" office:value="180.34" calcext:value-type="float">
            <text:p>180,34</text:p>
          </table:table-cell>
          <table:table-cell table:formula="of:=([.$I$9]*1.25+[.J32]-[.C32])*[.K32]+[.L32]" office:value-type="float" office:value="229.465" calcext:value-type="float">
            <text:p>229,465</text:p>
          </table:table-cell>
          <table:table-cell/>
          <table:table-cell table:formula="of:=[.Q31]+[.$P$4]" office:value-type="float" office:value="620" calcext:value-type="float">
            <text:p>620</text:p>
          </table:table-cell>
          <table:table-cell table:formula="of:=[.R31]+[.$P$6]" office:value-type="float" office:value="4.1" calcext:value-type="float">
            <text:p>4,1</text:p>
          </table:table-cell>
          <table:table-cell table:formula="of:=([.$P$9]+[.Q32])*([.$P$12]+[.R32])" office:value-type="float" office:value="6642" calcext:value-type="float">
            <text:p>6642</text:p>
          </table:table-cell>
        </table:table-row>
        <table:table-row table:style-name="ro1">
          <table:table-cell table:number-columns-repeated="2"/>
          <table:table-cell table:formula="of:=[.C32]+[.$A$4]" office:value-type="float" office:value="388" calcext:value-type="float">
            <text:p>388</text:p>
          </table:table-cell>
          <table:table-cell/>
          <table:table-cell table:formula="of:=[.E32]+[.$A$8]" office:value-type="float" office:value="281" calcext:value-type="float">
            <text:p>281</text:p>
          </table:table-cell>
          <table:table-cell/>
          <table:table-cell table:formula="of:=[.G32]+[.$A$12]" office:value-type="float" office:value="410" calcext:value-type="float">
            <text:p>410</text:p>
          </table:table-cell>
          <table:table-cell table:number-columns-repeated="2"/>
          <table:table-cell table:formula="of:=[.J32]+[.$I$4]" office:value-type="float" office:value="352" calcext:value-type="float">
            <text:p>352</text:p>
          </table:table-cell>
          <table:table-cell table:formula="of:=[.K32]+[.$I$6]" office:value-type="float" office:value="1.32" calcext:value-type="float">
            <text:p>1,32</text:p>
          </table:table-cell>
          <table:table-cell table:formula="of:=[.L32]+[.$I$12]" office:value-type="float" office:value="32" calcext:value-type="float">
            <text:p>32</text:p>
          </table:table-cell>
          <table:table-cell table:formula="of:=([.$I$9]+[.J33])*[.K33]+[.L33]" office:value-type="float" office:value="694.64" calcext:value-type="float">
            <text:p>694,64</text:p>
          </table:table-cell>
          <table:table-cell table:formula="of:=([.$I$9]+[.J33]-[.C33])*[.K33]+[.L33]" office:value-type="float" office:value="182.48" calcext:value-type="float">
            <text:p>182,48</text:p>
          </table:table-cell>
          <table:table-cell table:formula="of:=([.$I$9]*1.25+[.J33]-[.C33])*[.K33]+[.L33]" office:value-type="float" office:value="231.98" calcext:value-type="float">
            <text:p>231,98</text:p>
          </table:table-cell>
          <table:table-cell/>
          <table:table-cell table:formula="of:=[.Q32]+[.$P$4]" office:value-type="float" office:value="640" calcext:value-type="float">
            <text:p>640</text:p>
          </table:table-cell>
          <table:table-cell table:formula="of:=[.R32]+[.$P$6]" office:value-type="float" office:value="4.2" calcext:value-type="float">
            <text:p>4,2</text:p>
          </table:table-cell>
          <table:table-cell table:formula="of:=([.$P$9]+[.Q33])*([.$P$12]+[.R33])" office:value-type="float" office:value="6888" calcext:value-type="float">
            <text:p>6888</text:p>
          </table:table-cell>
        </table:table-row>
        <table:table-row table:style-name="ro1">
          <table:table-cell table:number-columns-repeated="2"/>
          <table:table-cell table:formula="of:=[.C33]+[.$A$4]" office:value-type="float" office:value="399" calcext:value-type="float">
            <text:p>399</text:p>
          </table:table-cell>
          <table:table-cell/>
          <table:table-cell table:formula="of:=[.E33]+[.$A$8]" office:value-type="float" office:value="289" calcext:value-type="float">
            <text:p>289</text:p>
          </table:table-cell>
          <table:table-cell/>
          <table:table-cell table:formula="of:=[.G33]+[.$A$12]" office:value-type="float" office:value="420" calcext:value-type="float">
            <text:p>420</text:p>
          </table:table-cell>
          <table:table-cell table:number-columns-repeated="2"/>
          <table:table-cell table:formula="of:=[.J33]+[.$I$4]" office:value-type="float" office:value="363" calcext:value-type="float">
            <text:p>363</text:p>
          </table:table-cell>
          <table:table-cell table:formula="of:=[.K33]+[.$I$6]" office:value-type="float" office:value="1.33" calcext:value-type="float">
            <text:p>1,33</text:p>
          </table:table-cell>
          <table:table-cell table:formula="of:=[.L33]+[.$I$12]" office:value-type="float" office:value="33" calcext:value-type="float">
            <text:p>33</text:p>
          </table:table-cell>
          <table:table-cell table:formula="of:=([.$I$9]+[.J34])*[.K34]+[.L34]" office:value-type="float" office:value="715.29" calcext:value-type="float">
            <text:p>715,29</text:p>
          </table:table-cell>
          <table:table-cell table:formula="of:=([.$I$9]+[.J34]-[.C34])*[.K34]+[.L34]" office:value-type="float" office:value="184.62" calcext:value-type="float">
            <text:p>184,62</text:p>
          </table:table-cell>
          <table:table-cell table:formula="of:=([.$I$9]*1.25+[.J34]-[.C34])*[.K34]+[.L34]" office:value-type="float" office:value="234.495" calcext:value-type="float">
            <text:p>234,495</text:p>
          </table:table-cell>
          <table:table-cell/>
          <table:table-cell table:formula="of:=[.Q33]+[.$P$4]" office:value-type="float" office:value="660" calcext:value-type="float">
            <text:p>660</text:p>
          </table:table-cell>
          <table:table-cell table:formula="of:=[.R33]+[.$P$6]" office:value-type="float" office:value="4.3" calcext:value-type="float">
            <text:p>4,3</text:p>
          </table:table-cell>
          <table:table-cell table:formula="of:=([.$P$9]+[.Q34])*([.$P$12]+[.R34])" office:value-type="float" office:value="7138" calcext:value-type="float">
            <text:p>7138</text:p>
          </table:table-cell>
        </table:table-row>
        <table:table-row table:style-name="ro1">
          <table:table-cell table:number-columns-repeated="2"/>
          <table:table-cell table:formula="of:=[.C34]+[.$A$4]" office:value-type="float" office:value="410" calcext:value-type="float">
            <text:p>410</text:p>
          </table:table-cell>
          <table:table-cell/>
          <table:table-cell table:formula="of:=[.E34]+[.$A$8]" office:value-type="float" office:value="297" calcext:value-type="float">
            <text:p>297</text:p>
          </table:table-cell>
          <table:table-cell/>
          <table:table-cell table:formula="of:=[.G34]+[.$A$12]" office:value-type="float" office:value="430" calcext:value-type="float">
            <text:p>430</text:p>
          </table:table-cell>
          <table:table-cell table:number-columns-repeated="2"/>
          <table:table-cell table:formula="of:=[.J34]+[.$I$4]" office:value-type="float" office:value="374" calcext:value-type="float">
            <text:p>374</text:p>
          </table:table-cell>
          <table:table-cell table:formula="of:=[.K34]+[.$I$6]" office:value-type="float" office:value="1.34" calcext:value-type="float">
            <text:p>1,34</text:p>
          </table:table-cell>
          <table:table-cell table:formula="of:=[.L34]+[.$I$12]" office:value-type="float" office:value="34" calcext:value-type="float">
            <text:p>34</text:p>
          </table:table-cell>
          <table:table-cell table:formula="of:=([.$I$9]+[.J35])*[.K35]+[.L35]" office:value-type="float" office:value="736.16" calcext:value-type="float">
            <text:p>736,16</text:p>
          </table:table-cell>
          <table:table-cell table:formula="of:=([.$I$9]+[.J35]-[.C35])*[.K35]+[.L35]" office:value-type="float" office:value="186.76" calcext:value-type="float">
            <text:p>186,76</text:p>
          </table:table-cell>
          <table:table-cell table:formula="of:=([.$I$9]*1.25+[.J35]-[.C35])*[.K35]+[.L35]" office:value-type="float" office:value="237.01" calcext:value-type="float">
            <text:p>237,01</text:p>
          </table:table-cell>
          <table:table-cell/>
          <table:table-cell table:formula="of:=[.Q34]+[.$P$4]" office:value-type="float" office:value="680" calcext:value-type="float">
            <text:p>680</text:p>
          </table:table-cell>
          <table:table-cell table:formula="of:=[.R34]+[.$P$6]" office:value-type="float" office:value="4.4" calcext:value-type="float">
            <text:p>4,4</text:p>
          </table:table-cell>
          <table:table-cell table:formula="of:=([.$P$9]+[.Q35])*([.$P$12]+[.R35])" office:value-type="float" office:value="7392" calcext:value-type="float">
            <text:p>7392</text:p>
          </table:table-cell>
        </table:table-row>
        <table:table-row table:style-name="ro1">
          <table:table-cell table:number-columns-repeated="2"/>
          <table:table-cell table:formula="of:=[.C35]+[.$A$4]" office:value-type="float" office:value="421" calcext:value-type="float">
            <text:p>421</text:p>
          </table:table-cell>
          <table:table-cell/>
          <table:table-cell table:formula="of:=[.E35]+[.$A$8]" office:value-type="float" office:value="305" calcext:value-type="float">
            <text:p>305</text:p>
          </table:table-cell>
          <table:table-cell/>
          <table:table-cell table:formula="of:=[.G35]+[.$A$12]" office:value-type="float" office:value="440" calcext:value-type="float">
            <text:p>440</text:p>
          </table:table-cell>
          <table:table-cell table:number-columns-repeated="2"/>
          <table:table-cell table:formula="of:=[.J35]+[.$I$4]" office:value-type="float" office:value="385" calcext:value-type="float">
            <text:p>385</text:p>
          </table:table-cell>
          <table:table-cell table:formula="of:=[.K35]+[.$I$6]" office:value-type="float" office:value="1.35" calcext:value-type="float">
            <text:p>1,35</text:p>
          </table:table-cell>
          <table:table-cell table:formula="of:=[.L35]+[.$I$12]" office:value-type="float" office:value="35" calcext:value-type="float">
            <text:p>35</text:p>
          </table:table-cell>
          <table:table-cell table:formula="of:=([.$I$9]+[.J36])*[.K36]+[.L36]" office:value-type="float" office:value="757.25" calcext:value-type="float">
            <text:p>757,25</text:p>
          </table:table-cell>
          <table:table-cell table:formula="of:=([.$I$9]+[.J36]-[.C36])*[.K36]+[.L36]" office:value-type="float" office:value="188.9" calcext:value-type="float">
            <text:p>188,9</text:p>
          </table:table-cell>
          <table:table-cell table:formula="of:=([.$I$9]*1.25+[.J36]-[.C36])*[.K36]+[.L36]" office:value-type="float" office:value="239.525" calcext:value-type="float">
            <text:p>239,525</text:p>
          </table:table-cell>
          <table:table-cell/>
          <table:table-cell table:formula="of:=[.Q35]+[.$P$4]" office:value-type="float" office:value="700" calcext:value-type="float">
            <text:p>700</text:p>
          </table:table-cell>
          <table:table-cell table:formula="of:=[.R35]+[.$P$6]" office:value-type="float" office:value="4.5" calcext:value-type="float">
            <text:p>4,5</text:p>
          </table:table-cell>
          <table:table-cell table:formula="of:=([.$P$9]+[.Q36])*([.$P$12]+[.R36])" office:value-type="float" office:value="7650" calcext:value-type="float">
            <text:p>7650</text:p>
          </table:table-cell>
        </table:table-row>
        <table:table-row table:style-name="ro1">
          <table:table-cell table:number-columns-repeated="2"/>
          <table:table-cell table:formula="of:=[.C36]+[.$A$4]" office:value-type="float" office:value="432" calcext:value-type="float">
            <text:p>432</text:p>
          </table:table-cell>
          <table:table-cell/>
          <table:table-cell table:formula="of:=[.E36]+[.$A$8]" office:value-type="float" office:value="313" calcext:value-type="float">
            <text:p>313</text:p>
          </table:table-cell>
          <table:table-cell/>
          <table:table-cell table:formula="of:=[.G36]+[.$A$12]" office:value-type="float" office:value="450" calcext:value-type="float">
            <text:p>450</text:p>
          </table:table-cell>
          <table:table-cell table:number-columns-repeated="2"/>
          <table:table-cell table:formula="of:=[.J36]+[.$I$4]" office:value-type="float" office:value="396" calcext:value-type="float">
            <text:p>396</text:p>
          </table:table-cell>
          <table:table-cell table:formula="of:=[.K36]+[.$I$6]" office:value-type="float" office:value="1.36" calcext:value-type="float">
            <text:p>1,36</text:p>
          </table:table-cell>
          <table:table-cell table:formula="of:=[.L36]+[.$I$12]" office:value-type="float" office:value="36" calcext:value-type="float">
            <text:p>36</text:p>
          </table:table-cell>
          <table:table-cell table:formula="of:=([.$I$9]+[.J37])*[.K37]+[.L37]" office:value-type="float" office:value="778.56" calcext:value-type="float">
            <text:p>778,56</text:p>
          </table:table-cell>
          <table:table-cell table:formula="of:=([.$I$9]+[.J37]-[.C37])*[.K37]+[.L37]" office:value-type="float" office:value="191.04" calcext:value-type="float">
            <text:p>191,04</text:p>
          </table:table-cell>
          <table:table-cell table:formula="of:=([.$I$9]*1.25+[.J37]-[.C37])*[.K37]+[.L37]" office:value-type="float" office:value="242.04" calcext:value-type="float">
            <text:p>242,04</text:p>
          </table:table-cell>
          <table:table-cell/>
          <table:table-cell table:formula="of:=[.Q36]+[.$P$4]" office:value-type="float" office:value="720" calcext:value-type="float">
            <text:p>720</text:p>
          </table:table-cell>
          <table:table-cell table:formula="of:=[.R36]+[.$P$6]" office:value-type="float" office:value="4.6" calcext:value-type="float">
            <text:p>4,6</text:p>
          </table:table-cell>
          <table:table-cell table:formula="of:=([.$P$9]+[.Q37])*([.$P$12]+[.R37])" office:value-type="float" office:value="7912" calcext:value-type="float">
            <text:p>7912</text:p>
          </table:table-cell>
        </table:table-row>
        <table:table-row table:style-name="ro1">
          <table:table-cell table:number-columns-repeated="2"/>
          <table:table-cell table:formula="of:=[.C37]+[.$A$4]" office:value-type="float" office:value="443" calcext:value-type="float">
            <text:p>443</text:p>
          </table:table-cell>
          <table:table-cell/>
          <table:table-cell table:formula="of:=[.E37]+[.$A$8]" office:value-type="float" office:value="321" calcext:value-type="float">
            <text:p>321</text:p>
          </table:table-cell>
          <table:table-cell/>
          <table:table-cell table:formula="of:=[.G37]+[.$A$12]" office:value-type="float" office:value="460" calcext:value-type="float">
            <text:p>460</text:p>
          </table:table-cell>
          <table:table-cell table:number-columns-repeated="2"/>
          <table:table-cell table:formula="of:=[.J37]+[.$I$4]" office:value-type="float" office:value="407" calcext:value-type="float">
            <text:p>407</text:p>
          </table:table-cell>
          <table:table-cell table:formula="of:=[.K37]+[.$I$6]" office:value-type="float" office:value="1.37" calcext:value-type="float">
            <text:p>1,37</text:p>
          </table:table-cell>
          <table:table-cell table:formula="of:=[.L37]+[.$I$12]" office:value-type="float" office:value="37" calcext:value-type="float">
            <text:p>37</text:p>
          </table:table-cell>
          <table:table-cell table:formula="of:=([.$I$9]+[.J38])*[.K38]+[.L38]" office:value-type="float" office:value="800.09" calcext:value-type="float">
            <text:p>800,09</text:p>
          </table:table-cell>
          <table:table-cell table:formula="of:=([.$I$9]+[.J38]-[.C38])*[.K38]+[.L38]" office:value-type="float" office:value="193.18" calcext:value-type="float">
            <text:p>193,18</text:p>
          </table:table-cell>
          <table:table-cell table:formula="of:=([.$I$9]*1.25+[.J38]-[.C38])*[.K38]+[.L38]" office:value-type="float" office:value="244.555" calcext:value-type="float">
            <text:p>244,555</text:p>
          </table:table-cell>
          <table:table-cell/>
          <table:table-cell table:formula="of:=[.Q37]+[.$P$4]" office:value-type="float" office:value="740" calcext:value-type="float">
            <text:p>740</text:p>
          </table:table-cell>
          <table:table-cell table:formula="of:=[.R37]+[.$P$6]" office:value-type="float" office:value="4.7" calcext:value-type="float">
            <text:p>4,7</text:p>
          </table:table-cell>
          <table:table-cell table:formula="of:=([.$P$9]+[.Q38])*([.$P$12]+[.R38])" office:value-type="float" office:value="8178" calcext:value-type="float">
            <text:p>8178</text:p>
          </table:table-cell>
        </table:table-row>
        <table:table-row table:style-name="ro1">
          <table:table-cell table:number-columns-repeated="2"/>
          <table:table-cell table:formula="of:=[.C38]+[.$A$4]" office:value-type="float" office:value="454" calcext:value-type="float">
            <text:p>454</text:p>
          </table:table-cell>
          <table:table-cell/>
          <table:table-cell table:formula="of:=[.E38]+[.$A$8]" office:value-type="float" office:value="329" calcext:value-type="float">
            <text:p>329</text:p>
          </table:table-cell>
          <table:table-cell/>
          <table:table-cell table:formula="of:=[.G38]+[.$A$12]" office:value-type="float" office:value="470" calcext:value-type="float">
            <text:p>470</text:p>
          </table:table-cell>
          <table:table-cell table:number-columns-repeated="2"/>
          <table:table-cell table:formula="of:=[.J38]+[.$I$4]" office:value-type="float" office:value="418" calcext:value-type="float">
            <text:p>418</text:p>
          </table:table-cell>
          <table:table-cell table:formula="of:=[.K38]+[.$I$6]" office:value-type="float" office:value="1.38" calcext:value-type="float">
            <text:p>1,38</text:p>
          </table:table-cell>
          <table:table-cell table:formula="of:=[.L38]+[.$I$12]" office:value-type="float" office:value="38" calcext:value-type="float">
            <text:p>38</text:p>
          </table:table-cell>
          <table:table-cell table:formula="of:=([.$I$9]+[.J39])*[.K39]+[.L39]" office:value-type="float" office:value="821.84" calcext:value-type="float">
            <text:p>821,84</text:p>
          </table:table-cell>
          <table:table-cell table:formula="of:=([.$I$9]+[.J39]-[.C39])*[.K39]+[.L39]" office:value-type="float" office:value="195.32" calcext:value-type="float">
            <text:p>195,32</text:p>
          </table:table-cell>
          <table:table-cell table:formula="of:=([.$I$9]*1.25+[.J39]-[.C39])*[.K39]+[.L39]" office:value-type="float" office:value="247.07" calcext:value-type="float">
            <text:p>247,07</text:p>
          </table:table-cell>
          <table:table-cell/>
          <table:table-cell table:formula="of:=[.Q38]+[.$P$4]" office:value-type="float" office:value="760" calcext:value-type="float">
            <text:p>760</text:p>
          </table:table-cell>
          <table:table-cell table:formula="of:=[.R38]+[.$P$6]" office:value-type="float" office:value="4.8" calcext:value-type="float">
            <text:p>4,8</text:p>
          </table:table-cell>
          <table:table-cell table:formula="of:=([.$P$9]+[.Q39])*([.$P$12]+[.R39])" office:value-type="float" office:value="8448" calcext:value-type="float">
            <text:p>8448</text:p>
          </table:table-cell>
        </table:table-row>
        <table:table-row table:style-name="ro1">
          <table:table-cell table:number-columns-repeated="2"/>
          <table:table-cell table:formula="of:=[.C39]+[.$A$4]" office:value-type="float" office:value="465" calcext:value-type="float">
            <text:p>465</text:p>
          </table:table-cell>
          <table:table-cell/>
          <table:table-cell table:formula="of:=[.E39]+[.$A$8]" office:value-type="float" office:value="337" calcext:value-type="float">
            <text:p>337</text:p>
          </table:table-cell>
          <table:table-cell/>
          <table:table-cell table:formula="of:=[.G39]+[.$A$12]" office:value-type="float" office:value="480" calcext:value-type="float">
            <text:p>480</text:p>
          </table:table-cell>
          <table:table-cell table:number-columns-repeated="2"/>
          <table:table-cell table:formula="of:=[.J39]+[.$I$4]" office:value-type="float" office:value="429" calcext:value-type="float">
            <text:p>429</text:p>
          </table:table-cell>
          <table:table-cell table:formula="of:=[.K39]+[.$I$6]" office:value-type="float" office:value="1.39" calcext:value-type="float">
            <text:p>1,39</text:p>
          </table:table-cell>
          <table:table-cell table:formula="of:=[.L39]+[.$I$12]" office:value-type="float" office:value="39" calcext:value-type="float">
            <text:p>39</text:p>
          </table:table-cell>
          <table:table-cell table:formula="of:=([.$I$9]+[.J40])*[.K40]+[.L40]" office:value-type="float" office:value="843.81" calcext:value-type="float">
            <text:p>843,81</text:p>
          </table:table-cell>
          <table:table-cell table:formula="of:=([.$I$9]+[.J40]-[.C40])*[.K40]+[.L40]" office:value-type="float" office:value="197.46" calcext:value-type="float">
            <text:p>197,46</text:p>
          </table:table-cell>
          <table:table-cell table:formula="of:=([.$I$9]*1.25+[.J40]-[.C40])*[.K40]+[.L40]" office:value-type="float" office:value="249.585" calcext:value-type="float">
            <text:p>249,585</text:p>
          </table:table-cell>
          <table:table-cell/>
          <table:table-cell table:formula="of:=[.Q39]+[.$P$4]" office:value-type="float" office:value="780" calcext:value-type="float">
            <text:p>780</text:p>
          </table:table-cell>
          <table:table-cell table:formula="of:=[.R39]+[.$P$6]" office:value-type="float" office:value="4.9" calcext:value-type="float">
            <text:p>4,9</text:p>
          </table:table-cell>
          <table:table-cell table:formula="of:=([.$P$9]+[.Q40])*([.$P$12]+[.R40])" office:value-type="float" office:value="8722" calcext:value-type="float">
            <text:p>8722</text:p>
          </table:table-cell>
        </table:table-row>
        <table:table-row table:style-name="ro1">
          <table:table-cell table:number-columns-repeated="2"/>
          <table:table-cell table:formula="of:=[.C40]+[.$A$4]" office:value-type="float" office:value="476" calcext:value-type="float">
            <text:p>476</text:p>
          </table:table-cell>
          <table:table-cell/>
          <table:table-cell table:formula="of:=[.E40]+[.$A$8]" office:value-type="float" office:value="345" calcext:value-type="float">
            <text:p>345</text:p>
          </table:table-cell>
          <table:table-cell/>
          <table:table-cell table:formula="of:=[.G40]+[.$A$12]" office:value-type="float" office:value="490" calcext:value-type="float">
            <text:p>490</text:p>
          </table:table-cell>
          <table:table-cell table:number-columns-repeated="2"/>
          <table:table-cell table:formula="of:=[.J40]+[.$I$4]" office:value-type="float" office:value="440" calcext:value-type="float">
            <text:p>440</text:p>
          </table:table-cell>
          <table:table-cell table:formula="of:=[.K40]+[.$I$6]" office:value-type="float" office:value="1.4" calcext:value-type="float">
            <text:p>1,4</text:p>
          </table:table-cell>
          <table:table-cell table:formula="of:=[.L40]+[.$I$12]" office:value-type="float" office:value="40" calcext:value-type="float">
            <text:p>40</text:p>
          </table:table-cell>
          <table:table-cell table:formula="of:=([.$I$9]+[.J41])*[.K41]+[.L41]" office:value-type="float" office:value="866" calcext:value-type="float">
            <text:p>866</text:p>
          </table:table-cell>
          <table:table-cell table:formula="of:=([.$I$9]+[.J41]-[.C41])*[.K41]+[.L41]" office:value-type="float" office:value="199.6" calcext:value-type="float">
            <text:p>199,6</text:p>
          </table:table-cell>
          <table:table-cell table:formula="of:=([.$I$9]*1.25+[.J41]-[.C41])*[.K41]+[.L41]" office:value-type="float" office:value="252.1" calcext:value-type="float">
            <text:p>252,1</text:p>
          </table:table-cell>
          <table:table-cell/>
          <table:table-cell table:formula="of:=[.Q40]+[.$P$4]" office:value-type="float" office:value="800" calcext:value-type="float">
            <text:p>800</text:p>
          </table:table-cell>
          <table:table-cell table:formula="of:=[.R40]+[.$P$6]" office:value-type="float" office:value="5" calcext:value-type="float">
            <text:p>5</text:p>
          </table:table-cell>
          <table:table-cell table:formula="of:=([.$P$9]+[.Q41])*([.$P$12]+[.R4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/>
          <table:table-cell table:formula="of:=[.C41]+[.$A$4]" office:value-type="float" office:value="487" calcext:value-type="float">
            <text:p>487</text:p>
          </table:table-cell>
          <table:table-cell/>
          <table:table-cell table:formula="of:=[.E41]+[.$A$8]" office:value-type="float" office:value="353" calcext:value-type="float">
            <text:p>353</text:p>
          </table:table-cell>
          <table:table-cell/>
          <table:table-cell table:formula="of:=[.G41]+[.$A$12]" office:value-type="float" office:value="500" calcext:value-type="float">
            <text:p>500</text:p>
          </table:table-cell>
          <table:table-cell table:number-columns-repeated="2"/>
          <table:table-cell table:formula="of:=[.J41]+[.$I$4]" office:value-type="float" office:value="451" calcext:value-type="float">
            <text:p>451</text:p>
          </table:table-cell>
          <table:table-cell table:formula="of:=[.K41]+[.$I$6]" office:value-type="float" office:value="1.41" calcext:value-type="float">
            <text:p>1,41</text:p>
          </table:table-cell>
          <table:table-cell table:formula="of:=[.L41]+[.$I$12]" office:value-type="float" office:value="41" calcext:value-type="float">
            <text:p>41</text:p>
          </table:table-cell>
          <table:table-cell table:formula="of:=([.$I$9]+[.J42])*[.K42]+[.L42]" office:value-type="float" office:value="888.41" calcext:value-type="float">
            <text:p>888,41</text:p>
          </table:table-cell>
          <table:table-cell table:formula="of:=([.$I$9]+[.J42]-[.C42])*[.K42]+[.L42]" office:value-type="float" office:value="201.74" calcext:value-type="float">
            <text:p>201,74</text:p>
          </table:table-cell>
          <table:table-cell table:formula="of:=([.$I$9]*1.25+[.J42]-[.C42])*[.K42]+[.L42]" office:value-type="float" office:value="254.615" calcext:value-type="float">
            <text:p>254,615</text:p>
          </table:table-cell>
          <table:table-cell/>
          <table:table-cell table:formula="of:=[.Q41]+[.$P$4]" office:value-type="float" office:value="820" calcext:value-type="float">
            <text:p>820</text:p>
          </table:table-cell>
          <table:table-cell table:formula="of:=[.R41]+[.$P$6]" office:value-type="float" office:value="5.1" calcext:value-type="float">
            <text:p>5,1</text:p>
          </table:table-cell>
          <table:table-cell table:formula="of:=([.$P$9]+[.Q42])*([.$P$12]+[.R42])" office:value-type="float" office:value="9282" calcext:value-type="float">
            <text:p>9282</text:p>
          </table:table-cell>
        </table:table-row>
        <table:table-row table:style-name="ro1">
          <table:table-cell table:number-columns-repeated="2"/>
          <table:table-cell table:formula="of:=[.C42]+[.$A$4]" office:value-type="float" office:value="498" calcext:value-type="float">
            <text:p>498</text:p>
          </table:table-cell>
          <table:table-cell/>
          <table:table-cell table:formula="of:=[.E42]+[.$A$8]" office:value-type="float" office:value="361" calcext:value-type="float">
            <text:p>361</text:p>
          </table:table-cell>
          <table:table-cell/>
          <table:table-cell table:formula="of:=[.G42]+[.$A$12]" office:value-type="float" office:value="510" calcext:value-type="float">
            <text:p>510</text:p>
          </table:table-cell>
          <table:table-cell table:number-columns-repeated="2"/>
          <table:table-cell table:formula="of:=[.J42]+[.$I$4]" office:value-type="float" office:value="462" calcext:value-type="float">
            <text:p>462</text:p>
          </table:table-cell>
          <table:table-cell table:formula="of:=[.K42]+[.$I$6]" office:value-type="float" office:value="1.42" calcext:value-type="float">
            <text:p>1,42</text:p>
          </table:table-cell>
          <table:table-cell table:formula="of:=[.L42]+[.$I$12]" office:value-type="float" office:value="42" calcext:value-type="float">
            <text:p>42</text:p>
          </table:table-cell>
          <table:table-cell table:formula="of:=([.$I$9]+[.J43])*[.K43]+[.L43]" office:value-type="float" office:value="911.04" calcext:value-type="float">
            <text:p>911,04</text:p>
          </table:table-cell>
          <table:table-cell table:formula="of:=([.$I$9]+[.J43]-[.C43])*[.K43]+[.L43]" office:value-type="float" office:value="203.88" calcext:value-type="float">
            <text:p>203,88</text:p>
          </table:table-cell>
          <table:table-cell table:formula="of:=([.$I$9]*1.25+[.J43]-[.C43])*[.K43]+[.L43]" office:value-type="float" office:value="257.13" calcext:value-type="float">
            <text:p>257,13</text:p>
          </table:table-cell>
          <table:table-cell/>
          <table:table-cell table:formula="of:=[.Q42]+[.$P$4]" office:value-type="float" office:value="840" calcext:value-type="float">
            <text:p>840</text:p>
          </table:table-cell>
          <table:table-cell table:formula="of:=[.R42]+[.$P$6]" office:value-type="float" office:value="5.2" calcext:value-type="float">
            <text:p>5,2</text:p>
          </table:table-cell>
          <table:table-cell table:formula="of:=([.$P$9]+[.Q43])*([.$P$12]+[.R43])" office:value-type="float" office:value="9568" calcext:value-type="float">
            <text:p>9568</text:p>
          </table:table-cell>
        </table:table-row>
        <table:table-row table:style-name="ro1">
          <table:table-cell table:number-columns-repeated="2"/>
          <table:table-cell table:formula="of:=[.C43]+[.$A$4]" office:value-type="float" office:value="509" calcext:value-type="float">
            <text:p>509</text:p>
          </table:table-cell>
          <table:table-cell/>
          <table:table-cell table:formula="of:=[.E43]+[.$A$8]" office:value-type="float" office:value="369" calcext:value-type="float">
            <text:p>369</text:p>
          </table:table-cell>
          <table:table-cell/>
          <table:table-cell table:formula="of:=[.G43]+[.$A$12]" office:value-type="float" office:value="520" calcext:value-type="float">
            <text:p>520</text:p>
          </table:table-cell>
          <table:table-cell table:number-columns-repeated="2"/>
          <table:table-cell table:formula="of:=[.J43]+[.$I$4]" office:value-type="float" office:value="473" calcext:value-type="float">
            <text:p>473</text:p>
          </table:table-cell>
          <table:table-cell table:formula="of:=[.K43]+[.$I$6]" office:value-type="float" office:value="1.43" calcext:value-type="float">
            <text:p>1,43</text:p>
          </table:table-cell>
          <table:table-cell table:formula="of:=[.L43]+[.$I$12]" office:value-type="float" office:value="43" calcext:value-type="float">
            <text:p>43</text:p>
          </table:table-cell>
          <table:table-cell table:formula="of:=([.$I$9]+[.J44])*[.K44]+[.L44]" office:value-type="float" office:value="933.89" calcext:value-type="float">
            <text:p>933,89</text:p>
          </table:table-cell>
          <table:table-cell table:formula="of:=([.$I$9]+[.J44]-[.C44])*[.K44]+[.L44]" office:value-type="float" office:value="206.02" calcext:value-type="float">
            <text:p>206,02</text:p>
          </table:table-cell>
          <table:table-cell table:formula="of:=([.$I$9]*1.25+[.J44]-[.C44])*[.K44]+[.L44]" office:value-type="float" office:value="259.645" calcext:value-type="float">
            <text:p>259,645</text:p>
          </table:table-cell>
          <table:table-cell/>
          <table:table-cell table:formula="of:=[.Q43]+[.$P$4]" office:value-type="float" office:value="860" calcext:value-type="float">
            <text:p>860</text:p>
          </table:table-cell>
          <table:table-cell table:formula="of:=[.R43]+[.$P$6]" office:value-type="float" office:value="5.3" calcext:value-type="float">
            <text:p>5,3</text:p>
          </table:table-cell>
          <table:table-cell table:formula="of:=([.$P$9]+[.Q44])*([.$P$12]+[.R44])" office:value-type="float" office:value="9858" calcext:value-type="float">
            <text:p>9858</text:p>
          </table:table-cell>
        </table:table-row>
        <table:table-row table:style-name="ro1">
          <table:table-cell table:number-columns-repeated="2"/>
          <table:table-cell table:formula="of:=[.C44]+[.$A$4]" office:value-type="float" office:value="520" calcext:value-type="float">
            <text:p>520</text:p>
          </table:table-cell>
          <table:table-cell/>
          <table:table-cell table:formula="of:=[.E44]+[.$A$8]" office:value-type="float" office:value="377" calcext:value-type="float">
            <text:p>377</text:p>
          </table:table-cell>
          <table:table-cell/>
          <table:table-cell table:formula="of:=[.G44]+[.$A$12]" office:value-type="float" office:value="530" calcext:value-type="float">
            <text:p>530</text:p>
          </table:table-cell>
          <table:table-cell table:number-columns-repeated="2"/>
          <table:table-cell table:formula="of:=[.J44]+[.$I$4]" office:value-type="float" office:value="484" calcext:value-type="float">
            <text:p>484</text:p>
          </table:table-cell>
          <table:table-cell table:formula="of:=[.K44]+[.$I$6]" office:value-type="float" office:value="1.44" calcext:value-type="float">
            <text:p>1,44</text:p>
          </table:table-cell>
          <table:table-cell table:formula="of:=[.L44]+[.$I$12]" office:value-type="float" office:value="44" calcext:value-type="float">
            <text:p>44</text:p>
          </table:table-cell>
          <table:table-cell table:formula="of:=([.$I$9]+[.J45])*[.K45]+[.L45]" office:value-type="float" office:value="956.96" calcext:value-type="float">
            <text:p>956,96</text:p>
          </table:table-cell>
          <table:table-cell table:formula="of:=([.$I$9]+[.J45]-[.C45])*[.K45]+[.L45]" office:value-type="float" office:value="208.16" calcext:value-type="float">
            <text:p>208,16</text:p>
          </table:table-cell>
          <table:table-cell table:formula="of:=([.$I$9]*1.25+[.J45]-[.C45])*[.K45]+[.L45]" office:value-type="float" office:value="262.16" calcext:value-type="float">
            <text:p>262,16</text:p>
          </table:table-cell>
          <table:table-cell/>
          <table:table-cell table:formula="of:=[.Q44]+[.$P$4]" office:value-type="float" office:value="880" calcext:value-type="float">
            <text:p>880</text:p>
          </table:table-cell>
          <table:table-cell table:formula="of:=[.R44]+[.$P$6]" office:value-type="float" office:value="5.4" calcext:value-type="float">
            <text:p>5,4</text:p>
          </table:table-cell>
          <table:table-cell table:formula="of:=([.$P$9]+[.Q45])*([.$P$12]+[.R45])" office:value-type="float" office:value="10152" calcext:value-type="float">
            <text:p>10152</text:p>
          </table:table-cell>
        </table:table-row>
        <table:table-row table:style-name="ro1">
          <table:table-cell table:number-columns-repeated="2"/>
          <table:table-cell table:formula="of:=[.C45]+[.$A$4]" office:value-type="float" office:value="531" calcext:value-type="float">
            <text:p>531</text:p>
          </table:table-cell>
          <table:table-cell/>
          <table:table-cell table:formula="of:=[.E45]+[.$A$8]" office:value-type="float" office:value="385" calcext:value-type="float">
            <text:p>385</text:p>
          </table:table-cell>
          <table:table-cell/>
          <table:table-cell table:formula="of:=[.G45]+[.$A$12]" office:value-type="float" office:value="540" calcext:value-type="float">
            <text:p>540</text:p>
          </table:table-cell>
          <table:table-cell table:number-columns-repeated="2"/>
          <table:table-cell table:formula="of:=[.J45]+[.$I$4]" office:value-type="float" office:value="495" calcext:value-type="float">
            <text:p>495</text:p>
          </table:table-cell>
          <table:table-cell table:formula="of:=[.K45]+[.$I$6]" office:value-type="float" office:value="1.45" calcext:value-type="float">
            <text:p>1,45</text:p>
          </table:table-cell>
          <table:table-cell table:formula="of:=[.L45]+[.$I$12]" office:value-type="float" office:value="45" calcext:value-type="float">
            <text:p>45</text:p>
          </table:table-cell>
          <table:table-cell table:formula="of:=([.$I$9]+[.J46])*[.K46]+[.L46]" office:value-type="float" office:value="980.25" calcext:value-type="float">
            <text:p>980,25</text:p>
          </table:table-cell>
          <table:table-cell table:formula="of:=([.$I$9]+[.J46]-[.C46])*[.K46]+[.L46]" office:value-type="float" office:value="210.3" calcext:value-type="float">
            <text:p>210,3</text:p>
          </table:table-cell>
          <table:table-cell table:formula="of:=([.$I$9]*1.25+[.J46]-[.C46])*[.K46]+[.L46]" office:value-type="float" office:value="264.675" calcext:value-type="float">
            <text:p>264,675</text:p>
          </table:table-cell>
          <table:table-cell/>
          <table:table-cell table:formula="of:=[.Q45]+[.$P$4]" office:value-type="float" office:value="900" calcext:value-type="float">
            <text:p>900</text:p>
          </table:table-cell>
          <table:table-cell table:formula="of:=[.R45]+[.$P$6]" office:value-type="float" office:value="5.5" calcext:value-type="float">
            <text:p>5,5</text:p>
          </table:table-cell>
          <table:table-cell table:formula="of:=([.$P$9]+[.Q46])*([.$P$12]+[.R46])" office:value-type="float" office:value="10450" calcext:value-type="float">
            <text:p>10450</text:p>
          </table:table-cell>
        </table:table-row>
        <table:table-row table:style-name="ro1">
          <table:table-cell table:number-columns-repeated="2"/>
          <table:table-cell table:formula="of:=[.C46]+[.$A$4]" office:value-type="float" office:value="542" calcext:value-type="float">
            <text:p>542</text:p>
          </table:table-cell>
          <table:table-cell/>
          <table:table-cell table:formula="of:=[.E46]+[.$A$8]" office:value-type="float" office:value="393" calcext:value-type="float">
            <text:p>393</text:p>
          </table:table-cell>
          <table:table-cell/>
          <table:table-cell table:formula="of:=[.G46]+[.$A$12]" office:value-type="float" office:value="550" calcext:value-type="float">
            <text:p>550</text:p>
          </table:table-cell>
          <table:table-cell table:number-columns-repeated="2"/>
          <table:table-cell table:formula="of:=[.J46]+[.$I$4]" office:value-type="float" office:value="506" calcext:value-type="float">
            <text:p>506</text:p>
          </table:table-cell>
          <table:table-cell table:formula="of:=[.K46]+[.$I$6]" office:value-type="float" office:value="1.46" calcext:value-type="float">
            <text:p>1,46</text:p>
          </table:table-cell>
          <table:table-cell table:formula="of:=[.L46]+[.$I$12]" office:value-type="float" office:value="46" calcext:value-type="float">
            <text:p>46</text:p>
          </table:table-cell>
          <table:table-cell table:formula="of:=([.$I$9]+[.J47])*[.K47]+[.L47]" office:value-type="float" office:value="1003.76" calcext:value-type="float">
            <text:p>1003,76</text:p>
          </table:table-cell>
          <table:table-cell table:formula="of:=([.$I$9]+[.J47]-[.C47])*[.K47]+[.L47]" office:value-type="float" office:value="212.44" calcext:value-type="float">
            <text:p>212,44</text:p>
          </table:table-cell>
          <table:table-cell table:formula="of:=([.$I$9]*1.25+[.J47]-[.C47])*[.K47]+[.L47]" office:value-type="float" office:value="267.19" calcext:value-type="float">
            <text:p>267,19</text:p>
          </table:table-cell>
          <table:table-cell/>
          <table:table-cell table:formula="of:=[.Q46]+[.$P$4]" office:value-type="float" office:value="920" calcext:value-type="float">
            <text:p>920</text:p>
          </table:table-cell>
          <table:table-cell table:formula="of:=[.R46]+[.$P$6]" office:value-type="float" office:value="5.6" calcext:value-type="float">
            <text:p>5,6</text:p>
          </table:table-cell>
          <table:table-cell table:formula="of:=([.$P$9]+[.Q47])*([.$P$12]+[.R47])" office:value-type="float" office:value="10752" calcext:value-type="float">
            <text:p>10752</text:p>
          </table:table-cell>
        </table:table-row>
        <table:table-row table:style-name="ro1">
          <table:table-cell table:number-columns-repeated="2"/>
          <table:table-cell table:formula="of:=[.C47]+[.$A$4]" office:value-type="float" office:value="553" calcext:value-type="float">
            <text:p>553</text:p>
          </table:table-cell>
          <table:table-cell/>
          <table:table-cell table:formula="of:=[.E47]+[.$A$8]" office:value-type="float" office:value="401" calcext:value-type="float">
            <text:p>401</text:p>
          </table:table-cell>
          <table:table-cell/>
          <table:table-cell table:formula="of:=[.G47]+[.$A$12]" office:value-type="float" office:value="560" calcext:value-type="float">
            <text:p>560</text:p>
          </table:table-cell>
          <table:table-cell table:number-columns-repeated="2"/>
          <table:table-cell table:formula="of:=[.J47]+[.$I$4]" office:value-type="float" office:value="517" calcext:value-type="float">
            <text:p>517</text:p>
          </table:table-cell>
          <table:table-cell table:formula="of:=[.K47]+[.$I$6]" office:value-type="float" office:value="1.47" calcext:value-type="float">
            <text:p>1,47</text:p>
          </table:table-cell>
          <table:table-cell table:formula="of:=[.L47]+[.$I$12]" office:value-type="float" office:value="47" calcext:value-type="float">
            <text:p>47</text:p>
          </table:table-cell>
          <table:table-cell table:formula="of:=([.$I$9]+[.J48])*[.K48]+[.L48]" office:value-type="float" office:value="1027.49" calcext:value-type="float">
            <text:p>1027,49</text:p>
          </table:table-cell>
          <table:table-cell table:formula="of:=([.$I$9]+[.J48]-[.C48])*[.K48]+[.L48]" office:value-type="float" office:value="214.58" calcext:value-type="float">
            <text:p>214,58</text:p>
          </table:table-cell>
          <table:table-cell table:formula="of:=([.$I$9]*1.25+[.J48]-[.C48])*[.K48]+[.L48]" office:value-type="float" office:value="269.705" calcext:value-type="float">
            <text:p>269,705</text:p>
          </table:table-cell>
          <table:table-cell/>
          <table:table-cell table:formula="of:=[.Q47]+[.$P$4]" office:value-type="float" office:value="940" calcext:value-type="float">
            <text:p>940</text:p>
          </table:table-cell>
          <table:table-cell table:formula="of:=[.R47]+[.$P$6]" office:value-type="float" office:value="5.7" calcext:value-type="float">
            <text:p>5,7</text:p>
          </table:table-cell>
          <table:table-cell table:formula="of:=([.$P$9]+[.Q48])*([.$P$12]+[.R48])" office:value-type="float" office:value="11058" calcext:value-type="float">
            <text:p>11058</text:p>
          </table:table-cell>
        </table:table-row>
        <table:table-row table:style-name="ro1">
          <table:table-cell table:number-columns-repeated="2"/>
          <table:table-cell table:formula="of:=[.C48]+[.$A$4]" office:value-type="float" office:value="564" calcext:value-type="float">
            <text:p>564</text:p>
          </table:table-cell>
          <table:table-cell/>
          <table:table-cell table:formula="of:=[.E48]+[.$A$8]" office:value-type="float" office:value="409" calcext:value-type="float">
            <text:p>409</text:p>
          </table:table-cell>
          <table:table-cell/>
          <table:table-cell table:formula="of:=[.G48]+[.$A$12]" office:value-type="float" office:value="570" calcext:value-type="float">
            <text:p>570</text:p>
          </table:table-cell>
          <table:table-cell table:number-columns-repeated="2"/>
          <table:table-cell table:formula="of:=[.J48]+[.$I$4]" office:value-type="float" office:value="528" calcext:value-type="float">
            <text:p>528</text:p>
          </table:table-cell>
          <table:table-cell table:formula="of:=[.K48]+[.$I$6]" office:value-type="float" office:value="1.48" calcext:value-type="float">
            <text:p>1,48</text:p>
          </table:table-cell>
          <table:table-cell table:formula="of:=[.L48]+[.$I$12]" office:value-type="float" office:value="48" calcext:value-type="float">
            <text:p>48</text:p>
          </table:table-cell>
          <table:table-cell table:formula="of:=([.$I$9]+[.J49])*[.K49]+[.L49]" office:value-type="float" office:value="1051.44" calcext:value-type="float">
            <text:p>1051,44</text:p>
          </table:table-cell>
          <table:table-cell table:formula="of:=([.$I$9]+[.J49]-[.C49])*[.K49]+[.L49]" office:value-type="float" office:value="216.72" calcext:value-type="float">
            <text:p>216,72</text:p>
          </table:table-cell>
          <table:table-cell table:formula="of:=([.$I$9]*1.25+[.J49]-[.C49])*[.K49]+[.L49]" office:value-type="float" office:value="272.22" calcext:value-type="float">
            <text:p>272,22</text:p>
          </table:table-cell>
          <table:table-cell/>
          <table:table-cell table:formula="of:=[.Q48]+[.$P$4]" office:value-type="float" office:value="960" calcext:value-type="float">
            <text:p>960</text:p>
          </table:table-cell>
          <table:table-cell table:formula="of:=[.R48]+[.$P$6]" office:value-type="float" office:value="5.8" calcext:value-type="float">
            <text:p>5,8</text:p>
          </table:table-cell>
          <table:table-cell table:formula="of:=([.$P$9]+[.Q49])*([.$P$12]+[.R49])" office:value-type="float" office:value="11368" calcext:value-type="float">
            <text:p>11368</text:p>
          </table:table-cell>
        </table:table-row>
        <table:table-row table:style-name="ro1">
          <table:table-cell table:number-columns-repeated="2"/>
          <table:table-cell table:formula="of:=[.C49]+[.$A$4]" office:value-type="float" office:value="575" calcext:value-type="float">
            <text:p>575</text:p>
          </table:table-cell>
          <table:table-cell/>
          <table:table-cell table:formula="of:=[.E49]+[.$A$8]" office:value-type="float" office:value="417" calcext:value-type="float">
            <text:p>417</text:p>
          </table:table-cell>
          <table:table-cell/>
          <table:table-cell table:formula="of:=[.G49]+[.$A$12]" office:value-type="float" office:value="580" calcext:value-type="float">
            <text:p>580</text:p>
          </table:table-cell>
          <table:table-cell table:number-columns-repeated="2"/>
          <table:table-cell table:formula="of:=[.J49]+[.$I$4]" office:value-type="float" office:value="539" calcext:value-type="float">
            <text:p>539</text:p>
          </table:table-cell>
          <table:table-cell table:formula="of:=[.K49]+[.$I$6]" office:value-type="float" office:value="1.49" calcext:value-type="float">
            <text:p>1,49</text:p>
          </table:table-cell>
          <table:table-cell table:formula="of:=[.L49]+[.$I$12]" office:value-type="float" office:value="49" calcext:value-type="float">
            <text:p>49</text:p>
          </table:table-cell>
          <table:table-cell table:formula="of:=([.$I$9]+[.J50])*[.K50]+[.L50]" office:value-type="float" office:value="1075.61" calcext:value-type="float">
            <text:p>1075,61</text:p>
          </table:table-cell>
          <table:table-cell table:formula="of:=([.$I$9]+[.J50]-[.C50])*[.K50]+[.L50]" office:value-type="float" office:value="218.86" calcext:value-type="float">
            <text:p>218,86</text:p>
          </table:table-cell>
          <table:table-cell table:formula="of:=([.$I$9]*1.25+[.J50]-[.C50])*[.K50]+[.L50]" office:value-type="float" office:value="274.735" calcext:value-type="float">
            <text:p>274,735</text:p>
          </table:table-cell>
          <table:table-cell/>
          <table:table-cell table:formula="of:=[.Q49]+[.$P$4]" office:value-type="float" office:value="980" calcext:value-type="float">
            <text:p>980</text:p>
          </table:table-cell>
          <table:table-cell table:formula="of:=[.R49]+[.$P$6]" office:value-type="float" office:value="5.9" calcext:value-type="float">
            <text:p>5,9</text:p>
          </table:table-cell>
          <table:table-cell table:formula="of:=([.$P$9]+[.Q50])*([.$P$12]+[.R50])" office:value-type="float" office:value="11682" calcext:value-type="float">
            <text:p>11682</text:p>
          </table:table-cell>
        </table:table-row>
        <table:table-row table:style-name="ro1" table:number-rows-repeated="104852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Лист3" table:style-name="ta1">
        <office:forms form:automatic-focus="false" form:apply-design-mode="false"/>
        <table:table-column table:style-name="co5" table:default-cell-style-name="ce13"/>
        <table:table-column table:style-name="co6" table:default-cell-style-name="Default"/>
        <table:table-column table:style-name="co5" table:default-cell-style-name="ce15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ow dmg</text:p>
          </table:table-cell>
          <table:table-cell/>
          <table:table-cell office:value-type="string" calcext:value-type="string">
            <text:p>med dmg</text:p>
          </table:table-cell>
          <table:table-cell/>
          <table:table-cell office:value-type="string" calcext:value-type="string">
            <text:p>high dmg</text:p>
          </table:table-cell>
          <table:table-cell/>
          <table:table-cell office:value-type="string" calcext:value-type="string">
            <text:p>very high dmg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vil_dog</text:p>
          </table:table-cell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bear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night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eshen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ghoul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noon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zar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endriaga worker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rotfiend</text:p>
          </table:table-cell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wyver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iend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water_ha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cockatri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ian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rave_ha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basilis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le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5" office:value-type="string" calcext:value-type="string">
            <text:p>eryni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gling</text:p>
          </table:table-cell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forktai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imulakru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drowner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devour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iff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jinn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nekk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erewolf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uga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o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ghou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uccubu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argoyl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frit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arach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yclops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endriaga warrior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office:value-type="string" calcext:value-type="string">
            <text:p>ekimma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katakan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troll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ad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&amp;W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brux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colopendromorp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ttlaff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dracolizar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harley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lack_spider</text:p>
          </table:table-cell>
          <table:table-cell office:value-type="float" office:value="300" calcext:value-type="float">
            <text:p>300</text:p>
          </table:table-cell>
          <table:table-cell table:style-name="ce13" office:value-type="string" calcext:value-type="string">
            <text:p>archespo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iant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8"/>
        </table:table-row>
        <table:table-row table:style-name="ro1" table:number-rows-repeated="9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Лист4" table:style-name="ta1">
        <office:forms form:automatic-focus="false" form:apply-design-mode="false"/>
        <table:table-column table:style-name="co15" table:default-cell-style-name="ce27"/>
        <table:table-column table:style-name="co19" table:default-cell-style-name="Default"/>
        <table:table-column table:style-name="co20" table:number-columns-repeated="2" table:default-cell-style-name="ce20"/>
        <table:table-column table:style-name="co20" table:number-columns-repeated="8" table:default-cell-style-name="Default"/>
        <table:table-column table:style-name="co2" table:number-columns-repeated="1012" table:default-cell-style-name="Default"/>
        <table:table-row table:style-name="ro1">
          <table:table-cell table:style-name="ce25"/>
          <table:table-cell table:style-name="ce31"/>
          <table:table-cell table:style-name="ce34" office:value-type="string" calcext:value-type="string">
            <text:p>Armor</text:p>
          </table:table-cell>
          <table:table-cell table:style-name="ce34" office:value-type="string" calcext:value-type="string">
            <text:p>Weapon</text:p>
          </table:table-cell>
          <table:table-cell table:style-name="ce31" office:value-type="string" calcext:value-type="string">
            <text:p>Fire</text:p>
          </table:table-cell>
          <table:table-cell table:style-name="ce31" office:value-type="string" calcext:value-type="string">
            <text:p>Force</text:p>
          </table:table-cell>
          <table:table-cell table:style-name="ce31" office:value-type="string" calcext:value-type="string">
            <text:p>Shock</text:p>
          </table:table-cell>
          <table:table-cell table:style-name="ce31" office:value-type="string" calcext:value-type="string">
            <text:p>Will</text:p>
          </table:table-cell>
          <table:table-cell table:style-name="ce31" office:value-type="string" calcext:value-type="string">
            <text:p>Burning</text:p>
          </table:table-cell>
          <table:table-cell table:style-name="ce31" office:value-type="string" calcext:value-type="string">
            <text:p>Bleeding</text:p>
          </table:table-cell>
          <table:table-cell table:style-name="ce31" office:value-type="string" calcext:value-type="string">
            <text:p>Poison</text:p>
          </table:table-cell>
          <table:table-cell table:style-name="ce31" office:value-type="string" calcext:value-type="string">
            <text:p>Frost</text:p>
          </table:table-cell>
          <table:table-cell table:style-name="ce31" table:number-columns-repeated="1012"/>
        </table:table-row>
        <table:table-row table:style-name="ro1">
          <table:table-cell table:style-name="ce26" office:value-type="string" calcext:value-type="string" table:number-columns-spanned="1" table:number-rows-spanned="4">
            <text:p>Endriaga</text:p>
          </table:table-cell>
          <table:table-cell office:value-type="string" calcext:value-type="string">
            <text:p>mon_endriaga_work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tail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spi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 table:style-name="ce28"/>
          <table:table-cell table:style-name="ce32" office:value-type="string" calcext:value-type="string">
            <text:p>mon_endriaga_base</text:p>
          </table:table-cell>
          <table:table-cell table:style-name="ce35" table:number-columns-repeated="2"/>
          <table:table-cell table:style-name="ce32" table:number-columns-repeated="5"/>
          <table:table-cell table:style-name="ce57" office:value-type="string" calcext:value-type="string">
            <text:p>very high</text:p>
          </table:table-cell>
          <table:table-cell table:style-name="ce59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table:style-name="ce26" office:value-type="string" calcext:value-type="string" table:number-columns-spanned="1" table:number-rows-spanned="4">
            <text:p>Gargoyle Fugas</text:p>
          </table:table-cell>
          <table:table-cell office:value-type="string" calcext:value-type="string">
            <text:p>mon_fugas</text:p>
          </table:table-cell>
          <table:table-cell/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fugas_lesser</text:p>
          </table:table-cell>
          <table:table-cell/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argoy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3"/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fugas_base</text:p>
          </table:table-cell>
          <table:table-cell table:style-name="ce35" table:number-columns-repeated="2"/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32"/>
          <table:table-cell table:style-name="ce45" office:value-type="string" calcext:value-type="string">
            <text:p>high</text:p>
          </table:table-cell>
          <table:table-cell table:style-name="ce32" table:number-columns-repeated="1016"/>
        </table:table-row>
        <table:table-row table:style-name="ro1">
          <table:table-cell table:style-name="ce26" office:value-type="string" calcext:value-type="string" table:number-columns-spanned="1" table:number-rows-spanned="4">
            <text:p>Arachas</text:p>
          </table:table-cell>
          <table:table-cell office:value-type="string" calcext:value-type="string">
            <text:p>m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arachas_armored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pois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 table:style-name="ce28"/>
          <table:table-cell table:style-name="ce32" office:value-type="string" calcext:value-type="string">
            <text:p>mon_arachas_base</text:p>
          </table:table-cell>
          <table:table-cell table:style-name="ce35"/>
          <table:table-cell table:style-name="ce35" office:value-type="string" calcext:value-type="string">
            <text:p>med</text:p>
          </table:table-cell>
          <table:table-cell table:style-name="ce32" office:value-type="string" calcext:value-type="string">
            <text:p>low</text:p>
          </table:table-cell>
          <table:table-cell table:style-name="ce57" office:value-type="string" calcext:value-type="string">
            <text:p>very high</text:p>
          </table:table-cell>
          <table:table-cell table:style-name="ce32"/>
          <table:table-cell table:number-columns-repeated="2" table:style-name="ce32" office:value-type="string" calcext:value-type="string">
            <text:p>low</text:p>
          </table:table-cell>
          <table:table-cell table:style-name="ce57" office:value-type="string" calcext:value-type="string">
            <text:p>very high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Werewolf Katakan Ekimara</text:p>
          </table:table-cell>
          <table:table-cell office:value-type="string" calcext:value-type="string">
            <text:p>mon_werewolf_lesser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erewolf</text:p>
          </table:table-cell>
          <table:table-cell table:number-columns-repeated="4"/>
          <table:table-cell table:style-name="ce43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lycanthrope</text:p>
          </table:table-cell>
          <table:table-cell table:number-columns-repeated="4"/>
          <table:table-cell table:style-name="ce43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katak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atakan_lar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kimma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werewolf_base</text:p>
          </table:table-cell>
          <table:table-cell table:style-name="ce32"/>
          <table:table-cell table:style-name="ce37" office:value-type="string" calcext:value-type="string">
            <text:p>high</text:p>
          </table:table-cell>
          <table:table-cell table:style-name="ce32"/>
          <table:table-cell table:style-name="ce32" office:value-type="string" calcext:value-type="string">
            <text:p>med</text:p>
          </table:table-cell>
          <table:table-cell table:style-name="ce32"/>
          <table:table-cell table:style-name="ce45" office:value-type="string" calcext:value-type="string">
            <text:p>high</text:p>
          </table:table-cell>
          <table:table-cell table:style-name="ce32" table:number-columns-repeated="1016"/>
        </table:table-row>
        <table:table-row table:style-name="ro1">
          <table:table-cell office:value-type="string" calcext:value-type="string" table:number-columns-spanned="1" table:number-rows-spanned="6">
            <text:p>Troll</text:p>
          </table:table-cell>
          <table:table-cell office:value-type="string" calcext:value-type="string">
            <text:p>mon_black_troll</text:p>
          </table:table-cell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high</text:p>
          </table:table-cell>
          <table:table-cell/>
          <table:table-cell table:style-name="ce41" office:value-type="string" calcext:value-type="string">
            <text:p>very high</text:p>
          </table:table-cell>
          <table:table-cell table:number-columns-repeated="2"/>
          <table:table-cell table:number-columns-repeated="2" table:style-name="ce41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_you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d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2"/>
          <table:table-cell table:number-columns-repeated="2" table:style-name="ce43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58" office:value-type="string" calcext:value-type="string">
            <text:p>very high</text:p>
          </table:table-cell>
          <table:table-cell table:number-columns-repeated="2"/>
          <table:table-cell table:number-columns-repeated="2" table:style-name="ce58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ice_tro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very low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troll_fistfight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troll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8">
            <text:p>Golem Elemental</text:p>
          </table:table-cell>
          <table:table-cell office:value-type="string" calcext:value-type="string">
            <text:p>mon_golem_lvl1</text:p>
          </table:table-cell>
          <table:table-cell office:value-type="float" office:value="150" calcext:value-type="float">
            <text:p>150</text:p>
          </table:table-cell>
          <table:table-cell table:style-name="ce38" office:value-type="string" calcext:value-type="string">
            <text:p>high</text:p>
          </table:table-cell>
          <table:table-cell table:style-name="ce42" office:value-type="string" calcext:value-type="string">
            <text:p>high</text:p>
          </table:table-cell>
          <table:table-cell table:style-name="ce41" office:value-type="string" calcext:value-type="string">
            <text:p>very 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golem</text:p>
          </table:table-cell>
          <table:table-cell office:value-type="float" office:value="180" calcext:value-type="float">
            <text:p>180</text:p>
          </table:table-cell>
          <table:table-cell table:style-name="ce39" office:value-type="string" calcext:value-type="string">
            <text:p>high</text:p>
          </table:table-cell>
          <table:table-cell table:style-name="ce43" office:value-type="string" calcext:value-type="string">
            <text:p>high</text:p>
          </table:table-cell>
          <table:table-cell table:style-name="ce58" office:value-type="string" calcext:value-type="string">
            <text:p>very 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_lesser</text:p>
          </table:table-cell>
          <table:table-cell office:value-type="float" office:value="150" calcext:value-type="float">
            <text:p>150</text:p>
          </table:table-cell>
          <table:table-cell table:style-name="ce39" office:value-type="string" calcext:value-type="string">
            <text:p>high</text:p>
          </table:table-cell>
          <table:table-cell table:style-name="ce43" office:value-type="string" calcext:value-type="string">
            <text:p>high</text:p>
          </table:table-cell>
          <table:table-cell table:style-name="ce58" office:value-type="string" calcext:value-type="string">
            <text:p>very 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</text:p>
          </table:table-cell>
          <table:table-cell office:value-type="float" office:value="180" calcext:value-type="float">
            <text:p>180</text:p>
          </table:table-cell>
          <table:table-cell table:style-name="ce40" office:value-type="string" calcext:value-type="string">
            <text:p>very high</text:p>
          </table:table-cell>
          <table:table-cell table:style-name="ce43" office:value-type="string" calcext:value-type="string">
            <text:p>high</text:p>
          </table:table-cell>
          <table:table-cell table:style-name="ce58" office:value-type="string" calcext:value-type="string">
            <text:p>very 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ice_golem</text:p>
          </table:table-cell>
          <table:table-cell office:value-type="float" office:value="180" calcext:value-type="float">
            <text:p>180</text:p>
          </table:table-cell>
          <table:table-cell table:style-name="ce40" office:value-type="string" calcext:value-type="string">
            <text:p>very high</text:p>
          </table:table-cell>
          <table:table-cell table:style-name="ce43" office:value-type="string" calcext:value-type="string">
            <text:p>high</text:p>
          </table:table-cell>
          <table:table-cell table:style-name="ce58" office:value-type="string" calcext:value-type="string">
            <text:p>very 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4"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lemental_fire</text:p>
          </table:table-cell>
          <table:table-cell office:value-type="float" office:value="180" calcext:value-type="float">
            <text:p>180</text:p>
          </table:table-cell>
          <table:table-cell table:style-name="ce40" office:value-type="string" calcext:value-type="string">
            <text:p>very high</text:p>
          </table:table-cell>
          <table:table-cell table:style-name="ce44" office:value-type="string" calcext:value-type="string">
            <text:p>immune</text:p>
          </table:table-cell>
          <table:table-cell table:style-name="ce43" office:value-type="string" calcext:value-type="string">
            <text:p>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fire_q211</text:p>
          </table:table-cell>
          <table:table-cell office:value-type="float" office:value="180" calcext:value-type="float">
            <text:p>180</text:p>
          </table:table-cell>
          <table:table-cell table:style-name="ce40" office:value-type="string" calcext:value-type="string">
            <text:p>very high</text:p>
          </table:table-cell>
          <table:table-cell table:style-name="ce44" office:value-type="string" calcext:value-type="string">
            <text:p>immune</text:p>
          </table:table-cell>
          <table:table-cell table:style-name="ce43" office:value-type="string" calcext:value-type="string">
            <text:p>high</text:p>
          </table:table-cell>
          <table:table-cell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golem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ies Czart</text:p>
          </table:table-cell>
          <table:table-cell office:value-type="string" calcext:value-type="string">
            <text:p>mon_bies</text:p>
          </table:table-cell>
          <table:table-cell/>
          <table:table-cell table:style-name="ce38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44" office:value-type="string" calcext:value-type="string">
            <text:p>immune</text:p>
          </table:table-cell>
          <table:table-cell table:style-name="ce58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bies_lesser</text:p>
          </table:table-cell>
          <table:table-cell/>
          <table:table-cell table:style-name="ce3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44" office:value-type="string" calcext:value-type="string">
            <text:p>immune</text:p>
          </table:table-cell>
          <table:table-cell table:style-name="ce58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czart</text:p>
          </table:table-cell>
          <table:table-cell/>
          <table:table-cell table:style-name="ce39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table:style-name="ce58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 table:style-name="ce28"/>
          <table:table-cell table:style-name="ce32" office:value-type="string" calcext:value-type="string">
            <text:p>mon_bies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Giant Cyclop</text:p>
          </table:table-cell>
          <table:table-cell office:value-type="string" calcext:value-type="string">
            <text:p>mon_ice_gian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58" office:value-type="string" calcext:value-type="string">
            <text:p>very high</text:p>
          </table:table-cell>
          <table:table-cell table:style-name="ce42" office:value-type="string" calcext:value-type="string">
            <text:p>high</text:p>
          </table:table-cell>
          <table:table-cell table:number-columns-repeated="4"/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mon_cyclops</text:p>
          </table:table-cell>
          <table:table-cell table:style-name="ce35"/>
          <table:table-cell table:style-name="ce35" office:value-type="string" calcext:value-type="string">
            <text:p>med</text:p>
          </table:table-cell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45" office:value-type="string" calcext:value-type="string">
            <text:p>high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Siren Lamia</text:p>
          </table:table-cell>
          <table:table-cell office:value-type="string" calcext:value-type="string">
            <text:p>mon_sir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_stronger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siren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arpy Erinia</text:p>
          </table:table-cell>
          <table:table-cell office:value-type="string" calcext:value-type="string">
            <text:p>mon_har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rynia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harpy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Wraith</text:p>
          </table:table-cell>
          <table:table-cell office:value-type="string" calcext:value-type="string">
            <text:p>mon_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raith_mh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wraith_base</text:p>
          </table:table-cell>
          <table:table-cell table:style-name="ce35" table:number-columns-repeated="2"/>
          <table:table-cell table:style-name="ce45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/>
          <table:table-cell table:number-columns-repeated="2" table:style-name="ce45" office:value-type="string" calcext:value-type="string">
            <text:p>high</text:p>
          </table:table-cell>
          <table:table-cell table:number-columns-repeated="3" table:style-name="ce46" office:value-type="string" calcext:value-type="string">
            <text:p>immune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7">
            <text:p>Noon/night wraith</text:p>
          </table:table-cell>
          <table:table-cell office:value-type="string" calcext:value-type="string">
            <text:p>mon_night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ight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esta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noonwraith_base</text:p>
          </table:table-cell>
          <table:table-cell table:style-name="ce35" table:number-columns-repeated="2"/>
          <table:table-cell table:style-name="ce45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/>
          <table:table-cell table:number-columns-repeated="2" table:style-name="ce45" office:value-type="string" calcext:value-type="string">
            <text:p>high</text:p>
          </table:table-cell>
          <table:table-cell table:number-columns-repeated="3" table:style-name="ce46" office:value-type="string" calcext:value-type="string">
            <text:p>immune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Nekker</text:p>
          </table:table-cell>
          <table:table-cell office:value-type="string" calcext:value-type="string">
            <text:p>mon_nek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ekker_warrior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nekker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Drowner Rotfiend</text:p>
          </table:table-cell>
          <table:table-cell office:value-type="string" calcext:value-type="string">
            <text:p>mon_drown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r_underw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ddea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rotfiend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rotfiend_large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 table:style-name="ce28"/>
          <table:table-cell table:style-name="ce32" office:value-type="string" calcext:value-type="string">
            <text:p>mon_drowner_base</text:p>
          </table:table-cell>
          <table:table-cell table:style-name="ce35" table:number-columns-repeated="2"/>
          <table:table-cell table:style-name="ce32" table:number-columns-repeated="2"/>
          <table:table-cell table:number-columns-repeated="2" table:style-name="ce45" office:value-type="string" calcext:value-type="string">
            <text:p>high</text:p>
          </table:table-cell>
          <table:table-cell table:style-name="ce32"/>
          <table:table-cell table:style-name="ce45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houl Minion</text:p>
          </table:table-cell>
          <table:table-cell office:value-type="string" calcext:value-type="string">
            <text:p>mon_alghoul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houl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ild_hunt_minion_weak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minion_lesser</text:p>
          </table:table-cell>
          <table:table-cell table:number-columns-repeated="9"/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</text:p>
          </table:table-cell>
          <table:table-cell table:number-columns-repeated="9"/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MH</text:p>
          </table:table-cell>
          <table:table-cell table:number-columns-repeated="9"/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greater_miscreant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ghoul_base</text:p>
          </table:table-cell>
          <table:table-cell table:style-name="ce35" table:number-columns-repeated="2"/>
          <table:table-cell table:style-name="ce32" table:number-columns-repeated="6"/>
          <table:table-cell table:style-name="ce32" office:value-type="string" calcext:value-type="string">
            <text:p>med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Gryphon Cockatrice Basilisk</text:p>
          </table:table-cell>
          <table:table-cell office:value-type="string" calcext:value-type="string">
            <text:p>mon_gryphon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volcanic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3"/>
          <table:table-cell table:style-name="ce44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mon_basilisk</text:p>
          </table:table-cell>
          <table:table-cell table:number-columns-repeated="8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cockatrice</text:p>
          </table:table-cell>
          <table:table-cell table:number-columns-repeated="8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gryphon_base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low</text:p>
          </table:table-cell>
          <table:table-cell table:number-columns-repeated="2" table:style-name="ce32" office:value-type="string" calcext:value-type="string">
            <text:p>low</text:p>
          </table:table-cell>
          <table:table-cell table:style-name="ce45" office:value-type="string" calcext:value-type="string">
            <text:p>high</text:p>
          </table:table-cell>
          <table:table-cell table:style-name="ce37" office:value-type="string" calcext:value-type="string">
            <text:p>high</text:p>
          </table:table-cell>
          <table:table-cell table:style-name="ce32"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Lessog Him</text:p>
          </table:table-cell>
          <table:table-cell office:value-type="string" calcext:value-type="string">
            <text:p>mon_lessog</text:p>
          </table:table-cell>
          <table:table-cell table:number-columns-repeated="4"/>
          <table:table-cell table:style-name="ce58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lessog_ancient</text:p>
          </table:table-cell>
          <table:table-cell table:number-columns-repeated="4"/>
          <table:table-cell table:style-name="ce58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him</text:p>
          </table:table-cell>
          <table:table-cell table:number-columns-repeated="2"/>
          <table:table-cell table:style-name="ce43" office:value-type="string" calcext:value-type="string">
            <text:p>high</text:p>
          </table:table-cell>
          <table:table-cell table:number-columns-repeated="3"/>
          <table:table-cell table:style-name="ce43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mon_lessog_base</text:p>
          </table:table-cell>
          <table:table-cell table:style-name="ce35"/>
          <table:table-cell table:style-name="ce37" office:value-type="string" calcext:value-type="string">
            <text:p>high</text:p>
          </table:table-cell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32"/>
          <table:table-cell table:style-name="ce46" office:value-type="string" calcext:value-type="string">
            <text:p>immune</text:p>
          </table:table-cell>
          <table:table-cell table:style-name="ce32"/>
          <table:table-cell table:number-columns-repeated="2"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Wyvern Forktail</text:p>
          </table:table-cell>
          <table:table-cell office:value-type="string" calcext:value-type="string">
            <text:p>mon_wyver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young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wyvern_base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low</text:p>
          </table:table-cell>
          <table:table-cell table:number-columns-repeated="2" table:style-name="ce32" office:value-type="string" calcext:value-type="string">
            <text:p>low</text:p>
          </table:table-cell>
          <table:table-cell table:style-name="ce45" office:value-type="string" calcext:value-type="string">
            <text:p>high</text:p>
          </table:table-cell>
          <table:table-cell table:style-name="ce32" office:value-type="string" calcext:value-type="string">
            <text:p>low</text:p>
          </table:table-cell>
          <table:table-cell table:style-name="ce32" table:number-columns-repeated="2"/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ravehag Fogling</text:p>
          </table:table-cell>
          <table:table-cell office:value-type="string" calcext:value-type="string">
            <text:p>mon_grave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_gre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aronswife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gravehag_base</text:p>
          </table:table-cell>
          <table:table-cell table:style-name="ce35"/>
          <table:table-cell table:style-name="ce35" office:value-type="string" calcext:value-type="string">
            <text:p>low</text:p>
          </table:table-cell>
          <table:table-cell table:style-name="ce32" table:number-columns-repeated="6"/>
          <table:table-cell table:style-name="ce35" office:value-type="string" calcext:value-type="string">
            <text:p>med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9">
            <text:p>Boss</text:p>
          </table:table-cell>
          <table:table-cell office:value-type="string" calcext:value-type="string">
            <text:p>mon_witch1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2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3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jinn</text:p>
          </table:table-cell>
          <table:table-cell table:number-columns-repeated="5"/>
          <table:table-cell table:number-columns-repeated="4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heart_miniboss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44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default</text:p>
          </table:table-cell>
          <table:table-cell table:number-columns-repeated="2"/>
          <table:table-cell table:number-columns-repeated="7" office:value-type="string" calcext:value-type="string">
            <text:p>med</text:p>
          </table:table-cell>
          <table:table-cell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Ered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44" office:value-type="string" calcext:value-type="string">
            <text:p>immune</text:p>
          </table:table-cell>
          <table:table-cell table:number-columns-repeated="2" table:style-name="ce20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Imleri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44" office:value-type="string" calcext:value-type="string">
            <text:p>immune</text:p>
          </table:table-cell>
          <table:table-cell table:number-columns-repeated="2" table:style-name="ce20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WildHunt_Caranthir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+med</text:p>
          </table:table-cell>
          <table:table-cell table:number-columns-repeated="3" table:style-name="ce32" office:value-type="string" calcext:value-type="string">
            <text:p>+</text:p>
          </table:table-cell>
          <table:table-cell table:number-columns-repeated="2" table:style-name="ce46" office:value-type="string" calcext:value-type="string">
            <text:p>immune</text:p>
          </table:table-cell>
          <table:table-cell table:number-columns-repeated="2" table:style-name="ce35" office:value-type="string" calcext:value-type="string">
            <text:p>+med</text:p>
          </table:table-cell>
          <table:table-cell table:style-name="ce32" office:value-type="string" calcext:value-type="string">
            <text:p>+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8">
            <text:p>Human</text:p>
          </table:table-cell>
          <table:table-cell office:value-type="string" calcext:value-type="string">
            <text:p>ConDefaul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vera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thletic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r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a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Pudzi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Witcher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ConImmortal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Bear</text:p>
          </table:table-cell>
          <table:table-cell office:value-type="string" calcext:value-type="string">
            <text:p>mon_bear_berser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fistf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black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grizzl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white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bear_base</text:p>
          </table:table-cell>
          <table:table-cell table:style-name="ce35" table:number-columns-repeated="2"/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45" office:value-type="string" calcext:value-type="string">
            <text:p>high</text:p>
          </table:table-cell>
          <table:table-cell table:style-name="ce32" table:number-columns-repeated="4"/>
          <table:table-cell table:style-name="ce57" office:value-type="string" calcext:value-type="string">
            <text:p>very high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10">
            <text:p>Wolf Dog</text:p>
          </table:table-cell>
          <table:table-cell office:value-type="string" calcext:value-type="string">
            <text:p>mon_wolf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vil_do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vil_dog_lvl12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ild_dog_lvl9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olf_summon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summon_wer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_weak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whit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mon_wolf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Animals</text:p>
          </table:table-cell>
          <table:table-cell office:value-type="string" calcext:value-type="string">
            <text:p>animal_default_animal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animal_rat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S</text:p>
          </table:table-cell>
          <table:table-cell table:style-name="ce33"/>
          <table:table-cell table:style-name="ce36" table:number-columns-repeated="2"/>
          <table:table-cell table:style-name="ce33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oss</text:p>
          </table:table-cell>
          <table:table-cell office:value-type="string" calcext:value-type="string">
            <text:p>mon_nightwraith_iris</text:p>
          </table:table-cell>
          <table:table-cell/>
          <table:table-cell table:style-name="ce38" office:value-type="string" calcext:value-type="string">
            <text:p>high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toad_bas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/>
          <table:table-cell table:style-name="ce44" office:value-type="string" calcext:value-type="string">
            <text:p>immune</text:p>
          </table:table-cell>
          <table:table-cell table:style-name="ce41" office:value-type="string" calcext:value-type="string">
            <text:p>very high</text:p>
          </table:table-cell>
          <table:table-cell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q604_caretaker</text:p>
          </table:table-cell>
          <table:table-cell/>
          <table:table-cell table:number-columns-repeated="4"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style-name="ce38" office:value-type="string" calcext:value-type="string">
            <text:p>high</text:p>
          </table:table-cell>
          <table:table-cell table:number-columns-repeated="2"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q604_shades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table:style-name="ce30" office:value-type="string" calcext:value-type="string">
            <text:p>Boar</text:p>
          </table:table-cell>
          <table:table-cell table:style-name="ce32" office:value-type="string" calcext:value-type="string">
            <text:p>mon_boar_base</text:p>
          </table:table-cell>
          <table:table-cell table:style-name="ce35" table:number-columns-repeated="2"/>
          <table:table-cell table:style-name="ce32"/>
          <table:table-cell table:style-name="ce37" office:value-type="string" calcext:value-type="string">
            <text:p>high</text:p>
          </table:table-cell>
          <table:table-cell table:style-name="ce32"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</text:p>
          </table:table-cell>
          <table:table-cell table:number-columns-repeated="7"/>
          <table:table-cell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black_spider_large</text:p>
          </table:table-cell>
          <table:table-cell table:style-name="ce35" table:number-columns-repeated="2"/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32" table:number-columns-repeated="3"/>
          <table:table-cell table:style-name="ce37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Human boss</text:p>
          </table:table-cell>
          <table:table-cell office:value-type="string" calcext:value-type="string">
            <text:p>HaklandMage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41" office:value-type="string" calcext:value-type="string">
            <text:p>very high</text:p>
          </table:table-cell>
          <table:table-cell table:style-name="ce38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aklandMagePhase1</text:p>
          </table:table-cell>
          <table:table-cell/>
          <table:table-cell table:number-columns-repeated="4" table:style-name="ce38" office:value-type="string" calcext:value-type="string">
            <text:p>high</text:p>
          </table:table-cell>
          <table:table-cell table:style-name="ce41" office:value-type="string" calcext:value-type="string">
            <text:p>very high</text:p>
          </table:table-cell>
          <table:table-cell table:number-columns-repeated="3" table:style-name="ce38" office:value-type="string" calcext:value-type="string">
            <text:p>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olgierd_default_stats</text:p>
          </table:table-cell>
          <table:table-cell/>
          <table:table-cell table:style-name="ce41" office:value-type="string" calcext:value-type="string">
            <text:p>very high</text:p>
          </table:table-cell>
          <table:table-cell table:number-columns-repeated="3" table:style-name="ce38" office:value-type="string" calcext:value-type="string">
            <text:p>high</text:p>
          </table:table-cell>
          <table:table-cell table:number-columns-repeated="2" table:style-name="ce44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 table:style-name="ce28"/>
          <table:table-cell table:style-name="ce32" office:value-type="string" calcext:value-type="string">
            <text:p>ethereal_default_stats</text:p>
          </table:table-cell>
          <table:table-cell table:style-name="ce35"/>
          <table:table-cell table:style-name="ce35" office:value-type="string" calcext:value-type="string">
            <text:p>med</text:p>
          </table:table-cell>
          <table:table-cell table:number-columns-repeated="3" table:style-name="ce37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57" office:value-type="string" calcext:value-type="string">
            <text:p>very high</text:p>
          </table:table-cell>
          <table:table-cell table:style-name="ce3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aW</text:p>
          </table:table-cell>
          <table:table-cell table:style-name="ce33"/>
          <table:table-cell table:style-name="ce36" table:number-columns-repeated="2"/>
          <table:table-cell table:style-name="ce33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harley</text:p>
          </table:table-cell>
          <table:table-cell office:value-type="string" calcext:value-type="string">
            <text:p>mon_sharley_you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ery low</text:p>
          </table:table-cell>
          <table:table-cell/>
          <table:table-cell table:style-name="ce38" office:value-type="string" calcext:value-type="string">
            <text:p>high</text:p>
          </table:table-cell>
          <table:table-cell table:number-columns-repeated="2"/>
          <table:table-cell table:number-columns-repeated="2" table:style-name="ce38" office:value-type="string" calcext:value-type="string">
            <text:p>high</text:p>
          </table:table-cell>
          <table:table-cell/>
          <table:table-cell table:style-name="ce38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sharley</text:p>
          </table:table-cell>
          <table:table-cell office:value-type="float" office:value="250" calcext:value-type="float">
            <text:p>250</text:p>
          </table:table-cell>
          <table:table-cell table:style-name="ce38" office:value-type="string" calcext:value-type="string">
            <text:p>high</text:p>
          </table:table-cell>
          <table:table-cell/>
          <table:table-cell table:style-name="ce38" office:value-type="string" calcext:value-type="string">
            <text:p>high</text:p>
          </table:table-cell>
          <table:table-cell table:number-columns-repeated="2"/>
          <table:table-cell table:number-columns-repeated="4" table:style-name="ce38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mon_sharley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Vampire</text:p>
          </table:table-cell>
          <table:table-cell office:value-type="string" calcext:value-type="string">
            <text:p>mon_brux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lp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vampiress_base</text:p>
          </table:table-cell>
          <table:table-cell table:style-name="ce35"/>
          <table:table-cell table:style-name="ce35" office:value-type="string" calcext:value-type="string">
            <text:p>med</text:p>
          </table:table-cell>
          <table:table-cell table:style-name="ce32" table:number-columns-repeated="3"/>
          <table:table-cell table:style-name="ce37" office:value-type="string" calcext:value-type="string">
            <text:p>high</text:p>
          </table:table-cell>
          <table:table-cell table:style-name="ce32" table:number-columns-repeated="2"/>
          <table:table-cell table:style-name="ce37" office:value-type="string" calcext:value-type="string">
            <text:p>high</text:p>
          </table:table-cell>
          <table:table-cell table:style-name="ce32" table:number-columns-repeated="1013"/>
        </table:table-row>
        <table:table-row table:style-name="ro1">
          <table:table-cell table:style-name="ce30" office:value-type="string" calcext:value-type="string">
            <text:p>Dracolizard</text:p>
          </table:table-cell>
          <table:table-cell table:style-name="ce32" office:value-type="string" calcext:value-type="string">
            <text:p>mon_draco_base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string" calcext:value-type="string">
            <text:p>med</text:p>
          </table:table-cell>
          <table:table-cell table:style-name="ce46" office:value-type="string" calcext:value-type="string">
            <text:p>immune</text:p>
          </table:table-cell>
          <table:table-cell table:style-name="ce32" office:value-type="string" calcext:value-type="string">
            <text:p>low</text:p>
          </table:table-cell>
          <table:table-cell table:style-name="ce32" table:number-columns-repeated="2"/>
          <table:table-cell table:style-name="ce46" office:value-type="string" calcext:value-type="string">
            <text:p>immune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Barghest</text:p>
          </table:table-cell>
          <table:table-cell office:value-type="string" calcext:value-type="string">
            <text:p>mon_barghest_base</text:p>
          </table:table-cell>
          <table:table-cell table:number-columns-repeated="2"/>
          <table:table-cell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38" office:value-type="string" calcext:value-type="string">
            <text:p>high</text:p>
          </table:table-cell>
          <table:table-cell table:number-columns-repeated="3" table:style-name="ce44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barghest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barghest_wight_minion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ep2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_ep2</text:p>
          </table:table-cell>
          <table:table-cell table:number-columns-repeated="7"/>
          <table:table-cell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black_spider_ep2_large</text:p>
          </table:table-cell>
          <table:table-cell table:style-name="ce35" table:number-columns-repeated="2"/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32" table:number-columns-repeated="3"/>
          <table:table-cell table:style-name="ce37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Kikimore</text:p>
          </table:table-cell>
          <table:table-cell office:value-type="string" calcext:value-type="string">
            <text:p>mon_kikimore_smal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i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ase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kikimora_worker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018"/>
        </table:table-row>
        <table:table-row table:style-name="ro1">
          <table:covered-table-cell table:style-name="ce28"/>
          <table:table-cell table:style-name="ce32" office:value-type="string" calcext:value-type="string">
            <text:p>mon_kikimora_warrior</text:p>
          </table:table-cell>
          <table:table-cell table:style-name="ce35" office:value-type="float" office:value="100" calcext:value-type="float">
            <text:p>100</text:p>
          </table:table-cell>
          <table:table-cell table:style-name="ce35"/>
          <table:table-cell table:style-name="ce32"/>
          <table:table-cell table:style-name="ce57" office:value-type="string" calcext:value-type="string">
            <text:p>very high</text:p>
          </table:table-cell>
          <table:table-cell table:style-name="ce32" table:number-columns-repeated="2"/>
          <table:table-cell table:style-name="ce32" office:value-type="string" calcext:value-type="string">
            <text:p>med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Giant</text:p>
          </table:table-cell>
          <table:table-cell office:value-type="string" calcext:value-type="string">
            <text:p>mon_knight_gia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table:style-name="ce41" office:value-type="string" calcext:value-type="string">
            <text:p>very high</text:p>
          </table:table-cell>
          <table:table-cell table:number-columns-repeated="3"/>
          <table:table-cell table:style-name="ce41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 table:style-name="ce28"/>
          <table:table-cell table:style-name="ce32" office:value-type="string" calcext:value-type="string">
            <text:p>mon_cloud_giant</text:p>
          </table:table-cell>
          <table:table-cell table:style-name="ce35" office:value-type="float" office:value="150" calcext:value-type="float">
            <text:p>150</text:p>
          </table:table-cell>
          <table:table-cell table:style-name="ce37" office:value-type="string" calcext:value-type="string">
            <text:p>high</text:p>
          </table:table-cell>
          <table:table-cell table:style-name="ce32" office:value-type="string" calcext:value-type="string">
            <text:p>med</text:p>
          </table:table-cell>
          <table:table-cell table:style-name="ce57" office:value-type="string" calcext:value-type="string">
            <text:p>very high</text:p>
          </table:table-cell>
          <table:table-cell table:style-name="ce32" table:number-columns-repeated="2"/>
          <table:table-cell table:style-name="ce32" office:value-type="string" calcext:value-type="string">
            <text:p>med</text:p>
          </table:table-cell>
          <table:table-cell table:style-name="ce57" office:value-type="string" calcext:value-type="string">
            <text:p>very high</text:p>
          </table:table-cell>
          <table:table-cell table:style-name="ce32" table:number-columns-repeated="1014"/>
        </table:table-row>
        <table:table-row table:style-name="ro1">
          <table:table-cell table:style-name="ce30" office:value-type="string" calcext:value-type="string">
            <text:p>Scolopendromorph</text:p>
          </table:table-cell>
          <table:table-cell table:style-name="ce32" office:value-type="string" calcext:value-type="string">
            <text:p>mon_scolopendromorph_base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low</text:p>
          </table:table-cell>
          <table:table-cell table:number-columns-repeated="2" table:style-name="ce32" office:value-type="string" calcext:value-type="string">
            <text:p>med</text:p>
          </table:table-cell>
          <table:table-cell table:style-name="ce32" office:value-type="string" calcext:value-type="string">
            <text:p>low</text:p>
          </table:table-cell>
          <table:table-cell table:number-columns-repeated="3" table:style-name="ce32" office:value-type="string" calcext:value-type="string">
            <text:p>med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Archespor</text:p>
          </table:table-cell>
          <table:table-cell office:value-type="string" calcext:value-type="string">
            <text:p>mon_archespor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very low</text:p>
          </table:table-cell>
          <table:table-cell table:style-name="ce38" office:value-type="string" calcext:value-type="string">
            <text:p>high</text:p>
          </table:table-cell>
          <table:table-cell/>
          <table:table-cell office:value-type="string" calcext:value-type="string">
            <text:p>med</text:p>
          </table:table-cell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archesp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har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turret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archespor_petals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low</text:p>
          </table:table-cell>
          <table:table-cell table:style-name="ce32" table:number-columns-repeated="2"/>
          <table:table-cell table:style-name="ce32" office:value-type="string" calcext:value-type="string">
            <text:p>very low</text:p>
          </table:table-cell>
          <table:table-cell table:style-name="ce37" office:value-type="string" calcext:value-type="string">
            <text:p>high</text:p>
          </table:table-cell>
          <table:table-cell table:style-name="ce32"/>
          <table:table-cell table:style-name="ce32" office:value-type="string" calcext:value-type="string">
            <text:p>med</text:p>
          </table:table-cell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Sprigan</text:p>
          </table:table-cell>
          <table:table-cell office:value-type="string" calcext:value-type="string">
            <text:p>mon_spriga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covered-table-cell table:style-name="ce28"/>
          <table:table-cell table:style-name="ce32" office:value-type="string" calcext:value-type="string">
            <text:p>mon_sprigan_base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string" calcext:value-type="string">
            <text:p>med</text:p>
          </table:table-cell>
          <table:table-cell table:style-name="ce32" table:number-columns-repeated="2"/>
          <table:table-cell table:style-name="ce37" office:value-type="string" calcext:value-type="string">
            <text:p>high</text:p>
          </table:table-cell>
          <table:table-cell table:style-name="ce46" office:value-type="string" calcext:value-type="string">
            <text:p>immune</text:p>
          </table:table-cell>
          <table:table-cell table:style-name="ce32"/>
          <table:table-cell table:style-name="ce37" office:value-type="string" calcext:value-type="string">
            <text:p>high</text:p>
          </table:table-cell>
          <table:table-cell table:style-name="ce32" office:value-type="string" calcext:value-type="string">
            <text:p>med</text:p>
          </table:table-cell>
          <table:table-cell table:style-name="ce37" office:value-type="string" calcext:value-type="string">
            <text:p>high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Wight</text:p>
          </table:table-cell>
          <table:table-cell office:value-type="string" calcext:value-type="string">
            <text:p>mon_spooncollector</text:p>
          </table:table-cell>
          <table:table-cell office:value-type="string" calcext:value-type="string">
            <text:p>gravehag</text:p>
          </table:table-cell>
          <table:table-cell table:number-columns-repeated="7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8"/>
          <table:table-cell table:style-name="ce32" office:value-type="string" calcext:value-type="string">
            <text:p>mon_wight</text:p>
          </table:table-cell>
          <table:table-cell table:style-name="ce35" office:value-type="string" calcext:value-type="string">
            <text:p>gravehag</text:p>
          </table:table-cell>
          <table:table-cell table:style-name="ce35"/>
          <table:table-cell table:style-name="ce32" table:number-columns-repeated="6"/>
          <table:table-cell table:style-name="ce46" office:value-type="string" calcext:value-type="string">
            <text:p>immune</text:p>
          </table:table-cell>
          <table:table-cell table:style-name="ce32" table:number-columns-repeated="1013"/>
        </table:table-row>
        <table:table-row table:style-name="ro1">
          <table:table-cell table:style-name="ce30" office:value-type="string" calcext:value-type="string">
            <text:p>Gravier</text:p>
          </table:table-cell>
          <table:table-cell table:style-name="ce32" office:value-type="string" calcext:value-type="string">
            <text:p>mon_gravier</text:p>
          </table:table-cell>
          <table:table-cell table:style-name="ce35" office:value-type="string" calcext:value-type="string">
            <text:p>drowner</text:p>
          </table:table-cell>
          <table:table-cell table:style-name="ce35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Banshee</text:p>
          </table:table-cell>
          <table:table-cell office:value-type="string" calcext:value-type="string">
            <text:p>mon_nightwraith_banshee</text:p>
          </table:table-cell>
          <table:table-cell office:value-type="string" calcext:value-type="string">
            <text:p>nightwraith</text:p>
          </table:table-cell>
          <table:table-cell table:number-columns-repeated="1021"/>
        </table:table-row>
        <table:table-row table:style-name="ro1">
          <table:covered-table-cell table:style-name="ce28"/>
          <table:table-cell table:style-name="ce32" office:value-type="string" calcext:value-type="string">
            <text:p>banshee_summons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Fleder Garkain</text:p>
          </table:table-cell>
          <table:table-cell office:value-type="string" calcext:value-type="string">
            <text:p>mon_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q704_mon_proto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 table:style-name="ce28"/>
          <table:table-cell table:style-name="ce32" office:value-type="string" calcext:value-type="string">
            <text:p>mon_garkain</text:p>
          </table:table-cell>
          <table:table-cell table:style-name="ce35" office:value-type="string" calcext:value-type="string">
            <text:p>werewolf</text:p>
          </table:table-cell>
          <table:table-cell table:style-name="ce35"/>
          <table:table-cell table:style-name="ce32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uman special</text:p>
          </table:table-cell>
          <table:table-cell office:value-type="string" calcext:value-type="string">
            <text:p>guardKn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killGregoir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8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38" office:value-type="string" calcext:value-type="string">
            <text:p>high</text:p>
          </table:table-cell>
          <table:table-cell table:style-name="ce44" office:value-type="string" calcext:value-type="string">
            <text:p>immune</text:p>
          </table:table-cell>
          <table:table-cell table:number-columns-repeated="4" table:style-name="ce38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28"/>
          <table:table-cell table:style-name="ce32" office:value-type="string" calcext:value-type="string">
            <text:p>SkillGregoireGhost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string" calcext:value-type="string">
            <text:p>high</text:p>
          </table:table-cell>
          <table:table-cell table:number-columns-repeated="2" table:style-name="ce46" office:value-type="string" calcext:value-type="string">
            <text:p>immune</text:p>
          </table:table-cell>
          <table:table-cell table:style-name="ce32"/>
          <table:table-cell table:number-columns-repeated="5" table:style-name="ce46" office:value-type="string" calcext:value-type="string">
            <text:p>immune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Panther</text:p>
          </table:table-cell>
          <table:table-cell office:value-type="string" calcext:value-type="string">
            <text:p>mon_panth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anther_ghost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2" office:value-type="string" calcext:value-type="string">
            <text:p>mon_panther_base</text:p>
          </table:table-cell>
          <table:table-cell table:style-name="ce35" table:number-columns-repeated="2"/>
          <table:table-cell table:style-name="ce32" table:number-columns-repeated="1020"/>
        </table:table-row>
        <table:table-row table:style-name="ro1">
          <table:table-cell table:style-name="ce30" office:value-type="string" calcext:value-type="string">
            <text:p>Boar</text:p>
          </table:table-cell>
          <table:table-cell table:style-name="ce32" office:value-type="string" calcext:value-type="string">
            <text:p>mon_boar_ep2_base</text:p>
          </table:table-cell>
          <table:table-cell table:style-name="ce35" table:number-columns-repeated="2"/>
          <table:table-cell table:style-name="ce32"/>
          <table:table-cell table:style-name="ce37" office:value-type="string" calcext:value-type="string">
            <text:p>high</text:p>
          </table:table-cell>
          <table:table-cell table:style-name="ce32" table:number-columns-repeated="1018"/>
        </table:table-row>
        <table:table-row table:style-name="ro1">
          <table:table-cell office:value-type="string" calcext:value-type="string" table:number-columns-spanned="1" table:number-rows-spanned="6">
            <text:p>Boss</text:p>
          </table:table-cell>
          <table:table-cell office:value-type="string" calcext:value-type="string">
            <text:p>mon_fairytale_witch</text:p>
          </table:table-cell>
          <table:table-cell table:number-columns-repeated="5"/>
          <table:table-cell table:style-name="ce44" office:value-type="string" calcext:value-type="string">
            <text:p>immune</text:p>
          </table:table-cell>
          <table:table-cell table:number-columns-repeated="2"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broom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ed</text:p>
          </table:table-cell>
          <table:table-cell table:style-name="ce41" office:value-type="string" calcext:value-type="string">
            <text:p>very high</text:p>
          </table:table-cell>
          <table:table-cell table:number-columns-repeated="2" office:value-type="string" calcext:value-type="string">
            <text:p>med</text:p>
          </table:table-cell>
          <table:table-cell table:number-columns-repeated="2" table:style-name="ce44" office:value-type="string" calcext:value-type="string">
            <text:p>immune</text:p>
          </table:table-cell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dettlaff_ba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</text:p>
          </table:table-cell>
          <table:table-cell table:number-columns-repeated="3"/>
          <table:table-cell table:number-columns-repeated="2" table:style-name="ce38" office:value-type="string" calcext:value-type="string">
            <text:p>high</text:p>
          </table:table-cell>
          <table:table-cell/>
          <table:table-cell table:style-name="ce41" office:value-type="string" calcext:value-type="string">
            <text:p>very 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vampire_base</text:p>
          </table:table-cell>
          <table:table-cell office:value-type="float" office:value="100" calcext:value-type="float">
            <text:p>100</text:p>
          </table:table-cell>
          <table:table-cell table:style-name="ce38" office:value-type="string" calcext:value-type="string">
            <text:p>high</text:p>
          </table:table-cell>
          <table:table-cell/>
          <table:table-cell table:style-name="ce38" office:value-type="string" calcext:value-type="string">
            <text:p>high</text:p>
          </table:table-cell>
          <table:table-cell table:style-name="ce41" office:value-type="string" calcext:value-type="string">
            <text:p>very high</text:p>
          </table:table-cell>
          <table:table-cell table:style-name="ce44" office:value-type="string" calcext:value-type="string">
            <text:p>immune</text:p>
          </table:table-cell>
          <table:table-cell table:style-name="ce38" office:value-type="string" calcext:value-type="string">
            <text:p>high</text:p>
          </table:table-cell>
          <table:table-cell/>
          <table:table-cell table:style-name="ce44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monster_base</text:p>
          </table:table-cell>
          <table:table-cell office:value-type="float" office:value="150" calcext:value-type="float">
            <text:p>150</text:p>
          </table:table-cell>
          <table:table-cell table:style-name="ce38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/>
          <table:table-cell table:style-name="ce38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1015"/>
        </table:table-row>
        <table:table-row table:style-name="ro1">
          <table:covered-table-cell table:style-name="ce28"/>
          <table:table-cell table:style-name="ce32" office:value-type="string" calcext:value-type="string">
            <text:p>mon_dettlaff_construct_base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med</text:p>
          </table:table-cell>
          <table:table-cell table:style-name="ce32" office:value-type="string" calcext:value-type="string">
            <text:p>med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med</text:p>
          </table:table-cell>
          <table:table-cell table:style-name="ce32"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ce55" office:value-type="string" calcext:value-type="string">
            <text:p>Monster hunts</text:p>
          </table:table-cell>
          <table:table-cell/>
          <table:table-cell table:style-name="ce55" office:value-type="string" calcext:value-type="string">
            <text:p>lvl</text:p>
          </table:table-cell>
          <table:table-cell table:style-name="ce55" office:value-type="string" calcext:value-type="string">
            <text:p>base hp</text:p>
          </table:table-cell>
          <table:table-cell table:style-name="ce55" office:value-type="string" calcext:value-type="string">
            <text:p>bonus hp</text:p>
          </table:table-cell>
          <table:table-cell table:style-name="ce55" office:value-type="string" calcext:value-type="string">
            <text:p>leveled hp</text:p>
          </table:table-cell>
          <table:table-cell table:style-name="ce55" office:value-type="string" calcext:value-type="string">
            <text:p>BBB hp</text:p>
          </table:table-cell>
          <table:table-cell table:style-name="ce55" office:value-type="string" calcext:value-type="string">
            <text:p>player weap dmg</text:p>
          </table:table-cell>
          <table:table-cell/>
        </table:table-row>
        <table:table-row table:style-name="ro1">
          <table:table-cell table:style-name="ce55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mh101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3]+[.E3]+20*[.C3])*(1+0.1*[.C3])" office:value-type="float" office:value="5508" calcext:value-type="float">
            <text:p>5508</text:p>
          </table:table-cell>
          <table:table-cell table:formula="of:=[.F3]*2" office:value-type="float" office:value="11016" calcext:value-type="float">
            <text:p>11016</text:p>
          </table:table-cell>
          <table:table-cell table:formula="of:=90+10*[.C3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Arachas</text:p>
          </table:table-cell>
          <table:table-cell office:value-type="string" calcext:value-type="string">
            <text:p>mh102</text:p>
          </table:table-cell>
          <table:table-cell office:value-type="float" office:value="33" calcext:value-type="float">
            <text:p>33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table:formula="of:=([.D4]+[.E4]+20*[.C4])*(1+0.1*[.C4])" office:value-type="float" office:value="13803" calcext:value-type="float">
            <text:p>13803</text:p>
          </table:table-cell>
          <table:table-cell table:formula="of:=[.F4]*2" office:value-type="float" office:value="27606" calcext:value-type="float">
            <text:p>27606</text:p>
          </table:table-cell>
          <table:table-cell table:formula="of:=90+10*[.C4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Nightwraith</text:p>
          </table:table-cell>
          <table:table-cell office:value-type="string" calcext:value-type="string">
            <text:p>mh103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5]+[.E5]+20*[.C5])*(1+0.1*[.C5])" office:value-type="float" office:value="5900" calcext:value-type="float">
            <text:p>5900</text:p>
          </table:table-cell>
          <table:table-cell table:formula="of:=[.F5]*2" office:value-type="float" office:value="11800" calcext:value-type="float">
            <text:p>11800</text:p>
          </table:table-cell>
          <table:table-cell table:formula="of:=90+10*[.C5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Ekima</text:p>
          </table:table-cell>
          <table:table-cell office:value-type="string" calcext:value-type="string">
            <text:p>mh104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6]+[.E6]+20*[.C6])*(1+0.1*[.C6])" office:value-type="float" office:value="10688" calcext:value-type="float">
            <text:p>10688</text:p>
          </table:table-cell>
          <table:table-cell table:formula="of:=[.F6]*2" office:value-type="float" office:value="21376" calcext:value-type="float">
            <text:p>21376</text:p>
          </table:table-cell>
          <table:table-cell table:formula="of:=90+10*[.C6]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string" calcext:value-type="string">
            <text:p>mh105</text:p>
          </table:table-cell>
          <table:table-cell office:value-type="float" office:value="23" calcext:value-type="float">
            <text:p>23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7]+[.E7]+20*[.C7])*(1+0.1*[.C7])" office:value-type="float" office:value="10593" calcext:value-type="float">
            <text:p>10593</text:p>
          </table:table-cell>
          <table:table-cell table:formula="of:=[.F7]*2" office:value-type="float" office:value="21186" calcext:value-type="float">
            <text:p>21186</text:p>
          </table:table-cell>
          <table:table-cell table:formula="of:=90+10*[.C7]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Gravehag</text:p>
          </table:table-cell>
          <table:table-cell office:value-type="string" calcext:value-type="string">
            <text:p>mh106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8]+[.E8]+20*[.C8])*(1+0.1*[.C8])" office:value-type="float" office:value="5300" calcext:value-type="float">
            <text:p>5300</text:p>
          </table:table-cell>
          <table:table-cell table:formula="of:=[.F8]*2" office:value-type="float" office:value="10600" calcext:value-type="float">
            <text:p>10600</text:p>
          </table:table-cell>
          <table:table-cell table:formula="of:=90+10*[.C8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Fiend/Czart</text:p>
          </table:table-cell>
          <table:table-cell office:value-type="string" calcext:value-type="string">
            <text:p>mh107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9]+[.E9]+20*[.C9])*(1+0.1*[.C9])" office:value-type="float" office:value="11250" calcext:value-type="float">
            <text:p>11250</text:p>
          </table:table-cell>
          <table:table-cell table:formula="of:=[.F9]*2" office:value-type="float" office:value="22500" calcext:value-type="float">
            <text:p>22500</text:p>
          </table:table-cell>
          <table:table-cell table:formula="of:=90+10*[.C9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Fogling</text:p>
          </table:table-cell>
          <table:table-cell office:value-type="string" calcext:value-type="string">
            <text:p>mh108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formula="of:=([.D10]+[.E10]+20*[.C10])*(1+0.1*[.C10])" office:value-type="float" office:value="6688" calcext:value-type="float">
            <text:p>6688</text:p>
          </table:table-cell>
          <table:table-cell table:formula="of:=[.F10]*2" office:value-type="float" office:value="13376" calcext:value-type="float">
            <text:p>13376</text:p>
          </table:table-cell>
          <table:table-cell table:formula="of:=90+10*[.C10]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55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kker</text:p>
          </table:table-cell>
          <table:table-cell office:value-type="string" calcext:value-type="string">
            <text:p>mh202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table:formula="of:=([.D12]+[.E12]+20*[.C12])*(1+0.1*[.C12])" office:value-type="float" office:value="7448" calcext:value-type="float">
            <text:p>7448</text:p>
          </table:table-cell>
          <table:table-cell table:formula="of:=[.F12]*2" office:value-type="float" office:value="14896" calcext:value-type="float">
            <text:p>14896</text:p>
          </table:table-cell>
          <table:table-cell table:formula="of:=90+10*[.C1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Waterhag</text:p>
          </table:table-cell>
          <table:table-cell office:value-type="string" calcext:value-type="string">
            <text:p>mh203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13]+[.E13]+20*[.C13])*(1+0.1*[.C13])" office:value-type="float" office:value="7868" calcext:value-type="float">
            <text:p>7868</text:p>
          </table:table-cell>
          <table:table-cell table:formula="of:=[.F13]*2" office:value-type="float" office:value="15736" calcext:value-type="float">
            <text:p>15736</text:p>
          </table:table-cell>
          <table:table-cell table:formula="of:=90+10*[.C13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Fiend/Bies</text:p>
          </table:table-cell>
          <table:table-cell office:value-type="string" calcext:value-type="string">
            <text:p>mh206</text:p>
          </table:table-cell>
          <table:table-cell office:value-type="float" office:value="29" calcext:value-type="float">
            <text:p>29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14]+[.E14]+20*[.C14])*(1+0.1*[.C14])" office:value-type="float" office:value="15327" calcext:value-type="float">
            <text:p>15327</text:p>
          </table:table-cell>
          <table:table-cell table:formula="of:=[.F14]*2" office:value-type="float" office:value="30654" calcext:value-type="float">
            <text:p>30654</text:p>
          </table:table-cell>
          <table:table-cell table:formula="of:=90+10*[.C1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mh207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15]+[.E15]+20*[.C15])*(1+0.1*[.C15])" office:value-type="float" office:value="7668" calcext:value-type="float">
            <text:p>7668</text:p>
          </table:table-cell>
          <table:table-cell table:formula="of:=[.F15]*2" office:value-type="float" office:value="15336" calcext:value-type="float">
            <text:p>15336</text:p>
          </table:table-cell>
          <table:table-cell table:formula="of:=90+10*[.C15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Forktail</text:p>
          </table:table-cell>
          <table:table-cell office:value-type="string" calcext:value-type="string">
            <text:p>mh208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([.D16]+[.E16]+20*[.C16])*(1+0.1*[.C16])" office:value-type="float" office:value="13528" calcext:value-type="float">
            <text:p>13528</text:p>
          </table:table-cell>
          <table:table-cell table:formula="of:=[.F16]*2" office:value-type="float" office:value="27056" calcext:value-type="float">
            <text:p>27056</text:p>
          </table:table-cell>
          <table:table-cell table:formula="of:=90+10*[.C16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mh210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17]+[.E17]+20*[.C17])*(1+0.1*[.C17])" office:value-type="float" office:value="10688" calcext:value-type="float">
            <text:p>10688</text:p>
          </table:table-cell>
          <table:table-cell table:formula="of:=[.F17]*2" office:value-type="float" office:value="21376" calcext:value-type="float">
            <text:p>21376</text:p>
          </table:table-cell>
          <table:table-cell table:formula="of:=90+10*[.C17]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55" office:value-type="string" calcext:value-type="string">
            <text:p>Novig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yphon</text:p>
          </table:table-cell>
          <table:table-cell office:value-type="string" calcext:value-type="string">
            <text:p>mh301</text:p>
          </table:table-cell>
          <table:table-cell office:value-type="float" office:value="35" calcext:value-type="float">
            <text:p>35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([.D19]+[.E19]+20*[.C19])*(1+0.1*[.C19])" office:value-type="float" office:value="18000" calcext:value-type="float">
            <text:p>18000</text:p>
          </table:table-cell>
          <table:table-cell table:formula="of:=[.F19]*2" office:value-type="float" office:value="36000" calcext:value-type="float">
            <text:p>36000</text:p>
          </table:table-cell>
          <table:table-cell table:formula="of:=90+10*[.C1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Leshy</text:p>
          </table:table-cell>
          <table:table-cell office:value-type="string" calcext:value-type="string">
            <text:p>mh302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20]+[.E20]+20*[.C20])*(1+0.1*[.C20])" office:value-type="float" office:value="11900" calcext:value-type="float">
            <text:p>11900</text:p>
          </table:table-cell>
          <table:table-cell table:formula="of:=[.F20]*2" office:value-type="float" office:value="23800" calcext:value-type="float">
            <text:p>23800</text:p>
          </table:table-cell>
          <table:table-cell table:formula="of:=90+10*[.C20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Succubus (Salma)</text:p>
          </table:table-cell>
          <table:table-cell office:value-type="string" calcext:value-type="string">
            <text:p>mh303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1]+[.E21]+20*[.C21])*(1+0.1*[.C21])" office:value-type="float" office:value="7000" calcext:value-type="float">
            <text:p>7000</text:p>
          </table:table-cell>
          <table:table-cell table:formula="of:=[.F21]*2" office:value-type="float" office:value="14000" calcext:value-type="float">
            <text:p>14000</text:p>
          </table:table-cell>
          <table:table-cell table:formula="of:=90+10*[.C2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Katakan</text:p>
          </table:table-cell>
          <table:table-cell office:value-type="string" calcext:value-type="string">
            <text:p>mh304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table:formula="of:=([.D22]+[.E22]+20*[.C22])*(1+0.1*[.C22])" office:value-type="float" office:value="12312" calcext:value-type="float">
            <text:p>12312</text:p>
          </table:table-cell>
          <table:table-cell table:formula="of:=[.F22]*2" office:value-type="float" office:value="24624" calcext:value-type="float">
            <text:p>24624</text:p>
          </table:table-cell>
          <table:table-cell table:formula="of:=90+10*[.C22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mh305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3]+[.E23]+20*[.C23])*(1+0.1*[.C23])" office:value-type="float" office:value="6348" calcext:value-type="float">
            <text:p>6348</text:p>
          </table:table-cell>
          <table:table-cell table:formula="of:=[.F23]*2" office:value-type="float" office:value="12696" calcext:value-type="float">
            <text:p>12696</text:p>
          </table:table-cell>
          <table:table-cell table:formula="of:=90+10*[.C23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mh306</text:p>
          </table:table-cell>
          <table:table-cell office:value-type="float" office:value="24" calcext:value-type="float">
            <text:p>24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formula="of:=([.D24]+[.E24]+20*[.C24])*(1+0.1*[.C24])" office:value-type="float" office:value="12852" calcext:value-type="float">
            <text:p>12852</text:p>
          </table:table-cell>
          <table:table-cell table:formula="of:=[.F24]*2" office:value-type="float" office:value="25704" calcext:value-type="float">
            <text:p>25704</text:p>
          </table:table-cell>
          <table:table-cell table:formula="of:=90+10*[.C2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WH Minion</text:p>
          </table:table-cell>
          <table:table-cell office:value-type="string" calcext:value-type="string">
            <text:p>mh30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([.D25]+[.E25]+20*[.C25])*(1+0.1*[.C25])" office:value-type="float" office:value="6672" calcext:value-type="float">
            <text:p>6672</text:p>
          </table:table-cell>
          <table:table-cell table:formula="of:=[.F25]*2" office:value-type="float" office:value="13344" calcext:value-type="float">
            <text:p>13344</text:p>
          </table:table-cell>
          <table:table-cell table:formula="of:=90+10*[.C25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Noonwraith</text:p>
          </table:table-cell>
          <table:table-cell office:value-type="string" calcext:value-type="string">
            <text:p>mh308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26]+[.E26]+20*[.C26])*(1+0.1*[.C26])" office:value-type="float" office:value="7982" calcext:value-type="float">
            <text:p>7982</text:p>
          </table:table-cell>
          <table:table-cell table:formula="of:=[.F26]*2" office:value-type="float" office:value="15964" calcext:value-type="float">
            <text:p>15964</text:p>
          </table:table-cell>
          <table:table-cell table:formula="of:=90+10*[.C26]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5" office:value-type="string" calcext:value-type="string">
            <text:p>Side quests</text:p>
          </table:table-cell>
          <table:table-cell table:number-columns-repeated="8"/>
        </table:table-row>
        <table:table-row table:style-name="ro1">
          <table:table-cell table:style-name="ce55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rewolf</text:p>
          </table:table-cell>
          <table:table-cell office:value-type="string" calcext:value-type="string">
            <text:p>sq104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D30]+[.E30]+20*[.C30])*(1+0.1*[.C30])" office:value-type="float" office:value="1768" calcext:value-type="float">
            <text:p>1768</text:p>
          </table:table-cell>
          <table:table-cell table:formula="of:=[.F30]*2" office:value-type="float" office:value="3536" calcext:value-type="float">
            <text:p>3536</text:p>
          </table:table-cell>
          <table:table-cell table:formula="of:=90+10*[.C30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Ekimma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([.D31]+[.E31]+20*[.C31])*(1+0.1*[.C31])" office:value-type="float" office:value="3172" calcext:value-type="float">
            <text:p>3172</text:p>
          </table:table-cell>
          <table:table-cell table:formula="of:=[.F31]*2" office:value-type="float" office:value="6344" calcext:value-type="float">
            <text:p>6344</text:p>
          </table:table-cell>
          <table:table-cell table:formula="of:=90+10*[.C31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ler</text:p>
          </table:table-cell>
          <table:table-cell office:value-type="string" calcext:value-type="string">
            <text:p>sq106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sq108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([.D34]+[.E34]+20*[.C34])*(1+0.1*[.C34])" office:value-type="float" office:value="9112" calcext:value-type="float">
            <text:p>9112</text:p>
          </table:table-cell>
          <table:table-cell table:formula="of:=[.F34]*2" office:value-type="float" office:value="18224" calcext:value-type="float">
            <text:p>18224</text:p>
          </table:table-cell>
          <table:table-cell table:formula="of:=90+10*[.C34]" office:value-type="float" office:value="330" calcext:value-type="float">
            <text:p>330</text:p>
          </table:table-cell>
          <table:table-cell/>
        </table:table-row>
        <table:table-row table:style-name="ro1">
          <table:table-cell table:style-name="ce55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Djin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36]+[.E36]+20*[.C36])*(1+0.1*[.C36])" office:value-type="float" office:value="8632" calcext:value-type="float">
            <text:p>8632</text:p>
          </table:table-cell>
          <table:table-cell table:formula="of:=[.F36]*2" office:value-type="float" office:value="17264" calcext:value-type="float">
            <text:p>17264</text:p>
          </table:table-cell>
          <table:table-cell table:formula="of:=90+10*[.C36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Werewolf (Morkvarg)</text:p>
          </table:table-cell>
          <table:table-cell office:value-type="string" calcext:value-type="string">
            <text:p>sq201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([.D37]+[.E37]+20*[.C37])*(1+0.1*[.C37])" office:value-type="float" office:value="4698" calcext:value-type="float">
            <text:p>4698</text:p>
          </table:table-cell>
          <table:table-cell table:formula="of:=[.F37]*2" office:value-type="float" office:value="9396" calcext:value-type="float">
            <text:p>9396</text:p>
          </table:table-cell>
          <table:table-cell table:formula="of:=90+10*[.C37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Ancient Leshy</text:p>
          </table:table-cell>
          <table:table-cell office:value-type="string" calcext:value-type="string">
            <text:p>sq204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38]+[.E38]+20*[.C38])*(1+0.1*[.C38])" office:value-type="float" office:value="12128" calcext:value-type="float">
            <text:p>12128</text:p>
          </table:table-cell>
          <table:table-cell table:formula="of:=[.F38]*2" office:value-type="float" office:value="24256" calcext:value-type="float">
            <text:p>24256</text:p>
          </table:table-cell>
          <table:table-cell table:formula="of:=90+10*[.C38]" office:value-type="float" office:value="310" calcext:value-type="float">
            <text:p>31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5" office:value-type="string" calcext:value-type="string">
            <text:p>Minor quests</text:p>
          </table:table-cell>
          <table:table-cell table:number-columns-repeated="8"/>
        </table:table-row>
        <table:table-row table:style-name="ro1">
          <table:table-cell table:style-name="ce55" office:value-type="string" calcext:value-type="string">
            <text:p>Prolo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onwraith</text:p>
          </table:table-cell>
          <table:table-cell office:value-type="string" calcext:value-type="string">
            <text:p>mq000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formula="of:=([.D42]+[.E42]+20*[.C42])*(1+0.1*[.C42])" office:value-type="float" office:value="1188" calcext:value-type="float">
            <text:p>1188</text:p>
          </table:table-cell>
          <table:table-cell table:formula="of:=[.F42]*2" office:value-type="float" office:value="2376" calcext:value-type="float">
            <text:p>2376</text:p>
          </table:table-cell>
          <table:table-cell table:formula="of:=90+10*[.C42]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55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yvern</text:p>
          </table:table-cell>
          <table:table-cell office:value-type="string" calcext:value-type="string">
            <text:p>mq1051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000" calcext:value-type="float">
            <text:p>2000</text:p>
          </table:table-cell>
          <table:table-cell table:formula="of:=([.D44]+[.E44]+20*[.C44])*(1+0.1*[.C44])" office:value-type="float" office:value="8708" calcext:value-type="float">
            <text:p>8708</text:p>
          </table:table-cell>
          <table:table-cell table:formula="of:=[.F44]*2" office:value-type="float" office:value="17416" calcext:value-type="float">
            <text:p>17416</text:p>
          </table:table-cell>
          <table:table-cell table:formula="of:=90+10*[.C4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Fugas</text:p>
          </table:table-cell>
          <table:table-cell office:value-type="string" calcext:value-type="string">
            <text:p>mq1057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([.D45]+[.E45]+20*[.C45])*(1+0.1*[.C45])" office:value-type="float" office:value="1258" calcext:value-type="float">
            <text:p>1258</text:p>
          </table:table-cell>
          <table:table-cell table:formula="of:=[.F45]*2" office:value-type="float" office:value="2516" calcext:value-type="float">
            <text:p>2516</text:p>
          </table:table-cell>
          <table:table-cell table:formula="of:=90+10*[.C45]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56"/>
          <table:table-cell table:number-columns-repeated="8"/>
        </table:table-row>
        <table:table-row table:style-name="ro1">
          <table:table-cell table:style-name="ce55" office:value-type="string" calcext:value-type="string">
            <text:p>Main quests</text:p>
          </table:table-cell>
          <table:table-cell table:number-columns-repeated="8"/>
        </table:table-row>
        <table:table-row table:style-name="ro1">
          <table:table-cell table:style-name="ce55" office:value-type="string" calcext:value-type="string">
            <text:p>Prolog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q002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([.D49]+[.E49]+20*[.C49])*(1+0.1*[.C49])" office:value-type="float" office:value="2548" calcext:value-type="float">
            <text:p>2548</text:p>
          </table:table-cell>
          <table:table-cell table:formula="of:=[.F49]*2" office:value-type="float" office:value="5096" calcext:value-type="float">
            <text:p>5096</text:p>
          </table:table-cell>
          <table:table-cell table:formula="of:=90+10*[.C49]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55" office:value-type="string" calcext:value-type="string">
            <text:p>N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chling</text:p>
          </table:table-cell>
          <table:table-cell office:value-type="string" calcext:value-type="string">
            <text:p>q10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([.D51]+[.E51]+20*[.C51])*(1+0.1*[.C51])" office:value-type="float" office:value="2752" calcext:value-type="float">
            <text:p>2752</text:p>
          </table:table-cell>
          <table:table-cell table:formula="of:=[.F51]*2" office:value-type="float" office:value="5504" calcext:value-type="float">
            <text:p>5504</text:p>
          </table:table-cell>
          <table:table-cell table:formula="of:=90+10*[.C5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Wild Hunt</text:p>
          </table:table-cell>
          <table:table-cell office:value-type="string" calcext:value-type="string">
            <text:p>q104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table:formula="of:=([.D52]+[.E52]+20*[.C52])*(1+0.1*[.C52])" office:value-type="float" office:value="2512" calcext:value-type="float">
            <text:p>2512</text:p>
          </table:table-cell>
          <table:table-cell table:formula="of:=[.F52]*2" office:value-type="float" office:value="5024" calcext:value-type="float">
            <text:p>5024</text:p>
          </table:table-cell>
          <table:table-cell table:formula="of:=90+10*[.C5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q10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53]+[.E53]+20*[.C53])*(1+0.1*[.C53])" office:value-type="float" office:value="3392" calcext:value-type="float">
            <text:p>3392</text:p>
          </table:table-cell>
          <table:table-cell table:formula="of:=[.F53]*2" office:value-type="float" office:value="6784" calcext:value-type="float">
            <text:p>6784</text:p>
          </table:table-cell>
          <table:table-cell table:formula="of:=90+10*[.C5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Nightwraith (Pesta)</text:p>
          </table:table-cell>
          <table:table-cell office:value-type="string" calcext:value-type="string">
            <text:p>q106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formula="of:=([.D54]+[.E54]+20*[.C54])*(1+0.1*[.C54])" office:value-type="float" office:value="3438" calcext:value-type="float">
            <text:p>3438</text:p>
          </table:table-cell>
          <table:table-cell table:formula="of:=[.F54]*2" office:value-type="float" office:value="6876" calcext:value-type="float">
            <text:p>6876</text:p>
          </table:table-cell>
          <table:table-cell table:formula="of:=90+10*[.C54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Keira</text:p>
          </table:table-cell>
          <table:table-cell office:value-type="string" calcext:value-type="string">
            <text:p>q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([.D55]+[.E55]+8*[.C55])*(1+0.1*[.C55])" office:value-type="float" office:value="1915.2" calcext:value-type="float">
            <text:p>1915,2</text:p>
          </table:table-cell>
          <table:table-cell table:formula="of:=[.F55]*2" office:value-type="float" office:value="3830.4" calcext:value-type="float">
            <text:p>3830,4</text:p>
          </table:table-cell>
          <table:table-cell table:formula="of:=25+8*[.C55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Witches</text:p>
          </table:table-cell>
          <table:table-cell office:value-type="string" calcext:value-type="string">
            <text:p>q111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56]+[.E56]+20*[.C56])*(1+0.1*[.C56])" office:value-type="float" office:value="12250" calcext:value-type="float">
            <text:p>12250</text:p>
          </table:table-cell>
          <table:table-cell table:formula="of:=[.F56]*2" office:value-type="float" office:value="24500" calcext:value-type="float">
            <text:p>24500</text:p>
          </table:table-cell>
          <table:table-cell table:formula="of:=90+10*[.C56]" office:value-type="float" office:value="340" calcext:value-type="float">
            <text:p>340</text:p>
          </table:table-cell>
          <table:table-cell office:value-type="string" calcext:value-type="string">
            <text:p>Ciri damage?</text:p>
          </table:table-cell>
        </table:table-row>
        <table:table-row table:style-name="ro1">
          <table:table-cell office:value-type="string" calcext:value-type="string">
            <text:p>Imlerith</text:p>
          </table:table-cell>
          <table:table-cell office:value-type="string" calcext:value-type="string">
            <text:p>q111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table:formula="of:=([.D57]+[.E57]+20*[.C57])*(1+0.1*[.C57])" office:value-type="float" office:value="12492" calcext:value-type="float">
            <text:p>12492</text:p>
          </table:table-cell>
          <table:table-cell table:formula="of:=[.F57]*2" office:value-type="float" office:value="24984" calcext:value-type="float">
            <text:p>24984</text:p>
          </table:table-cell>
          <table:table-cell table:formula="of:=90+10*[.C57]" office:value-type="float" office:value="350" calcext:value-type="float">
            <text:p>350</text:p>
          </table:table-cell>
          <table:table-cell/>
        </table:table-row>
        <table:table-row table:style-name="ro1">
          <table:table-cell table:style-name="ce55" office:value-type="string" calcext:value-type="string">
            <text:p>Skelli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e Giant</text:p>
          </table:table-cell>
          <table:table-cell office:value-type="string" calcext:value-type="string">
            <text:p>q202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59]+[.E59]+20*[.C59])*(1+0.1*[.C59])" office:value-type="float" office:value="11687" calcext:value-type="float">
            <text:p>11687</text:p>
          </table:table-cell>
          <table:table-cell table:formula="of:=[.F59]*2" office:value-type="float" office:value="23374" calcext:value-type="float">
            <text:p>23374</text:p>
          </table:table-cell>
          <table:table-cell table:formula="of:=90+10*[.C59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q203</text:p>
          </table:table-cell>
          <table:table-cell office:value-type="float" office:value="21" calcext:value-type="float">
            <text:p>21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table:formula="of:=([.D60]+[.E60]+20*[.C60])*(1+0.1*[.C60])" office:value-type="float" office:value="10137" calcext:value-type="float">
            <text:p>10137</text:p>
          </table:table-cell>
          <table:table-cell table:formula="of:=[.F60]*2" office:value-type="float" office:value="20274" calcext:value-type="float">
            <text:p>20274</text:p>
          </table:table-cell>
          <table:table-cell table:formula="of:=90+10*[.C60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Berserkers</text:p>
          </table:table-cell>
          <table:table-cell office:value-type="string" calcext:value-type="string">
            <text:p>q206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table:formula="of:=([.D61]+[.E61]+20*[.C61])*(1+0.1*[.C61])" office:value-type="float" office:value="8928" calcext:value-type="float">
            <text:p>8928</text:p>
          </table:table-cell>
          <table:table-cell table:formula="of:=[.F61]*2" office:value-type="float" office:value="17856" calcext:value-type="float">
            <text:p>17856</text:p>
          </table:table-cell>
          <table:table-cell table:formula="of:=90+10*[.C61]"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55" office:value-type="string" calcext:value-type="string">
            <text:p>Novigr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akan (Coroner)</text:p>
          </table:table-cell>
          <table:table-cell office:value-type="string" calcext:value-type="string">
            <text:p>q308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([.D63]+[.E63]+20*[.C63])*(1+0.1*[.C63])" office:value-type="float" office:value="5772" calcext:value-type="float">
            <text:p>5772</text:p>
          </table:table-cell>
          <table:table-cell table:formula="of:=[.F63]*2" office:value-type="float" office:value="11544" calcext:value-type="float">
            <text:p>11544</text:p>
          </table:table-cell>
          <table:table-cell table:formula="of:=90+10*[.C63]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55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anthir</text:p>
          </table:table-cell>
          <table:table-cell office:value-type="string" calcext:value-type="string">
            <text:p>q501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65]+[.E65]+20*[.C65])*(1+0.1*[.C65])" office:value-type="float" office:value="12200" calcext:value-type="float">
            <text:p>12200</text:p>
          </table:table-cell>
          <table:table-cell table:formula="of:=[.F65]*2" office:value-type="float" office:value="24400" calcext:value-type="float">
            <text:p>24400</text:p>
          </table:table-cell>
          <table:table-cell table:formula="of:=90+10*[.C65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Eredin</text:p>
          </table:table-cell>
          <table:table-cell office:value-type="string" calcext:value-type="string">
            <text:p>q501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table:formula="of:=([.D66]+[.E66]+20*[.C66])*(1+0.1*[.C66])" office:value-type="float" office:value="14200" calcext:value-type="float">
            <text:p>14200</text:p>
          </table:table-cell>
          <table:table-cell table:formula="of:=[.F66]*2" office:value-type="float" office:value="28400" calcext:value-type="float">
            <text:p>28400</text:p>
          </table:table-cell>
          <table:table-cell table:formula="of:=90+10*[.C66]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5" office:value-type="string" calcext:value-type="string">
            <text:p>H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ad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formula="of:=([.D69]+[.E69]+20*[.C69])*(1+0.1*[.C69])" office:value-type="float" office:value="15288" calcext:value-type="float">
            <text:p>15288</text:p>
          </table:table-cell>
          <table:table-cell table:formula="of:=[.F69]*2" office:value-type="float" office:value="30576" calcext:value-type="float">
            <text:p>30576</text:p>
          </table:table-cell>
          <table:table-cell table:formula="of:=90+10*[.C69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Ofir mage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70]+[.E70]+8*[.C70])*(1+0.1*[.C70])" office:value-type="float" office:value="7375.2" calcext:value-type="float">
            <text:p>7375,2</text:p>
          </table:table-cell>
          <table:table-cell table:formula="of:=[.F70]*2" office:value-type="float" office:value="14750.4" calcext:value-type="float">
            <text:p>14750,4</text:p>
          </table:table-cell>
          <table:table-cell table:formula="of:=25+8*[.C70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Olgierd</text:p>
          </table:table-cell>
          <table:table-cell office:value-type="string" calcext:value-type="string">
            <text:p>q601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1]+[.E71]+8*[.C71])*(1+0.1*[.C71])" office:value-type="float" office:value="9475.2" calcext:value-type="float">
            <text:p>9475,2</text:p>
          </table:table-cell>
          <table:table-cell table:formula="of:=[.F71]*2" office:value-type="float" office:value="18950.4" calcext:value-type="float">
            <text:p>18950,4</text:p>
          </table:table-cell>
          <table:table-cell table:formula="of:=25+8*[.C71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Caretaker</text:p>
          </table:table-cell>
          <table:table-cell office:value-type="string" calcext:value-type="string">
            <text:p>q604</text:p>
          </table:table-cell>
          <table:table-cell office:value-type="float" office:value="35" calcext:value-type="float">
            <text:p>35</text:p>
          </table:table-cell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table:formula="of:=([.D72]+[.E72]+20*[.C72])*(1+0.1*[.C72])" office:value-type="float" office:value="14175" calcext:value-type="float">
            <text:p>14175</text:p>
          </table:table-cell>
          <table:table-cell table:formula="of:=[.F72]*2" office:value-type="float" office:value="28350" calcext:value-type="float">
            <text:p>28350</text:p>
          </table:table-cell>
          <table:table-cell table:formula="of:=90+10*[.C72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q604</text:p>
          </table:table-cell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3]+[.E73]+20*[.C73])*(1+0.1*[.C73])" office:value-type="float" office:value="11792" calcext:value-type="float">
            <text:p>11792</text:p>
          </table:table-cell>
          <table:table-cell table:formula="of:=[.F73]*2" office:value-type="float" office:value="23584" calcext:value-type="float">
            <text:p>23584</text:p>
          </table:table-cell>
          <table:table-cell table:formula="of:=90+10*[.C73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q604</text:p>
          </table:table-cell>
          <table:table-cell office:value-type="float" office:value="35" calcext:value-type="float">
            <text:p>3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([.D74]+[.E74]+20*[.C74])*(1+0.1*[.C74])" office:value-type="float" office:value="12150" calcext:value-type="float">
            <text:p>12150</text:p>
          </table:table-cell>
          <table:table-cell table:formula="of:=[.F74]*2" office:value-type="float" office:value="24300" calcext:value-type="float">
            <text:p>24300</text:p>
          </table:table-cell>
          <table:table-cell table:formula="of:=90+10*[.C74]" office:value-type="float" office:value="440" calcext:value-type="float">
            <text:p>44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5" office:value-type="string" calcext:value-type="string">
            <text:p>B&amp;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op</text:p>
          </table:table-cell>
          <table:table-cell office:value-type="string" calcext:value-type="string">
            <text:p>q701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77]+[.E77]+20*[.C77])*(1+0.1*[.C77])" office:value-type="float" office:value="12150" calcext:value-type="float">
            <text:p>12150</text:p>
          </table:table-cell>
          <table:table-cell table:style-name="ce83" table:formula="of:=[.F77]*2" office:value-type="float" office:value="24300" calcext:value-type="float">
            <text:p>24300</text:p>
          </table:table-cell>
          <table:table-cell table:style-name="ce83" table:formula="of:=90+10*[.C77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Bruxa</text:p>
          </table:table-cell>
          <table:table-cell office:value-type="string" calcext:value-type="string">
            <text:p>q701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500" calcext:value-type="float">
            <text:p>50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table:formula="of:=([.D78]+[.E78]+20*[.C78])*(1+0.1*[.C78])" office:value-type="float" office:value="9900" calcext:value-type="float">
            <text:p>9900</text:p>
          </table:table-cell>
          <table:table-cell table:style-name="ce83" table:formula="of:=[.F78]*2" office:value-type="float" office:value="19800" calcext:value-type="float">
            <text:p>19800</text:p>
          </table:table-cell>
          <table:table-cell table:style-name="ce83" table:formula="of:=90+10*[.C78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Sharley</text:p>
          </table:table-cell>
          <table:table-cell office:value-type="string" calcext:value-type="string">
            <text:p>q701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1300" calcext:value-type="float">
            <text:p>13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79]+[.E79]+20*[.C79])*(1+0.1*[.C79])" office:value-type="float" office:value="18000" calcext:value-type="float">
            <text:p>18000</text:p>
          </table:table-cell>
          <table:table-cell table:style-name="ce83" table:formula="of:=[.F79]*2" office:value-type="float" office:value="36000" calcext:value-type="float">
            <text:p>36000</text:p>
          </table:table-cell>
          <table:table-cell table:style-name="ce83" table:formula="of:=90+10*[.C79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Dettlaff</text:p>
          </table:table-cell>
          <table:table-cell office:value-type="string" calcext:value-type="string">
            <text:p>q702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5000" calcext:value-type="float">
            <text:p>50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80]+[.E80]+20*[.C80])*(1+0.1*[.C80])" office:value-type="float" office:value="26312" calcext:value-type="float">
            <text:p>26312</text:p>
          </table:table-cell>
          <table:table-cell table:style-name="ce83" table:formula="of:=[.F80]*2" office:value-type="float" office:value="52624" calcext:value-type="float">
            <text:p>52624</text:p>
          </table:table-cell>
          <table:table-cell table:style-name="ce83" table:formula="of:=90+10*[.C80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q702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000" calcext:value-type="float">
            <text:p>3000</text:p>
          </table:table-cell>
          <table:table-cell table:style-name="ce83" table:formula="of:=([.D81]+[.E81]+20*[.C81])*(1+0.1*[.C81])" office:value-type="float" office:value="18522" calcext:value-type="float">
            <text:p>18522</text:p>
          </table:table-cell>
          <table:table-cell table:style-name="ce83" table:formula="of:=[.F81]*2" office:value-type="float" office:value="37044" calcext:value-type="float">
            <text:p>37044</text:p>
          </table:table-cell>
          <table:table-cell table:style-name="ce83" table:formula="of:=90+10*[.C8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000" calcext:value-type="float">
            <text:p>3000</text:p>
          </table:table-cell>
          <table:table-cell table:style-name="ce83" table:formula="of:=([.D82]+[.E82]+20*[.C82])*(1+0.1*[.C82])" office:value-type="float" office:value="22458" calcext:value-type="float">
            <text:p>22458</text:p>
          </table:table-cell>
          <table:table-cell table:style-name="ce83" table:formula="of:=[.F82]*2" office:value-type="float" office:value="44916" calcext:value-type="float">
            <text:p>44916</text:p>
          </table:table-cell>
          <table:table-cell table:style-name="ce83" table:formula="of:=90+10*[.C82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83]+[.E83]+20*[.C83])*(1+0.1*[.C83])" office:value-type="float" office:value="16758" calcext:value-type="float">
            <text:p>16758</text:p>
          </table:table-cell>
          <table:table-cell table:style-name="ce83" table:formula="of:=[.F83]*2" office:value-type="float" office:value="33516" calcext:value-type="float">
            <text:p>33516</text:p>
          </table:table-cell>
          <table:table-cell table:style-name="ce83" table:formula="of:=90+10*[.C83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84]+[.E84]+20*[.C84])*(1+0.1*[.C84])" office:value-type="float" office:value="16758" calcext:value-type="float">
            <text:p>16758</text:p>
          </table:table-cell>
          <table:table-cell table:style-name="ce83" table:formula="of:=[.F84]*2" office:value-type="float" office:value="33516" calcext:value-type="float">
            <text:p>33516</text:p>
          </table:table-cell>
          <table:table-cell table:style-name="ce83" table:formula="of:=90+10*[.C84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Bears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800" calcext:value-type="float">
            <text:p>8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85]+[.E85]+20*[.C85])*(1+0.1*[.C85])" office:value-type="float" office:value="9918" calcext:value-type="float">
            <text:p>9918</text:p>
          </table:table-cell>
          <table:table-cell table:style-name="ce83" table:formula="of:=[.F85]*2" office:value-type="float" office:value="19836" calcext:value-type="float">
            <text:p>19836</text:p>
          </table:table-cell>
          <table:table-cell table:style-name="ce83" table:formula="of:=90+10*[.C85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800" calcext:value-type="float">
            <text:p>8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86]+[.E86]+20*[.C86])*(1+0.1*[.C86])" office:value-type="float" office:value="9918" calcext:value-type="float">
            <text:p>9918</text:p>
          </table:table-cell>
          <table:table-cell table:style-name="ce83" table:formula="of:=[.F86]*2" office:value-type="float" office:value="19836" calcext:value-type="float">
            <text:p>19836</text:p>
          </table:table-cell>
          <table:table-cell table:style-name="ce83" table:formula="of:=90+10*[.C86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Rapunzel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number-columns-repeated="2" table:style-name="ce83" office:value-type="float" office:value="1000" calcext:value-type="float">
            <text:p>1000</text:p>
          </table:table-cell>
          <table:table-cell table:style-name="ce83" table:formula="of:=([.D87]+[.E87]+20*[.C87])*(1+0.1*[.C87])" office:value-type="float" office:value="16758" calcext:value-type="float">
            <text:p>16758</text:p>
          </table:table-cell>
          <table:table-cell table:style-name="ce83" table:formula="of:=[.F87]*2" office:value-type="float" office:value="33516" calcext:value-type="float">
            <text:p>33516</text:p>
          </table:table-cell>
          <table:table-cell table:style-name="ce83" table:formula="of:=90+10*[.C87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Cloud Giant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5000" calcext:value-type="float">
            <text:p>5000</text:p>
          </table:table-cell>
          <table:table-cell table:style-name="ce83"/>
          <table:table-cell table:style-name="ce83" table:formula="of:=([.D88]+[.E88]+20*[.C88])*(1+0.1*[.C88])" office:value-type="float" office:value="33858" calcext:value-type="float">
            <text:p>33858</text:p>
          </table:table-cell>
          <table:table-cell table:style-name="ce83" table:formula="of:=[.F88]*2" office:value-type="float" office:value="67716" calcext:value-type="float">
            <text:p>67716</text:p>
          </table:table-cell>
          <table:table-cell table:style-name="ce83" table:formula="of:=90+10*[.C88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Garkain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600" calcext:value-type="float">
            <text:p>60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table:formula="of:=([.D89]+[.E89]+20*[.C89])*(1+0.1*[.C89])" office:value-type="float" office:value="14478" calcext:value-type="float">
            <text:p>14478</text:p>
          </table:table-cell>
          <table:table-cell table:style-name="ce83" table:formula="of:=[.F89]*2" office:value-type="float" office:value="28956" calcext:value-type="float">
            <text:p>28956</text:p>
          </table:table-cell>
          <table:table-cell table:style-name="ce83" table:formula="of:=90+10*[.C89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Detlaff</text:p>
          </table:table-cell>
          <table:table-cell office:value-type="string" calcext:value-type="string">
            <text:p>q704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5000" calcext:value-type="float">
            <text:p>50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([.D90]+[.E90]+20*[.C90])*(1+0.1*[.C90])" office:value-type="float" office:value="33858" calcext:value-type="float">
            <text:p>33858</text:p>
          </table:table-cell>
          <table:table-cell table:style-name="ce83" table:formula="of:=[.F90]*2" office:value-type="float" office:value="67716" calcext:value-type="float">
            <text:p>67716</text:p>
          </table:table-cell>
          <table:table-cell table:style-name="ce83" table:formula="of:=90+10*[.C90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Sharley (mh)</text:p>
          </table:table-cell>
          <table:table-cell office:value-type="string" calcext:value-type="string">
            <text:p>mh701</text:p>
          </table:table-cell>
          <table:table-cell table:style-name="ce83" office:value-type="float" office:value="48" calcext:value-type="float">
            <text:p>48</text:p>
          </table:table-cell>
          <table:table-cell table:style-name="ce83" office:value-type="float" office:value="1500" calcext:value-type="float">
            <text:p>15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91]+[.E91]+20*[.C91])*(1+0.1*[.C91])" office:value-type="float" office:value="25868" calcext:value-type="float">
            <text:p>25868</text:p>
          </table:table-cell>
          <table:table-cell table:style-name="ce83" table:formula="of:=[.F91]*2" office:value-type="float" office:value="51736" calcext:value-type="float">
            <text:p>51736</text:p>
          </table:table-cell>
          <table:table-cell table:style-name="ce83" table:formula="of:=90+10*[.C91]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Spriggan</text:p>
          </table:table-cell>
          <table:table-cell office:value-type="string" calcext:value-type="string">
            <text:p>mq7002</text:p>
          </table:table-cell>
          <table:table-cell table:style-name="ce83" office:value-type="float" office:value="45" calcext:value-type="float">
            <text:p>45</text:p>
          </table:table-cell>
          <table:table-cell table:style-name="ce83" office:value-type="float" office:value="1500" calcext:value-type="float">
            <text:p>15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92]+[.E92]+20*[.C92])*(1+0.1*[.C92])" office:value-type="float" office:value="24200" calcext:value-type="float">
            <text:p>24200</text:p>
          </table:table-cell>
          <table:table-cell table:style-name="ce83" table:formula="of:=[.F92]*2" office:value-type="float" office:value="48400" calcext:value-type="float">
            <text:p>48400</text:p>
          </table:table-cell>
          <table:table-cell table:style-name="ce83" table:formula="of:=90+10*[.C9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mq7004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500" calcext:value-type="float">
            <text:p>50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table:formula="of:=([.D93]+[.E93]+8*[.C93])*(1+0.1*[.C93])" office:value-type="float" office:value="8878.8" calcext:value-type="float">
            <text:p>8879</text:p>
          </table:table-cell>
          <table:table-cell table:style-name="ce83" table:formula="of:=[.F93]*2" office:value-type="float" office:value="17757.6" calcext:value-type="float">
            <text:p>17758</text:p>
          </table:table-cell>
          <table:table-cell table:style-name="ce83" table:formula="of:=25+8*[.C93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Bleeding Tree Ghost</text:p>
          </table:table-cell>
          <table:table-cell office:value-type="string" calcext:value-type="string">
            <text:p>mq7004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94]+[.E94]+20*[.C94])*(1+0.1*[.C94])" office:value-type="float" office:value="19000" calcext:value-type="float">
            <text:p>19000</text:p>
          </table:table-cell>
          <table:table-cell table:style-name="ce83" table:formula="of:=[.F94]*2" office:value-type="float" office:value="38000" calcext:value-type="float">
            <text:p>38000</text:p>
          </table:table-cell>
          <table:table-cell table:style-name="ce83" table:formula="of:=90+10*[.C94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Hermit</text:p>
          </table:table-cell>
          <table:table-cell office:value-type="string" calcext:value-type="string">
            <text:p>mq7006</text:p>
          </table:table-cell>
          <table:table-cell table:style-name="ce83" office:value-type="float" office:value="46" calcext:value-type="float">
            <text:p>46</text:p>
          </table:table-cell>
          <table:table-cell table:style-name="ce83" office:value-type="float" office:value="500" calcext:value-type="float">
            <text:p>50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table:formula="of:=([.D95]+[.E95]+8*[.C95])*(1+0.1*[.C95])" office:value-type="float" office:value="10460.8" calcext:value-type="float">
            <text:p>10461</text:p>
          </table:table-cell>
          <table:table-cell table:style-name="ce83" table:formula="of:=[.F95]*2" office:value-type="float" office:value="20921.6" calcext:value-type="float">
            <text:p>20922</text:p>
          </table:table-cell>
          <table:table-cell table:style-name="ce83" table:formula="of:=25+8*[.C95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q7009</text:p>
          </table:table-cell>
          <table:table-cell table:style-name="ce83" office:value-type="float" office:value="43" calcext:value-type="float">
            <text:p>43</text:p>
          </table:table-cell>
          <table:table-cell table:style-name="ce83" office:value-type="float" office:value="1100" calcext:value-type="float">
            <text:p>11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96]+[.E96]+8*[.C96])*(1+0.1*[.C96])" office:value-type="float" office:value="18253.2" calcext:value-type="float">
            <text:p>18253</text:p>
          </table:table-cell>
          <table:table-cell table:style-name="ce83" table:formula="of:=[.F96]*2" office:value-type="float" office:value="36506.4" calcext:value-type="float">
            <text:p>36506</text:p>
          </table:table-cell>
          <table:table-cell table:style-name="ce83" table:formula="of:=25+8*[.C96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Dracolizard</text:p>
          </table:table-cell>
          <table:table-cell office:value-type="string" calcext:value-type="string">
            <text:p>mq7010</text:p>
          </table:table-cell>
          <table:table-cell table:style-name="ce83" office:value-type="float" office:value="38" calcext:value-type="float">
            <text:p>38</text:p>
          </table:table-cell>
          <table:table-cell table:style-name="ce83" office:value-type="float" office:value="900" calcext:value-type="float">
            <text:p>900</text:p>
          </table:table-cell>
          <table:table-cell table:style-name="ce83" office:value-type="float" office:value="1000" calcext:value-type="float">
            <text:p>1000</text:p>
          </table:table-cell>
          <table:table-cell table:style-name="ce83" table:formula="of:=([.D97]+[.E97]+8*[.C97])*(1+0.1*[.C97])" office:value-type="float" office:value="10579.2" calcext:value-type="float">
            <text:p>10579</text:p>
          </table:table-cell>
          <table:table-cell table:style-name="ce83" table:formula="of:=[.F97]*2" office:value-type="float" office:value="21158.4" calcext:value-type="float">
            <text:p>21158</text:p>
          </table:table-cell>
          <table:table-cell table:style-name="ce83" table:formula="of:=25+8*[.C97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Basilisk</text:p>
          </table:table-cell>
          <table:table-cell office:value-type="string" calcext:value-type="string">
            <text:p>mq7018</text:p>
          </table:table-cell>
          <table:table-cell table:style-name="ce83" office:value-type="float" office:value="47" calcext:value-type="float">
            <text:p>47</text:p>
          </table:table-cell>
          <table:table-cell table:style-name="ce83" office:value-type="float" office:value="1350" calcext:value-type="float">
            <text:p>135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formula="of:=([.D98]+[.E98]+20*[.C98])*(1+0.1*[.C98])" office:value-type="float" office:value="24453" calcext:value-type="float">
            <text:p>24453</text:p>
          </table:table-cell>
          <table:table-cell table:style-name="ce83" table:formula="of:=[.F98]*2" office:value-type="float" office:value="48906" calcext:value-type="float">
            <text:p>48906</text:p>
          </table:table-cell>
          <table:table-cell table:style-name="ce83" table:formula="of:=90+10*[.C98]"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5" office:value-type="string" calcext:value-type="string">
            <text:p>Free DL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ve Troll</text:p>
          </table:table-cell>
          <table:table-cell office:value-type="string" calcext:value-type="string">
            <text:p>mh201</text:p>
          </table:table-cell>
          <table:table-cell office:value-type="float" office:value="28" calcext:value-type="float">
            <text:p>28</text:p>
          </table:table-cell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formula="of:=([.D101]+[.E101]+20*[.C101])*(1+0.1*[.C101])" office:value-type="float" office:value="14858" calcext:value-type="float">
            <text:p>14858</text:p>
          </table:table-cell>
          <table:table-cell table:formula="of:=[.F101]*2" office:value-type="float" office:value="29716" calcext:value-type="float">
            <text:p>29716</text:p>
          </table:table-cell>
          <table:table-cell table:formula="of:=90+10*[.C101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Werewolf</text:p>
          </table:table-cell>
          <table:table-cell office:value-type="string" calcext:value-type="string">
            <text:p>dlc12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D102]+[.E102]+20*[.C102])*(1+0.1*[.C102])" office:value-type="float" office:value="5548" calcext:value-type="float">
            <text:p>5548</text:p>
          </table:table-cell>
          <table:table-cell table:formula="of:=[.F102]*2" office:value-type="float" office:value="11096" calcext:value-type="float">
            <text:p>11096</text:p>
          </table:table-cell>
          <table:table-cell table:formula="of:=90+10*[.C102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dlc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([.D103]+[.E103]+20*[.C103])*(1+0.1*[.C103])" office:value-type="float" office:value="5928" calcext:value-type="float">
            <text:p>5928</text:p>
          </table:table-cell>
          <table:table-cell table:formula="of:=[.F103]*2" office:value-type="float" office:value="11856" calcext:value-type="float">
            <text:p>11856</text:p>
          </table:table-cell>
          <table:table-cell table:formula="of:=90+10*[.C103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Gaetan</text:p>
          </table:table-cell>
          <table:table-cell office:value-type="string" calcext:value-type="string">
            <text:p>dlc15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([.D104]+[.E104]+8*[.C104])*(1+0.1*[.C104])" office:value-type="float" office:value="5950" calcext:value-type="float">
            <text:p>5950</text:p>
          </table:table-cell>
          <table:table-cell table:formula="of:=[.F104]*2" office:value-type="float" office:value="11900" calcext:value-type="float">
            <text:p>11900</text:p>
          </table:table-cell>
          <table:table-cell table:formula="of:=25+8*[.C104]" office:value-type="float" office:value="225" calcext:value-type="float">
            <text:p>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8:38:15.86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8:03:30.116000000</meta:creation-date>
    <dc:date>2019-06-22T18:45:55.065000000</dc:date>
    <meta:editing-duration>P3DT4H31M39S</meta:editing-duration>
    <meta:editing-cycles>483</meta:editing-cycles>
    <meta:generator>LibreOffice/5.0.1.2$Windows_x86 LibreOffice_project/81898c9f5c0d43f3473ba111d7b351050be20261</meta:generator>
    <meta:document-statistic meta:table-count="5" meta:cell-count="2487" meta:object-count="0"/>
  </office:meta>
</office:document-meta>
</file>